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IPAゴシック" svg:font-family="IPAゴシック" style:font-family-generic="system" style:font-pitch="variable"/>
    <style:font-face style:name="IPA明朝" svg:font-family="IPA明朝"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text-properties fo:color="#000000" officeooo:paragraph-rsid="00093019"/>
    </style:style>
    <style:style style:name="T1" style:family="text">
      <style:text-properties fo:font-variant="normal" fo:text-transform="none" fo:color="#d4d4d4" style:font-name="Droid Sans Mono" fo:font-size="10.5pt" fo:letter-spacing="normal" fo:font-style="normal" fo:font-weight="normal"/>
    </style:style>
    <style:style style:name="T2" style:family="text">
      <style:text-properties fo:font-variant="normal" fo:text-transform="none" fo:color="#d4d4d4" fo:letter-spacing="normal" style:font-name-asian="Droid Sans Mono" style:font-size-asian="10.5pt" style:font-style-asian="normal" style:font-weight-asian="normal"/>
    </style:style>
    <style:style style:name="T3" style:family="text">
      <style:text-properties fo:font-variant="normal" fo:text-transform="none" style:font-name="Droid Sans Mono" fo:font-size="10.5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1</text:span></text:p>
      <text:p text:style-name="P1"><text:span text:style-name="T3">大学のオンライン授業初っ端からサーバーダウン。しっかりしてくれよ!たのむよ。。</text:span></text:p>
      <text:p text:style-name="P1"><text:span text:style-name="T3">right= -1 wrong= 1</text:span></text:p>
      <text:p text:style-name="P1"><text:span text:style-name="T3">[0.38475212 0.61524788]</text:span></text:p>
      <text:p text:style-name="P1"><text:span text:style-name="T3">[('し', -0.3117259181007808), ('よ', -0.2925091510517965), ('。', -0.059082665727302607), ('ダウン', -0.02212284340450782), ('の', -0.007978996261714949), ('授業', -0.0018681493787261875), ('初っ端', -0.000631772752494806), ('オンライン', 0.008064933096911331), ('大学', 0.030371114955063526), ('くれ', 0.07376865100243572), ('て', 0.07624788441327124), ('サーバー', 0.0774902663461755), ('しっかり', 0.18290710531807808), ('!', 0.4001186406829324)]</text:span></text:p>
      <text:p text:style-name="P1"><text:span text:style-name="T3"/></text:p>
      <text:p text:style-name="P1"><text:span text:style-name="T3">2</text:span></text:p>
      <text:p text:style-name="P1"><text:span text:style-name="T3">オンライン授業 負担ずしり 大学生、pcや機材確保\s必要</text:span></text:p>
      <text:p text:style-name="P1"><text:span text:style-name="T3">right= -1 wrong= 1</text:span></text:p>
      <text:p text:style-name="P1"><text:span text:style-name="T3">[0.38625506 0.61374494]</text:span></text:p>
      <text:p text:style-name="P1"><text:span text:style-name="T3">[('必要', -0.06215442156698984), ('s', -0.05111937038897405), ('負担', -0.04631509840494717), ('確保', -0.022864175433216772), ('pc', -0.014413756117734013), ('\\', -0.005808941081691005), ('や', -0.002376992819238504), ('授業', -0.0017939611274699798), ('機材', 0.002963552417274076), ('オンライン', 0.007744657165140748), ('大学生', 0.033494461548046875), ('、', 0.10426774663671708), (' ', 0.20508091786749705)]</text:span></text:p>
      <text:p text:style-name="P1"><text:span text:style-name="T3"/></text:p>
      <text:p text:style-name="P1"><text:span text:style-name="T3">7</text:span></text:p>
      <text:p text:style-name="P1"><text:span text:style-name="T3">オンライン授業はよ</text:span></text:p>
      <text:p text:style-name="P1"><text:span text:style-name="T3">right= 1 wrong= -1</text:span></text:p>
      <text:p text:style-name="P1"><text:span text:style-name="T3">[0.53160822 0.46839178]</text:span></text:p>
      <text:p text:style-name="P1"><text:span text:style-name="T3">[('よ', -0.2889896629110484), ('は', -0.16623335972643533), ('授業', -0.003691343380433019), ('オンライン', 0.015935790649256334)]</text:span></text:p>
      <text:p text:style-name="P1"><text:span text:style-name="T3"/></text:p>
      <text:p text:style-name="P1"><text:span text:style-name="T3">15</text:span></text:p>
      <text:p text:style-name="P1"><text:span text:style-name="T3">オンライン授業とかやりにくい極まりない授業でも授業料同じなの??。リアタイ出来るのが先着順の科目もあるし、東進かよって笑</text:span></text:p>
      <text:p text:style-name="P1"><text:span text:style-name="T3">right= -1 wrong= 1</text:span></text:p>
      <text:p text:style-name="P1"><text:span text:style-name="T3">[0.49836573 0.50163427]</text:span></text:p>
      <text:p text:style-name="P1"><text:span text:style-name="T3">[('にくい', -0.23080324863399368), ('し', -0.2059004264486556), ('か', -0.19537716269941485), ('が', -0.09755898286546572), ('よって', -0.0672722290403252), ('極まりない', -0.06553411968914528), ('とか', -0.06210799079230239), ('料', -0.026772765447513888), ('の', -0.01581080016954056), ('な', -0.011511766015697084), ('授業', -0.0037018361138500687), ('で', 0.0051145325059727765), ('オンライン', 0.005327029507366974), ('順', 0.007027115435311857), ('リア', 0.009482396006220162), ('タイ', 0.013754800645414803), ('出来る', 0.04011057656413752), ('、', 0.07171877994813229), ('やり', 0.0840135669546416), ('ある', 0.08924137681249456), ('笑', 0.1303298151383144), ('も', 0.2163915859528589)]</text:span></text:p>
      <text:p text:style-name="P1"><text:span text:style-name="T3"/></text:p>
      <text:p text:style-name="P1"><text:span text:style-name="T3">18</text:span></text:p>
      <text:p text:style-name="P1"><text:span text:style-name="T3">オンライン授業めんどいよぉぉぉ( ́;ω;`)</text:span></text:p>
      <text:p text:style-name="P1"><text:span text:style-name="T3">right= -1 wrong= 1</text:span></text:p>
      <text:p text:style-name="P1"><text:span text:style-name="T3">[0.38688518 0.61311482]</text:span></text:p>
      <text:p text:style-name="P1"><text:span text:style-name="T3">[('よ', -0.16648204143972037), (';`)', -0.04304288207478918), (';', -0.009927381131671494), ('授業', -0.0021265202894770827), ('オンライン', 0.00918033860630097), ('(', 0.038110087146158815), ('́', 0.08334653095564054), ('ω', 0.11344016926908737), (' ', 0.12154910330884902)]</text:span></text:p>
      <text:p text:style-name="P1"><text:span text:style-name="T3"/></text:p>
      <text:p text:style-name="P1"><text:span text:style-name="T3">19</text:span></text:p>
      <text:p text:style-name="P1"><text:span text:style-name="T3">t・м・tの0週間「オンライン授業開始、0週間ぶりのあふれる笑顔」をアップしました。。</text:span></text:p>
      <text:p text:style-name="P1"><text:span text:style-name="T3">right= 1 wrong= -1</text:span></text:p>
      <text:p text:style-name="P1"><text:span text:style-name="T3">[0.68548255 0.31451745]</text:span></text:p>
      <text:p text:style-name="P1"><text:soft-page-break/><text:span text:style-name="T3">[('t', -0.4038904279592372), ('・', -0.2933743344127586), ('し', -0.24765358399689053), ('週間', -0.22713616051667612), ('0', -0.07763950826496076), ('を', -0.048326776709707635), ('開始', -0.03294860218277911), ('。', -0.031292519207479386), ('の', -0.012677977070053253), ('「', -0.002051559290629522), ('授業', -0.0014841688233749274), ('オンライン', 0.006407261861041352), ('た', 0.008846034850490361), ('アップ', 0.015012705291195763), ('м', 0.015807841247456423), ('」', 0.02925450562564766), ('笑顔', 0.04950217989269088), ('あふれる', 0.07192257793658492), ('、', 0.08626214719603004)]</text:span></text:p>
      <text:p text:style-name="P1"><text:span text:style-name="T3"/></text:p>
      <text:p text:style-name="P1"><text:span text:style-name="T3">26</text:span></text:p>
      <text:p text:style-name="P1"><text:span text:style-name="T3">zoomを使ったオンライン授業もノウハウが必要で、最大の問題点は参加する側が「疲れる」ということ。。リアルでもディスカッションは疲れますよね。しかもずっと画面を見っぱなしだから当たり前かも🙈。。zoom✖️文字ベースのsnsやチャットのハイブリッドが最適なのではという仮説ができた🤔</text:span></text:p>
      <text:p text:style-name="P1"><text:span text:style-name="T3">right= -1 wrong= 1</text:span></text:p>
      <text:p text:style-name="P1"><text:span text:style-name="T3">[0.42880339 0.57119661]</text:span></text:p>
      <text:p text:style-name="P1"><text:span text:style-name="T3">[('が', -0.37683570680728307), ('は', -0.16098140597669724), ('側', -0.11365827349166037), ('画面', -0.10568428345476466), ('よ', -0.0932864545053051), ('しかも', -0.09015854295930142), ('を', -0.0775988430456127), ('文字', -0.07590283359350732), ('する', -0.07430531747262814), ('。', -0.06280843281430863), ('疲れる', -0.060444204763554915), ('だ', -0.05776268333594613), ('最大', -0.0444410912047129), ('ね', -0.04427613127067021), ('必要', -0.041283805782892195), ('でき', -0.03795948620479671), ('という', -0.036661960078798406), ('っぱなし', -0.030868704601123512), ('チャット', -0.02328019852874838), ('の', -0.020357168836325875), ('な', -0.011116466048819548), ('かも', -0.0053704917961622176), ('ハイブリッド', -0.0033880116403090066), ('「', -0.0016471057892875134), ('や', -0.001578830715864778), ('授業', -0.0011915731962641733), ('疲れ', 0.002222714718435001), ('オンライン', 0.00514410582867628), ('た', 0.01420417658025458), ('で', 0.014816717143322038), ('当たり前', 0.018189010729232104), ('」', 0.023487142584098907), ('使っ', 0.031801271963935986), ('参加', 0.0423513356325081), ('、', 0.06925604475186994), ('ベース', 0.07908501747184389), ('問題', 0.12241142261690352), ('ずっと', 0.12696813977593294), ('️', 0.1604341597610869), ('最適', 0.20092144121853678), ('も', 0.20896096352332869), ('リアル', 0.24101929841976985), ('ます', 0.2619331179326169)]</text:span></text:p>
      <text:p text:style-name="P1"><text:span text:style-name="T3"/></text:p>
      <text:p text:style-name="P1"><text:span text:style-name="T3">30</text:span></text:p>
      <text:p text:style-name="P1"><text:span text:style-name="T3">おはよー!。昨日0時前まで起きてたから眠い((。また0日間オンライン授業🥱🥱。今日も0日がんばろー!</text:span></text:p>
      <text:p text:style-name="P1"><text:span text:style-name="T3">right= -1 wrong= 1</text:span></text:p>
      <text:p text:style-name="P1"><text:span text:style-name="T3">[0.26581746 0.73418254]</text:span></text:p>
      <text:p text:style-name="P1"><text:span text:style-name="T3">[('0', -0.13195698091457925), ('起き', -0.12670408535512132), ('は', -0.07573129371377821), ('今日', -0.0481897218381004), ('日間', -0.02593092098577549), ('眠い', -0.02420163844859316), ('。', -0.017728372457565856), ('授業', -0.0016816733428358201), ('よー', 0.0025935428066623622), ('オンライン', 0.007259902851065303), ('た', 0.010023213507502925), ('ー', 0.017676854211291403), ('!。', 0.04869747984102552), ('まで', 0.06026829015225031), ('て', 0.06863692814161126), ('昨日', 0.09857072182346024), ('お', 0.10392361582032135), ('も', 0.14745383798166742), ('また', 0.22641191548348388), ('!', 0.36017936235216497)]</text:span></text:p>
      <text:p text:style-name="P1"><text:span text:style-name="T3"/></text:p>
      <text:p text:style-name="P1"><text:span text:style-name="T3">32</text:span></text:p>
      <text:p text:style-name="P1"><text:span text:style-name="T3">オンライン授業のサイトクソ重くて笑う</text:span></text:p>
      <text:p text:style-name="P1"><text:span text:style-name="T3">right= -1 wrong= 1</text:span></text:p>
      <text:p text:style-name="P1"><text:span text:style-name="T3">[0.41046899 0.58953101]</text:span></text:p>
      <text:p text:style-name="P1"><text:span text:style-name="T3">[('重く', -0.05627574273563709), ('の', -0.011755550840823484), ('笑う', -0.0077853581358812785), ('授業', -0.002752366874169751), ('オンライン', 0.011882162610288507), ('て', 0.11233692212970034)]</text:span></text:p>
      <text:p text:style-name="P1"><text:span text:style-name="T3"/></text:p>
      <text:p text:style-name="P1"><text:span text:style-name="T3">36</text:span></text:p>
      <text:p text:style-name="P1"><text:span text:style-name="T3">熊本市オンライン授業スタートだって。やっぱり音楽好きな人は間違いないってことが私の中で実証されたよ。熊本市長素晴らしい。他のとこは何をやってんの</text:span></text:p>
      <text:p text:style-name="P1"><text:span text:style-name="T3">right= 1 wrong= -1</text:span></text:p>
      <text:p text:style-name="P1"><text:span text:style-name="T3">[0.56878179 0.43121821]</text:span></text:p>
      <text:p text:style-name="P1"><text:soft-page-break/><text:span text:style-name="T3">[('ない', -0.5219824459701808), ('ん', -0.42251265028720875), ('って', -0.1853735267153588), ('とこ', -0.1514373853169908), ('は', -0.14770489353786456), ('が', -0.12965894481151935), ('よ', -0.12838935417074335), ('だって', -0.0829364541172925), ('れ', -0.05581188688228311), ('を', -0.05339931395107591), ('。', -0.05186562723346091), ('の', -0.021013048787474495), ('な', -0.01529949770561568), ('実証', -0.01121007113142217), ('間違い', -0.004625507884430821), ('授業', -0.0016399520587077891), ('市長', 0.00469349229689544), ('で', 0.006797373941906772), ('オンライン', 0.007079789114422235), ('た', 0.009774543728437944), ('スタート', 0.009942504993116701), ('さ', 0.033234271296707765), ('やっ', 0.041289065873805146), ('て', 0.06693408805505648), ('やっぱり', 0.16382667561851857), ('音楽', 0.29359153773234264), ('好き', 0.3370929801900448), ('素晴らしい', 0.4173447478904425)]</text:span></text:p>
      <text:p text:style-name="P1"><text:span text:style-name="T3"/></text:p>
      <text:p text:style-name="P1"><text:span text:style-name="T3">37</text:span></text:p>
      <text:p text:style-name="P1"><text:span text:style-name="T3">これまで二限に間に合うためには0時0分までに起きなきゃ行けなかったけどオンライン授業だとそれでも一限に間に合うの神だな</text:span></text:p>
      <text:p text:style-name="P1"><text:span text:style-name="T3">right= 1 wrong= -1</text:span></text:p>
      <text:p text:style-name="P1"><text:span text:style-name="T3">[0.50963256 0.49036744]</text:span></text:p>
      <text:p text:style-name="P1"><text:span text:style-name="T3">[('なかっ', -0.24108770778442395), ('なきゃ', -0.1820775524004235), ('だ', -0.14442310580529363), ('起き', -0.11223518538636029), ('0', -0.07792548637750554), ('は', -0.0670832022952703), ('と', -0.023290133879464662), ('な', -0.013897160412477948), ('の', -0.006362337626451875), ('授業', -0.0014896356251140376), ('それでも', 0.001222830892243093), ('オンライン', 0.006430862431093231), ('た', 0.008878618420461145), ('けど', 0.04448311595946196), ('間に合う', 0.05536548630393227), ('に', 0.07128097666491862), ('行け', 0.07753869045113582), ('まで', 0.10677197501877328), ('神', 0.14298708831294601)]</text:span></text:p>
      <text:p text:style-name="P1"><text:span text:style-name="T3"/></text:p>
      <text:p text:style-name="P1"><text:span text:style-name="T3">40</text:span></text:p>
      <text:p text:style-name="P1"><text:span text:style-name="T3">ほぼ全部オンライン授業になるとしたら少なくとも教養学部(から少しはみ出る分野)なら放送大学が超一流。ほぼ実質国立のようなもので、学費は明らかに少ない。。いろいろひっくり返る時なのかもしれない。。ある意味ちょうどいいタイミングかもしれないので休学中に少し考える。</text:span></text:p>
      <text:p text:style-name="P1"><text:span text:style-name="T3">right= 1 wrong= -1</text:span></text:p>
      <text:p text:style-name="P1"><text:span text:style-name="T3">[0.52500589 0.47499411]</text:span></text:p>
      <text:p text:style-name="P1"><text:span text:style-name="T3">[('ない', -0.7254039850273997), ('し', -0.19014569995116004), ('なら', -0.16807077967793502), ('意味', -0.13453777677526937), ('たら', -0.12190833984094308), ('明らか', -0.0945173838288116), ('が', -0.09009413629409378), ('。', -0.07207815697933927), ('少なくとも', -0.05782107067393053), ('タイミング', -0.05661598869749921), ('は', -0.05131672492418244), ('な', -0.02126185792310185), ('と', -0.017816284149335185), ('実質', -0.01745216216867114), ('かも', -0.010271846560383328), ('の', -0.009734011456827132), ('教養', -0.006642295740938282), ('ひっくり返る', -0.0019740067128931936), ('授業', -0.0011395285108002254), ('で', 0.004723187707984973), ('オンライン', 0.004919425237768322), ('分野', 0.00915164886220941), ('なる', 0.019121410578706498), ('(', 0.020421874678095878), ('一流', 0.02402416530257557), ('ほぼ', 0.029147206952122397), ('考える', 0.03222024037904213), ('に', 0.0408959264020398), ('少ない', 0.05634725735805429), ('、', 0.06623112855126326), ('超', 0.06792658446043308), (')', 0.07551282354230124), ('しれ', 0.0823871573895939), ('ある', 0.08241296218416742), ('ちょうど', 0.1218608436460999), ('ので', 0.14364996301073618), ('いい', 0.25550337879661317), ('少し', 0.29586091677589704)]</text:span></text:p>
      <text:p text:style-name="P1"><text:span text:style-name="T3"/></text:p>
      <text:p text:style-name="P1"><text:span text:style-name="T3">43</text:span></text:p>
      <text:p text:style-name="P1"><text:span text:style-name="T3">おはようございます!。今日からいよいよ前期の講義が始まりますね✨。しばらくはオンライン授業が続くのでやり辛いところもあるかもしれませんが、みんなで乗り越えていきましょう💪。サークルのことや学校のこと、授業のことで分からないことがあったら気軽にdm等で質問してくださいね😄</text:span></text:p>
      <text:p text:style-name="P1"><text:span text:style-name="T3">right= 1 wrong= -1</text:span></text:p>
      <text:p text:style-name="P1"><text:span text:style-name="T3">[0.57394647 0.42605353]</text:span></text:p>
      <text:p text:style-name="P1"><text:span text:style-name="T3">[('ない', -0.31151332837915585), ('が', -0.30951607483499977), ('ませ', -0.26800706113350875), ('ん', -0.25215085869149256), ('し', -0.1633101584533833), ('たら', -0.10470323705099308), ('ください', -0.10295267718116174), ('う', -</text:span><text:soft-page-break/><text:span text:style-name="T3">0.09714511007190509), ('分から', -0.08597515596966851), ('ね', -0.07273288657216055), ('ましょ', -0.07012364425713995), ('しばらく', -0.063572149814885), ('は', -0.04407432027560711), ('質問', -0.04130625645413392), ('今日', -0.02804559555409308), ('の', -0.01672047228845881), ('サークル', -0.014173360578267626), ('いよいよ', -0.013065096995735229), ('。', -0.010317610162756946), ('乗り越え', -0.007203336488999698), ('かも', -0.004411082895421552), ('辛い', -0.004227063818726193), ('授業', -0.0019574103617250624), ('や', -0.0012967812688018724), ('前期', 0.0), ('続く', 0.000977148141162447), ('おはよう', 0.0037512783736285984), ('オンライン', 0.004225139539236875), ('dm', 0.010249714710005244), ('に', 0.011708074777272528), ('で', 0.012169791899489007), ('✨。', 0.01597226486640753), ('いき', 0.016951325037644845), ('😄', 0.025919656837652228), ('!。', 0.02834110204481809), ('学校', 0.035350167426921625), ('しれ', 0.03537986851996734), ('気軽', 0.050581078692601436), ('始まり', 0.05112770369346971), ('やり', 0.06663545660512657), ('ある', 0.0707818999660053), ('て', 0.07989104121422998), ('も', 0.08581561679949361), ('あっ', 0.08713251630031214), ('ござい', 0.11376736590357077), ('、', 0.113767664491297), ('ので', 0.12337643305702772), ('ます', 0.430280406380162)]</text:span></text:p>
      <text:p text:style-name="P1"><text:span text:style-name="T3"/></text:p>
      <text:p text:style-name="P1"><text:span text:style-name="T3">44</text:span></text:p>
      <text:p text:style-name="P1"><text:span text:style-name="T3">オンライン授業をしたい教職員は必見!googleが遠隔授業のやり方を解説する「家から教えよう」|webマスターの手帳</text:span></text:p>
      <text:p text:style-name="P1"><text:span text:style-name="T3">right= 1 wrong= -1</text:span></text:p>
      <text:p text:style-name="P1"><text:span text:style-name="T3">[0.52440838 0.47559162]</text:span></text:p>
      <text:p text:style-name="P1"><text:span text:style-name="T3">[('し', -0.22688976798690486), ('う', -0.1349654650636355), ('が', -0.10750407548526218), ('を', -0.08854990893536348), ('する', -0.08479158757234204), ('マスター', -0.06755418883941183), ('は', -0.06123325331514834), ('google', -0.0506009935777749), ('解説', -0.04343590899895162), ('web', -0.024058201296550296), ('やり方', -0.02130861433312358), ('手帳', -0.018978507925515635), ('の', -0.011615027852792144), ('授業', -0.0027194657517507427), ('「', -0.001879552090262323), ('遠隔', 0.0023387016297479295), ('オンライン', 0.0058700630680203255), ('」', 0.026801744141357307), ('|', 0.03790888602459939), ('たい', 0.04541605650979864), ('必見', 0.12243460037884298), ('!', 0.29122642770575224)]</text:span></text:p>
      <text:p text:style-name="P1"><text:span text:style-name="T3"/></text:p>
      <text:p text:style-name="P1"><text:span text:style-name="T3">45</text:span></text:p>
      <text:p text:style-name="P1"><text:span text:style-name="T3">ハッ、来週からオンライン授業スタート..?</text:span></text:p>
      <text:p text:style-name="P1"><text:span text:style-name="T3">right= -1 wrong= 1</text:span></text:p>
      <text:p text:style-name="P1"><text:span text:style-name="T3">[0.44698624 0.55301376]</text:span></text:p>
      <text:p text:style-name="P1"><text:span text:style-name="T3">[('..?', -0.2306331079928715), ('来週', -0.012693077334227167), ('授業', -0.002071136976916399), ('ハッ', 0.0), ('オンライン', 0.008941244925905987), ('スタート', 0.01255664129026171), ('、', 0.12037762817280946)]</text:span></text:p>
      <text:p text:style-name="P1"><text:span text:style-name="T3"/></text:p>
      <text:p text:style-name="P1"><text:span text:style-name="T3">47</text:span></text:p>
      <text:p text:style-name="P1"><text:span text:style-name="T3">東海大学は遠隔授業をスムースに行うために、学生諸君に0万円の補助をすると決定したことが分かった。賛成だ。</text:span></text:p>
      <text:p text:style-name="P1"><text:span text:style-name="T3">right= 1 wrong= -1</text:span></text:p>
      <text:p text:style-name="P1"><text:span text:style-name="T3">[0.60546714 0.39453286]</text:span></text:p>
      <text:p text:style-name="P1"><text:span text:style-name="T3">[('し', -0.25407294019700727), ('が', -0.12038390617631561), ('を', -0.09915888194078255), ('する', -0.09495028422665737), ('だ', -0.07381144966459292), ('は', -0.06856947691226785), ('0', -0.039825989638365394), ('。', -0.03210364345591476), ('決定', -0.02864232446562595), ('賛成', -0.027339304902511512), ('と', -0.0238061428597629), ('分かっ', -0.019484943369334984), ('諸君', -0.014666999797329886), ('補助', -0.007293833523216902), ('の', -0.006503299604941541), ('授業', -0.001522639529853665), ('スムース', 0.0), ('学生', 0.0009592032275029029), ('行う', 0.002589260998480923), ('遠隔', 0.0026188964120580525), ('た', 0.018150660671056546), ('に', 0.05464519190134481), ('、', 0.08849812311247457)]</text:span></text:p>
      <text:p text:style-name="P1"><text:span text:style-name="T3"/></text:p>
      <text:p text:style-name="P1"><text:soft-page-break/><text:span text:style-name="T3">50</text:span></text:p>
      <text:p text:style-name="P1"><text:span text:style-name="T3">おはよう︎︎☁︎︎*.。遠隔授業やだーーーー</text:span></text:p>
      <text:p text:style-name="P1"><text:span text:style-name="T3">right= -1 wrong= 1</text:span></text:p>
      <text:p text:style-name="P1"><text:span text:style-name="T3">[0.44894569 0.55105431]</text:span></text:p>
      <text:p text:style-name="P1"><text:span text:style-name="T3">[('だ', -0.11084948062034541), ('ーーーー', -0.007977088448222685), ('や', -0.0030298551717757066), ('授業', -0.0022866886075704677), ('遠隔', 0.003933038957970482), ('おはよう', 0.008764647095504499)]</text:span></text:p>
      <text:p text:style-name="P1"><text:span text:style-name="T3"/></text:p>
      <text:p text:style-name="P1"><text:span text:style-name="T3">51</text:span></text:p>
      <text:p text:style-name="P1"><text:span text:style-name="T3">おはようございます!。今日からいよいよ前期の講義が始まりますね✨。しばらくはオンライン授業が続くのでやり辛いところもあるかもしれませんが、みんなで乗り越えていきましょう💪。サークルのことや学校のこと、授業のことで分からないことがあ.. </text:span></text:p>
      <text:p text:style-name="P1"><text:span text:style-name="T3">right= 1 wrong= -1</text:span></text:p>
      <text:p text:style-name="P1"><text:span text:style-name="T3">[0.6292396 0.3707604]</text:span></text:p>
      <text:p text:style-name="P1"><text:span text:style-name="T3">[('ない', -0.3433812809028772), ('が', -0.341179707429766), ('..', -0.33176602568178226), ('ませ', -0.2954243031008551), ('ん', -0.2779460040722888), ('う', -0.10708309818878944), ('分から', -0.09477045279666703), ('あ', -0.0778249033082619), ('ましょ', -0.07729732436130846), ('しばらく', -0.07007560911363396), ('は', -0.04858314291047296), ('ね', -0.0400867466648392), ('今日', -0.030914672496218328), ('の', -0.018430984066029533), ('サークル', -0.01562330169109238), ('いよいよ', -0.014401662249441284), ('。', -0.01137310628722712), ('乗り越え', -0.007940241026722816), ('かも', -0.004862338644319709), ('辛い', -0.0046594943339494386), ('授業', -0.0021576543153351974), ('や', -0.001429442571362673), ('前期', 0.0), ('続く', 0.0010771108321112781), ('おはよう', 0.004135035825472055), ('オンライン', 0.004657373199809544), ('で', 0.00894317802817885), ('✨。', 0.01760623469077231), ('いき', 0.01868545315448847), ('!。', 0.031240409432831087), ('学校', 0.03896650533171773), ('しれ', 0.03899924485983783), ('て', 0.0440319651931825), ('始まり', 0.05635809059995627), ('やり', 0.07345229355569204), ('ある', 0.07802291992297475), ('も', 0.0945945926981798), ('ござい', 0.12540581821066127), ('、', 0.12540614734404515), ('ので', 0.13599789722250938), ('ます', 0.4742982839899473)]</text:span></text:p>
      <text:p text:style-name="P1"><text:span text:style-name="T3"/></text:p>
      <text:p text:style-name="P1"><text:span text:style-name="T3">53</text:span></text:p>
      <text:p text:style-name="P1"><text:span text:style-name="T3">大学の遠隔授業がカオス</text:span></text:p>
      <text:p text:style-name="P1"><text:span text:style-name="T3">right= -1 wrong= 1</text:span></text:p>
      <text:p text:style-name="P1"><text:span text:style-name="T3">[0.45347517 0.54652483]</text:span></text:p>
      <text:p text:style-name="P1"><text:span text:style-name="T3">[('が', -0.19055130301374507), ('の', -0.010293836219231998), ('授業', -0.002410130686479872), ('遠隔', 0.004145355800673163), ('カオス', 0.030189996545596315), ('大学', 0.03918228219293536)]</text:span></text:p>
      <text:p text:style-name="P1"><text:span text:style-name="T3"/></text:p>
      <text:p text:style-name="P1"><text:span text:style-name="T3">57</text:span></text:p>
      <text:p text:style-name="P1"><text:span text:style-name="T3">今日から遠隔授業やん😰。一気に現実に戻される、、</text:span></text:p>
      <text:p text:style-name="P1"><text:span text:style-name="T3">right= -1 wrong= 1</text:span></text:p>
      <text:p text:style-name="P1"><text:span text:style-name="T3">[0.34522649 0.65477351]</text:span></text:p>
      <text:p text:style-name="P1"><text:span text:style-name="T3">[('今日', -0.057002540260236705), ('。', -0.02097049383592592), ('やん', -0.00640283169748383), ('授業', -0.0019892136491598475), ('戻さ', 0.0), ('遠隔', 0.003421390543500666), ('に', 0.023796606585661823), ('現実', 0.03141932999376025), ('一気に', 0.046730827656824576), ('れる', 0.07347652812265212), ('、', 0.2312322397636447)]</text:span></text:p>
      <text:p text:style-name="P1"><text:span text:style-name="T3"/></text:p>
      <text:p text:style-name="P1"><text:span text:style-name="T3">60</text:span></text:p>
      <text:p text:style-name="P1"><text:span text:style-name="T3">遠隔授業を受けた生徒の方が成績が良いというデータを出すために学校行く選択をしたワイを褒めるべきなんだな</text:span></text:p>
      <text:p text:style-name="P1"><text:span text:style-name="T3">right= 1 wrong= -1</text:span></text:p>
      <text:p text:style-name="P1"><text:span text:style-name="T3">[0.68239018 0.31760982]</text:span></text:p>
      <text:p text:style-name="P1"><text:span text:style-name="T3">[('ん', -0.3914235765018933), ('し', -0.2535127051822764), ('が', -0.24023691536377634), ('出す', -0.20558140141106443), ('を', -0.19788046994824252), ('データ', -0.15491593807286097), ('だ', -0.07364869420327506), ('べき', -0.06346421749878504), ('な', -0.028347478384582226), ('という', -</text:span><text:soft-page-break/><text:span text:style-name="T3">0.02337240352073297), ('選択', -0.012629100324511942), ('褒める', -0.008239200220000244), ('の', -0.006488959722279701), ('成績', -0.0023474187100190292), ('授業', -0.0015192820846303525), ('生徒', -0.0008328547154652016), ('受け', 0.0011884845762354613), ('遠隔', 0.002613121702367008), ('た', 0.018110638165548722), ('に', 0.018174899451279335), ('学校', 0.05487543860049223), ('行く', 0.0838187923133208), ('良い', 0.4045043918846227)]</text:span></text:p>
      <text:p text:style-name="P1"><text:span text:style-name="T3"/></text:p>
      <text:p text:style-name="P1"><text:span text:style-name="T3">61</text:span></text:p>
      <text:p text:style-name="P1"><text:span text:style-name="T3">こっちも今日から通常授業なんよねー。もうちょいオンライン授業続いて欲しかった.. </text:span></text:p>
      <text:p text:style-name="P1"><text:span text:style-name="T3">right= 1 wrong= -1</text:span></text:p>
      <text:p text:style-name="P1"><text:span text:style-name="T3">[0.61783796 0.38216204]</text:span></text:p>
      <text:p text:style-name="P1"><text:span text:style-name="T3">[('..', -0.5569767578511281), ('よ', -0.14179303388074319), ('ねー', -0.1362999287545967), ('通常', -0.08460943372828607), ('続い', -0.06866875616866346), ('今日', -0.05190029335158242), ('。', -0.019093443499943887), ('授業', -0.0036223217933459557), ('オンライン', 0.00781890978620207), ('た', 0.010794993237617146), ('欲しかっ', 0.014862091943088546), ('て', 0.07392191881225288), ('も', 0.15880767008317964)]</text:span></text:p>
      <text:p text:style-name="P1"><text:span text:style-name="T3"/></text:p>
      <text:p text:style-name="P1"><text:span text:style-name="T3">62</text:span></text:p>
      <text:p text:style-name="P1"><text:span text:style-name="T3">文科省に抗議&amp;学校再開の反対とオンライン授業の実施のお願いをしましょう。</text:span></text:p>
      <text:p text:style-name="P1"><text:span text:style-name="T3">right= 1 wrong= -1</text:span></text:p>
      <text:p text:style-name="P1"><text:span text:style-name="T3">[0.59556638 0.40443362]</text:span></text:p>
      <text:p text:style-name="P1"><text:span text:style-name="T3">[('し', -0.27751748443867574), ('う', -0.16508138151350155), ('ましょ', -0.11916305475552554), ('お願い', -0.07377802857046253), ('抗議', -0.06724626791914323), ('を', -0.054154376799473394), ('再開', -0.04967951271109427), ('と', -0.026002851289501316), ('の', -0.021310171939384694), ('。', -0.0175330012835947), ('反対', -0.005801598422656897), ('授業', -0.0016631408748378563), ('実施', 0.0), ('オンライン', 0.007179896874976739), ('省', 0.007529286567475629), ('に', 0.019895856391175203), ('学校', 0.0600715205454022), ('&amp;', 0.08085221870807337)]</text:span></text:p>
      <text:p text:style-name="P1"><text:span text:style-name="T3"/></text:p>
      <text:p text:style-name="P1"><text:span text:style-name="T3">68</text:span></text:p>
      <text:p text:style-name="P1"><text:span text:style-name="T3">おはようございます。モヤモヤしたまま起きました🤦‍♀️。あーオンライン授業始まる、、</text:span></text:p>
      <text:p text:style-name="P1"><text:span text:style-name="T3">right= -1 wrong= 1</text:span></text:p>
      <text:p text:style-name="P1"><text:span text:style-name="T3">[0.28951238 0.71048762]</text:span></text:p>
      <text:p text:style-name="P1"><text:span text:style-name="T3">[('し', -0.30379913036956885), ('起き', -0.1371747545159142), ('。', -0.038386846533279444), ('あー', -0.035560425629660705), ('始まる', -0.03318193303528127), ('授業', -0.0018206447513741228), ('おはよう', 0.006978347939132314), ('オンライン', 0.007859852258220936), ('た', 0.021703038990395662), ('モヤモヤ', 0.026135908301876835), ('ござい', 0.2116367233567234), ('、', 0.2116372788071156), ('️', 0.24513274704895496), ('ます', 0.4002164179844068)]</text:span></text:p>
      <text:p text:style-name="P1"><text:span text:style-name="T3"/></text:p>
      <text:p text:style-name="P1"><text:span text:style-name="T3">69</text:span></text:p>
      <text:p text:style-name="P1"><text:span text:style-name="T3">オンライン授業じゃないのか..😢。頑張ってください💪👻 </text:span></text:p>
      <text:p text:style-name="P1"><text:span text:style-name="T3">right= 1 wrong= -1</text:span></text:p>
      <text:p text:style-name="P1"><text:span text:style-name="T3">[0.93062774 0.06937226]</text:span></text:p>
      <text:p text:style-name="P1"><text:span text:style-name="T3">[('ない', -0.9106230319954391), ('..', -0.8798201912027693), ('か', -0.45299327009736057), ('じゃ', -0.37731193915284045), ('ください', -0.30095366877095164), ('頑張っ', -0.07492671075728287), ('。', -0.030160678832724254), ('の', -0.012219418709092777), ('授業', -0.0028609738269109557), ('オンライン', 0.012351026512550151), ('て', 0.11676967813593336)]</text:span></text:p>
      <text:p text:style-name="P1"><text:span text:style-name="T3"/></text:p>
      <text:p text:style-name="P1"><text:span text:style-name="T3">70</text:span></text:p>
      <text:p text:style-name="P1"><text:span text:style-name="T3">..なんか遠隔授業になってから、きっと友達同士で教え合うとかできないので教育効果が著しく減少するかもと思ってたのですが、調べ物が必要な科目(これはかなり困難)はともかく、辞書があればなんと</text:span><text:soft-page-break/><text:span text:style-name="T3">かなる語学は予想以上に皆頑張ってて、大学に来られなくて社交できない分皆勉強してるのでは疑惑が..</text:span></text:p>
      <text:p text:style-name="P1"><text:span text:style-name="T3">right= 1 wrong= -1</text:span></text:p>
      <text:p text:style-name="P1"><text:span text:style-name="T3">[0.76262549 0.23737451]</text:span></text:p>
      <text:p text:style-name="P1"><text:span text:style-name="T3">[('ない', -0.6131747860125357), ('..', -0.5924334642493079), ('が', -0.38077715234104037), ('は', -0.17350950628186143), ('し', -0.1607277479656422), ('てる', -0.14302066788068804), ('でき', -0.061370426635428986), ('する', -0.06006600049818307), ('調べ', -0.05602498109979021), ('ば', -0.05505215221958808), ('なんか', -0.05323192445827006), ('思っ', -0.04923629806597497), ('とか', -0.04848206321324394), ('ともかく', -0.04180602468317064), ('られ', -0.04125327780354908), ('なく', -0.03916190731972142), ('必要', -0.033372485080028935), ('物', -0.02986667968197331), ('なんとか', -0.025300697358268176), ('頑張っ', -0.025226228758208145), ('同士', -0.022083650399065992), ('教育', -0.021998926759368237), ('と', -0.015059878972672722), ('辞書', -0.013176469232720804), ('な', -0.008986189386410992), ('疑惑', -0.008852899234034331), ('の', -0.008228036398032887), ('なっ', -0.006308325092595706), ('かも', -0.004341330794025584), ('合う', -0.004031626478247376), ('授業', -0.0009632289940325038), ('遠隔', 0.0016567263012700376), ('効果', 0.005269821002078868), ('た', 0.0057410970477324245), ('減少', 0.00795641152088591), ('で', 0.007984901301669395), ('語学', 0.008703466081178146), ('来', 0.010540063576588496), ('大学', 0.01565952853607385), ('教え', 0.016056174758037646), ('なる', 0.016163085786485346), ('(', 0.017262351591910925), ('皆', 0.02314222408770046), ('きっと', 0.0338615293248544), ('に', 0.03456880777875516), ('困難', 0.05088253918800562), (')', 0.0638300317787805), ('かなり', 0.06858601492286028), ('勉強', 0.07095650310094036), ('友達', 0.08039108316840032), ('予想', 0.10735907533024289), ('ので', 0.1214254913784211), ('です', 0.12511663377282525), ('て', 0.19656932640627583), ('、', 0.2239373310046299)]</text:span></text:p>
      <text:p text:style-name="P1"><text:span text:style-name="T3"/></text:p>
      <text:p text:style-name="P1"><text:span text:style-name="T3">71</text:span></text:p>
      <text:p text:style-name="P1"><text:span text:style-name="T3">オンライン授業くそほど受けてくるは!</text:span></text:p>
      <text:p text:style-name="P1"><text:span text:style-name="T3">right= -1 wrong= 1</text:span></text:p>
      <text:p text:style-name="P1"><text:span text:style-name="T3">[0.32502447 0.67497553]</text:span></text:p>
      <text:p text:style-name="P1"><text:span text:style-name="T3">[('くそ', -0.19543125696784786), ('は', -0.11919412539746871), ('授業', -0.002646799935322972), ('ほど', -0.0017887596280522517), ('受け', 0.002070504833391572), ('オンライン', 0.011426422663183456), ('くる', 0.04504553047171134), ('て', 0.10802824326134318), ('!', 0.5668893528221023)]</text:span></text:p>
      <text:p text:style-name="P1"><text:span text:style-name="T3"/></text:p>
      <text:p text:style-name="P1"><text:span text:style-name="T3">72</text:span></text:p>
      <text:p text:style-name="P1"><text:span text:style-name="T3">今日からオンライン授業だ〜。頑張ろ〜</text:span></text:p>
      <text:p text:style-name="P1"><text:span text:style-name="T3">right= 1 wrong= -1</text:span></text:p>
      <text:p text:style-name="P1"><text:span text:style-name="T3">[0.52295826 0.47704174]</text:span></text:p>
      <text:p text:style-name="P1"><text:span text:style-name="T3">[('〜', -0.35573018576987964), ('だ', -0.11099780919573757), ('今日', -0.06561461003049884), ('。', -0.024138762393912043), ('授業', -0.0022897484438604374), ('オンライン', 0.009885006102179527), ('頑張ろ', 0.14061157642408995)]</text:span></text:p>
      <text:p text:style-name="P1"><text:span text:style-name="T3"/></text:p>
      <text:p text:style-name="P1"><text:span text:style-name="T3">75</text:span></text:p>
      <text:p text:style-name="P1"><text:span text:style-name="T3">オンライン授業じゃなきゃ、他学科の学生と話したりしてないんだよなぁ..</text:span></text:p>
      <text:p text:style-name="P1"><text:span text:style-name="T3">right= 1 wrong= -1</text:span></text:p>
      <text:p text:style-name="P1"><text:span text:style-name="T3">[0.92565599 0.07434401]</text:span></text:p>
      <text:p text:style-name="P1"><text:span text:style-name="T3">[('ない', -0.6981952605989232), ('..', -0.6745780263551349), ('ん', -0.5651460738786447), ('し', -0.3660272876062305), ('じゃ', -0.2892935917803822), ('なきゃ', -0.26811956575205725), ('よ', -0.1717315194896238), ('だ', -0.10633562430562606), ('と', -0.034296048577896074), ('の', -0.0093689045084521), ('話し', -0.007302011941122015), ('授業', -0.002193573297031211), ('学生', 0.0013818652051406657), ('オンライン', 0.009469811185972017), ('なぁ', 0.04125739269451158), ('たり', 0.08527825471557765), ('て', 0.08952995146358073), ('、', 0.12749381313879438)]</text:span></text:p>
      <text:p text:style-name="P1"><text:soft-page-break/><text:span text:style-name="T3"/></text:p>
      <text:p text:style-name="P1"><text:span text:style-name="T3">78</text:span></text:p>
      <text:p text:style-name="P1"><text:span text:style-name="T3">おはしぐ!。今週もオンライン授業です..!。でも来週から学校に行けるかもしれないみたい!。やっと映像から開放されるのか..(?)。今日も一日頑張りましょー!</text:span></text:p>
      <text:p text:style-name="P1"><text:span text:style-name="T3">right= -1 wrong= 1</text:span></text:p>
      <text:p text:style-name="P1"><text:span text:style-name="T3">[0.29868618 0.70131382]</text:span></text:p>
      <text:p text:style-name="P1"><text:span text:style-name="T3">[('ない', -0.39861240714273444), ('か', -0.19829142407840192), ('ましょ', -0.08973020441981733), ('今日', -0.035887139762963184), ('頑張り', -0.02956593011105865), ('映像', -0.019478113159987483), ('今週', -0.017191956297421002), ('来週', -0.007675102254589428), ('かも', -0.005644420995399633), ('の', -0.00534887844297445), ('授業', -0.0012523509990938256), ('で', 0.005190821281732418), ('オンライン', 0.005406487905388282), ('ー', 0.013164046469937981), ('に', 0.014981650686532925), ('さ', 0.02537938389210154), ('開放', 0.032471314579355016), ('行ける', 0.04108283757047494), ('学校', 0.045234068809387025), ('しれ', 0.04527207432348598), ('れる', 0.046258682893722015), ('ぐ', 0.057528432069103956), ('!。', 0.07253053964620494), ('お', 0.07739246427165886), ('やっと', 0.10364229327089611), ('です', 0.16267153738041087), ('!', 0.26822746891739746), ('も', 0.3294289502237573)]</text:span></text:p>
      <text:p text:style-name="P1"><text:span text:style-name="T3"/></text:p>
      <text:p text:style-name="P1"><text:span text:style-name="T3">80</text:span></text:p>
      <text:p text:style-name="P1"><text:span text:style-name="T3">学校行く前にオンライン授業受けて学校で授業ってw</text:span></text:p>
      <text:p text:style-name="P1"><text:span text:style-name="T3">right= -1 wrong= 1</text:span></text:p>
      <text:p text:style-name="P1"><text:span text:style-name="T3">[0.39496923 0.60503077]</text:span></text:p>
      <text:p text:style-name="P1"><text:span text:style-name="T3">[('って', -0.1922428548037161), ('w', -0.01642966581463064), ('授業', -0.003401446485843825), ('受け', 0.001330420047143276), ('で', 0.0070492620759546615), ('オンライン', 0.007342142618102529), ('に', 0.02034544752897558), ('て', 0.06941444336410334), ('行く', 0.09382890098094775), ('学校', 0.12285794038846776)]</text:span></text:p>
      <text:p text:style-name="P1"><text:span text:style-name="T3"/></text:p>
      <text:p text:style-name="P1"><text:span text:style-name="T3">81</text:span></text:p>
      <text:p text:style-name="P1"><text:span text:style-name="T3">おはよ!。学校はまだ始まらないしまだ仕事はしてないからオンライン授業頑張るぞい! </text:span></text:p>
      <text:p text:style-name="P1"><text:span text:style-name="T3">right= 1 wrong= -1</text:span></text:p>
      <text:p text:style-name="P1"><text:span text:style-name="T3">[0.72564519 0.27435481]</text:span></text:p>
      <text:p text:style-name="P1"><text:span text:style-name="T3">[('ない', -1.1181447656835328), ('し', -0.5861848666563103), ('は', -0.2373002983868181), ('よ', -0.13751217636129753), ('仕事', -0.02582652916104425), ('始まら', -0.020723278461964978), ('頑張る', -0.01276134616833047), ('授業', -0.0017564803419852955), ('オンライン', 0.007582849961286537), ('!。', 0.050863722380677184), ('学校', 0.06344287880090231), ('て', 0.07169015048528814), ('お', 0.10854651947363811), ('まだ', 0.17286628287459732), ('!', 0.37620146163079243)]</text:span></text:p>
      <text:p text:style-name="P1"><text:span text:style-name="T3"/></text:p>
      <text:p text:style-name="P1"><text:span text:style-name="T3">89</text:span></text:p>
      <text:p text:style-name="P1"><text:span text:style-name="T3">今日の東京新聞。前川喜平氏「0月に入って(学校再開し)中高生の自殺が立て続けに報じられたが、..0カ月の一斉休校は安倍首相が起こした人災だ。..(オンライン授業など)多様な学び方を学校再開でやめるのではなく、これからの教育に生かすなら、一斉休校という災い転じて福となすことになるだろう」と。</text:span></text:p>
      <text:p text:style-name="P1"><text:span text:style-name="T3">right= 1 wrong= -1</text:span></text:p>
      <text:p text:style-name="P1"><text:span text:style-name="T3">[0.62181518 0.37818482]</text:span></text:p>
      <text:p text:style-name="P1"><text:span text:style-name="T3">[('..', -0.2469989541259797), ('が', -0.19050556200936078), ('し', -0.13402209038560084), ('なら', -0.11846282735271074), ('う', -0.07972309160604012), ('は', -0.07234005026512129), ('だろ', -0.06886162262978461), ('再開', -0.04798365880510973), ('0', -0.04201598469219336), ('だ', -0.03893513717269456), ('られ', -0.034398855185051334), ('なく', -0.032654975565253236), ('を', -0.0261528847340021), ('。', -0.02540174527216175), ('と', -0.025115221066908805), ('今日', -0.02301589428278947), ('やめる', -0.021942088573808364), ('教育', -0.0183437034852284), ('の', -0.01715227538167372), ('起こし', -0.014854425267472408), ('入っ', -0.014625796590330697), ('これから', -0.012844263529751918), ('という', -0.012356060714717202), ('なす', -0.008024982339582275), ('な', -0.0074930925208082115), ('人災', -0.0059752071042873806), ('中高生', -0.005152253989518001), ('多様', -</text:span><text:soft-page-break/><text:span text:style-name="T3">0.004921827497464612), ('転じ', -0.004828030054427953), ('学び', -0.003804498513673888), ('氏', -0.0033228526264969358), ('「', -0.0011102373736841264), ('授業', -0.0008031840483937547), ('災い', 0.0), ('立て続け', 0.0), ('首相', 0.0013930612602325496), ('一斉', 0.0016151937919229174), ('オンライン', 0.0034674023868577607), ('生かす', 0.0038397114057037315), ('自殺', 0.006189701194940908), ('で', 0.006658173075387067), ('た', 0.009574374520673038), ('..(', 0.010527175377565734), ('なる', 0.013477514440441343), ('(', 0.014394132155784682), ('」', 0.01583158997285437), ('東京', 0.026246668867889223), ('新聞', 0.028778599455061088), ('に', 0.038433387632500565), ('学校', 0.05802092630250413), ('て', 0.06556337001944457), (')', 0.10644875445153584), ('、', 0.1400468319712365)]</text:span></text:p>
      <text:p text:style-name="P1"><text:span text:style-name="T3"/></text:p>
      <text:p text:style-name="P1"><text:span text:style-name="T3">93</text:span></text:p>
      <text:p text:style-name="P1"><text:span text:style-name="T3">おはめい!🍓。今日からまた0週間始まりましたね☺️。オンライン授業が憂鬱です..😭。今日も一日頑張っていきましょ〜!😆</text:span></text:p>
      <text:p text:style-name="P1"><text:span text:style-name="T3">right= -1 wrong= 1</text:span></text:p>
      <text:p text:style-name="P1"><text:span text:style-name="T3">[0.30088537 0.69911463]</text:span></text:p>
      <text:p text:style-name="P1"><text:span text:style-name="T3">[('..', -0.4195027227716219), ('が', -0.10785147147533214), ('〜', -0.10596384170077179), ('週間', -0.10438250724525304), ('ましょ', -0.0977388747563693), ('今日', -0.07818033361978871), ('はめ', -0.06430097485425694), ('ね', -0.05068782838266281), ('。', -0.04314229322358983), ('頑張っ', -0.03572543513468642), ('0', -0.03567994860681881), ('憂鬱', -0.016956817608929954), ('授業', -0.0013641268092822046), ('☺', 0.0), ('オンライン', 0.005889031989543376), ('た', 0.008130553010781196), ('😆', 0.011942761641189936), ('いき', 0.02362688722698809), ('て', 0.05567637388296822), ('始まり', 0.07126218668203327), ('お', 0.08429995698152952), ('も', 0.11961046678848662), ('です', 0.17719042457612616), ('い', 0.17889605207420062), ('また', 0.18365907098885975), ('️', 0.18366688604687534), ('!', 0.5843350332309166)]</text:span></text:p>
      <text:p text:style-name="P1"><text:span text:style-name="T3"/></text:p>
      <text:p text:style-name="P1"><text:span text:style-name="T3">98</text:span></text:p>
      <text:p text:style-name="P1"><text:span text:style-name="T3">全国的に公表しろとは言いませんが、周辺地域には速やかに報告し、学校なら接触リスクのあるクラス単位で一定期間学級閉鎖(濃厚接触者も検査へ)その間はオンライン授業。給食センターでの感染は即休止すべき。無症状も多い中消毒だけなんて..学校は、感染者が悪ではない事を教える大切な教育現場😌 </text:span></text:p>
      <text:p text:style-name="P1"><text:span text:style-name="T3">right= 1 wrong= -1</text:span></text:p>
      <text:p text:style-name="P1"><text:span text:style-name="T3">[0.84900585 0.15099415]</text:span></text:p>
      <text:p text:style-name="P1"><text:span text:style-name="T3">[('ない', -0.25094606784617335), ('..', -0.2424575369131551), ('ませ', -0.21589868560809625), ('は', -0.21302993532324016), ('ん', -0.2031253905632249), ('だけ', -0.18747327897570082), ('言い', -0.13540816601112726), ('し', -0.13155790898722347), ('悪', -0.13033677635239257), ('が', -0.1246685692698315), ('なら', -0.11628472451367981), ('接触', -0.11161833233607078), ('しろ', -0.08530035019037241), ('す', -0.06994601926901396), ('なんて', -0.050307162674574926), ('症状', -0.0499141088530156), ('単位', -0.044092470843518916), ('感染', -0.040332118460403264), ('期間', -0.037858204468042125), ('即', -0.03616862238205204), ('べき', -0.032934127477545566), ('を', -0.025672027795492814), ('報告', -0.02418296841354726), ('センター', -0.023299296676724698), ('リスク', -0.02268174277420991), ('教育', -0.01800642913906952), ('。', -0.016623132714001846), ('閉鎖', -0.013777841801199174), ('と', -0.012326721504671349), ('濃厚', -0.011484702687214911), ('地域', -0.010955239705070447), ('周辺', -0.010081441099060383), ('な', -0.0073553216566695345), ('の', -0.006734762835272004), ('検査', -0.004826927384837563), ('その間', -0.0035835512434026356), ('授業', -0.0007884163993753661), ('へ', 0.0013591209783950782), ('オンライン', 0.003403649400780607), ('全国', 0.00479511601027109), ('クラス', 0.007117416435811887), ('公表', 0.007460692349959321), ('無', 0.008892610524192806), ('多い', 0.009646118533788738), ('で', 0.009803630039116258), ('休止', 0.012598228991977408), ('(', 0.014129476138242959), ('教える', 0.018356513490908333), ('速やか', 0.01941640559118927), ('現場', </text:span><text:soft-page-break/><text:span text:style-name="T3">0.02067338626697485), ('一定', 0.02434153037096818), ('に', 0.028295052504104332), ('大切', 0.04659552905282737), (')', 0.05224577347527719), ('学校', 0.056954131366685), ('ある', 0.05701983784633065), ('、', 0.13747187737045166), ('も', 0.1382611248621483)]</text:span></text:p>
      <text:p text:style-name="P1"><text:span text:style-name="T3"/></text:p>
      <text:p text:style-name="P1"><text:span text:style-name="T3">99</text:span></text:p>
      <text:p text:style-name="P1"><text:span text:style-name="T3">twitterの方がオンライン授業より学べることずっと多そう。</text:span></text:p>
      <text:p text:style-name="P1"><text:span text:style-name="T3">right= -1 wrong= 1</text:span></text:p>
      <text:p text:style-name="P1"><text:span text:style-name="T3">[0.32729679 0.67270321]</text:span></text:p>
      <text:p text:style-name="P1"><text:span text:style-name="T3">[('が', -0.1751034927759977), ('多', -0.129848471253221), ('。', -0.023348054895862586), ('の', -0.009459324851331899), ('授業', -0.002214743717699988), ('オンライン', 0.009561205390456656), ('学べる', 0.046313553026679895), ('twitter', 0.12797964985941543), ('ずっと', 0.23599212435998657), ('より', 0.324187536463532)]</text:span></text:p>
      <text:p text:style-name="P1"><text:span text:style-name="T3"/></text:p>
      <text:p text:style-name="P1"><text:span text:style-name="T3">101</text:span></text:p>
      <text:p text:style-name="P1"><text:span text:style-name="T3">オンライン授業だる</text:span></text:p>
      <text:p text:style-name="P1"><text:span text:style-name="T3">right= -1 wrong= 1</text:span></text:p>
      <text:p text:style-name="P1"><text:span text:style-name="T3">[0.41840117 0.58159883]</text:span></text:p>
      <text:p text:style-name="P1"><text:span text:style-name="T3">[('授業', -0.0039080706023475), ('オンライン', 0.016871417406369063)]</text:span></text:p>
      <text:p text:style-name="P1"><text:span text:style-name="T3"/></text:p>
      <text:p text:style-name="P1"><text:span text:style-name="T3">109</text:span></text:p>
      <text:p text:style-name="P1"><text:span text:style-name="T3">さゆも0月までオンライン授業なのー!友達に会えなくてすこし寂しいのー! </text:span></text:p>
      <text:p text:style-name="P1"><text:span text:style-name="T3">right= -1 wrong= 1</text:span></text:p>
      <text:p text:style-name="P1"><text:span text:style-name="T3">[0.1823353 0.8176647]</text:span></text:p>
      <text:p text:style-name="P1"><text:span text:style-name="T3">[('なく', -0.07144984347307666), ('0', -0.04596597421464217), ('ゆ', -0.01973082188133131), ('な', -0.016395060124029106), ('の', -0.015011830448671042), ('すこし', -0.014866219096861862), ('授業', -0.0017573853155434377), ('寂しい', -0.00026370011854608756), ('オンライン', 0.007586756796191715), ('に', 0.02102328575468458), ('さ', 0.03561410227786898), ('ー', 0.03694539626053706), ('まで', 0.06298167748075922), ('て', 0.07172708667467645), ('会え', 0.0802363225560667), ('友達', 0.14667136261059285), ('も', 0.1540924762192668), ('!', 0.752790576191336)]</text:span></text:p>
      <text:p text:style-name="P1"><text:span text:style-name="T3"/></text:p>
      <text:p text:style-name="P1"><text:span text:style-name="T3">111</text:span></text:p>
      <text:p text:style-name="P1"><text:span text:style-name="T3">おはようございます!今日からまたオンライン授業です( ́;ω;`) </text:span></text:p>
      <text:p text:style-name="P1"><text:span text:style-name="T3">right= -1 wrong= 1</text:span></text:p>
      <text:p text:style-name="P1"><text:span text:style-name="T3">[0.12308485 0.87691515]</text:span></text:p>
      <text:p text:style-name="P1"><text:span text:style-name="T3">[('今日', -0.05042943896170024), (';`)', -0.03562075903921479), (';', -0.008215547708150295), ('授業', -0.001759832594198688), ('おはよう', 0.006745261066265383), ('オンライン', 0.0075973218713665655), ('(', 0.03153855331615706), ('́', 0.06897462606632085), ('ω', 0.09387905131168407), (' ', 0.10058971685200153), ('ござい', 0.2045677519524176), ('です', 0.2285898073603962), ('また', 0.23693487815587821), ('!', 0.376919444150886), ('ます', 0.38684861314697866)]</text:span></text:p>
      <text:p text:style-name="P1"><text:span text:style-name="T3"/></text:p>
      <text:p text:style-name="P1"><text:span text:style-name="T3">114</text:span></text:p>
      <text:p text:style-name="P1"><text:span text:style-name="T3">オンライン授業だから教科書を学校から取って帰ってきたけどよく考えたら家よりも学校で受ける方が楽できたのでは?</text:span></text:p>
      <text:p text:style-name="P1"><text:span text:style-name="T3">right= 1 wrong= -1</text:span></text:p>
      <text:p text:style-name="P1"><text:span text:style-name="T3">[0.55097765 0.44902235]</text:span></text:p>
      <text:p text:style-name="P1"><text:span text:style-name="T3">[('?', -0.4447213701332851), ('たら', -0.1734020084938677), ('が', -0.12814959343470023), ('き', -0.10407197813189112), ('だ', -0.07857285550686322), ('は', -0.0729927352204989), ('考え', -0.05556927898129036), ('よく', -0.05501605517485241), ('を', -0.052777695996754165), ('でき', -0.05163515703274428), ('教科書', -0.02507859508105139), ('受ける', -0.021616525276763807), ('の', -0.0069228124159445795), ('授業', -0.001620861483033846), ('取っ', 0.006344319035405294), ('オンライン', 0.0069973737479932085), ('で', 0.013436492304410436), ('た', 0.01932151779624441), ('帰っ', 0.02787043705780638), ('</text:span><text:soft-page-break/><text:span text:style-name="T3">けど', 0.048401748782357715), ('学校', 0.11708883517015523), ('て', 0.13230982534443472), ('も', 0.1421216834578387), ('より', 0.23725683786070878)]</text:span></text:p>
      <text:p text:style-name="P1"><text:span text:style-name="T3"/></text:p>
      <text:p text:style-name="P1"><text:span text:style-name="T3">116</text:span></text:p>
      <text:p text:style-name="P1"><text:span text:style-name="T3">世間は緊急事態宣言が解除されたけど、大学は前期一杯は基本的にオンライン授業。ひたすら朝から晩までpcの前に座って授業の準備、作業、会議でさすがに疲れてきた。</text:span></text:p>
      <text:p text:style-name="P1"><text:span text:style-name="T3">right= -1 wrong= 1</text:span></text:p>
      <text:p text:style-name="P1"><text:span text:style-name="T3">[0.36118286 0.63881714]</text:span></text:p>
      <text:p text:style-name="P1"><text:span text:style-name="T3">[('は', -0.1441872238852903), ('が', -0.08438069927352128), ('き', -0.06852668084368417), ('事態', -0.06780644631631677), ('れ', -0.03632179831285589), ('世間', -0.03144398360702161), ('宣言', -0.025865810352741037), ('晩', -0.02448803293829398), ('会議', -0.024160421266003252), ('。', -0.02250240891893279), ('解除', -0.015621805056880784), ('基本', -0.015595260873540528), ('ひたすら', -0.01198022519407161), ('準備', -0.011285937824998817), ('の', -0.009116716439595707), ('pc', -0.008575035580656623), ('授業', -0.0021345276516012476), ('緊急', -0.0017166585943879287), ('前期', 0.0), ('疲れ', 0.0019908328095140956), ('で', 0.00442366060648943), ('オンライン', 0.004607453477678905), ('た', 0.012722343777888421), ('大学', 0.017350856794371216), ('座っ', 0.019157646002973934), ('さ', 0.02162851977500415), ('けど', 0.031870357906346215), ('まで', 0.03824890618405456), ('に', 0.03830245795329082), ('杯', 0.05106770427740145), ('作業', 0.06057200370919932), ('朝', 0.08157368935749282), ('て', 0.08712002343581206), ('、', 0.18609298576059863), ('さすが', 0.20283723878056945)]</text:span></text:p>
      <text:p text:style-name="P1"><text:span text:style-name="T3"/></text:p>
      <text:p text:style-name="P1"><text:span text:style-name="T3">117</text:span></text:p>
      <text:p text:style-name="P1"><text:span text:style-name="T3">子供を守れない。犠牲になる国それが日本です😇。。他国は感染者でたら。pcr検査も十分にして。学校休校になる。オンライン授業で学び。命も補償される。。日本は感染者増えても。学校は休校にならない。検査も不十分。オンライン授業もない。命の補償もない。コロナ対策何にもない。</text:span></text:p>
      <text:p text:style-name="P1"><text:span text:style-name="T3">right= 1 wrong= -1</text:span></text:p>
      <text:p text:style-name="P1"><text:span text:style-name="T3">[0.70613786 0.29386214]</text:span></text:p>
      <text:p text:style-name="P1"><text:span text:style-name="T3">[('ない', -1.20691254095213), ('日本', -0.19440288589727858), ('し', -0.1265442344491712), ('。', -0.11992218595793216), ('なら', -0.1118531113408429), ('は', -0.10245568011746803), ('補償', -0.09769705883789341), ('たら', -0.08113145625751197), ('が', -0.05995872380297724), ('感染', -0.03879506062064792), ('守れ', -0.03171236675308339), ('を', -0.02469366630366542), ('不十分', -0.010106789716115805), ('検査', -0.009285946171663924), ('他国', -0.006517064245125384), ('学び', -0.003592223867652768), ('コロナ', -0.0032533815265302305), ('の', -0.0032390504445802388), ('授業', -0.0015167396693089286), ('犠牲', -0.0014719518521903365), ('対策', -0.0002245082646766124), ('で', 0.006286675668397597), ('オンライン', 0.006547872508326227), ('さ', 0.015368661964426829), ('なる', 0.02545105425883637), ('れる', 0.028012266307791713), ('命', 0.03893440542182394), ('十分', 0.0444578874157926), ('に', 0.04536121248043859), ('増え', 0.0527253983076893), ('学校', 0.05478360828321333), ('て', 0.061905216096448376), ('子供', 0.09839692180494118), ('です', 0.09850687786046733), ('も', 0.46547196721645606)]</text:span></text:p>
      <text:p text:style-name="P1"><text:span text:style-name="T3"/></text:p>
      <text:p text:style-name="P1"><text:span text:style-name="T3">124</text:span></text:p>
      <text:p text:style-name="P1"><text:span text:style-name="T3">あれ気持ち悪いですよね..。オンライン授業とか普段からやれるようになったらいいのにね..。頑張って!(о ́∀`о)</text:span></text:p>
      <text:p text:style-name="P1"><text:span text:style-name="T3">right= 1 wrong= -1</text:span></text:p>
      <text:p text:style-name="P1"><text:span text:style-name="T3">[0.64780647 0.35219353]</text:span></text:p>
      <text:p text:style-name="P1"><text:span text:style-name="T3">[('..。', -0.5794529982193074), ('悪い', -0.40555896894232096), ('のに', -0.40068176145624074), ('たら', -0.13890891816645573), ('よ', -0.10165289920202585), ('ね', -0.0964941187438343), ('とか', -0.06535419269898403), ('頑張っ', -0.03400514965877577), ('о', -0.02820483797096581), ('気持ち', -0.026633743664499776), ('なっ', -0.00850367056154314), ('授業', -0.0012984400645732485), ('オンライン', 0.005605457663279999), ('に', 0.015533005921591694), ('∀`', 0.0174990075367697), ('やれる', 0.029523988890621966), ('́', 0.050890873494844426), ('て', 0.05299539163653374), (' ', </text:span><text:soft-page-break/><text:span text:style-name="T3">0.07421712660356125), ('!(', 0.08187359658677476), (')', 0.08604337192714895), ('普段', 0.08698734598097843), ('です', 0.1686581810157728), ('いい', 0.29113428976900685)]</text:span></text:p>
      <text:p text:style-name="P1"><text:span text:style-name="T3"/></text:p>
      <text:p text:style-name="P1"><text:span text:style-name="T3">125</text:span></text:p>
      <text:p text:style-name="P1"><text:span text:style-name="T3">おはようございま~す🌷。コロナで加速した学生達の。オンライン授業、メリット。の裏にはデメリットも付き。ものだ。眼が悪くなるのも。加速している模様だ。特に。小学生の成長期には心配だ。適度に眼を休める習慣付け。大切にして欲しい。スマホ。の眼疲れも半端じゃない👁️。皆さんも眼をお大切に❗️</text:span></text:p>
      <text:p text:style-name="P1"><text:span text:style-name="T3">right= -1 wrong= 1</text:span></text:p>
      <text:p text:style-name="P1"><text:span text:style-name="T3">[0.4507869 0.5492131]</text:span></text:p>
      <text:p text:style-name="P1"><text:span text:style-name="T3">[('し', -0.3514085968306734), ('ない', -0.22343672648512267), ('だ', -0.10208870703255632), ('悪く', -0.10062811059321247), ('。', -0.09620560916235237), ('じゃ', -0.09257985092176617), ('付け', -0.06852326316550798), ('は', -0.06322568537069032), ('す', -0.06227836008856639), ('が', -0.055501043017557844), ('を', -0.04571559062145682), ('付き', -0.04108599914702838), ('欲しい', -0.030410432950620774), ('皆さん', -0.028184161496158162), ('メリット', -0.02455812433154412), ('裏', -0.016243479827004737), ('模様', -0.015032092955533627), ('の', -0.014991202835754922), ('加速', -0.014297914929849765), ('コロナ', -0.003011506192990658), ('休める', -0.0011872737360180058), ('授業', -0.0007019882036629617), ('学生', 0.00044222505551736916), ('半端', 0.0011389926175971125), ('疲れ', 0.0013094617412856666), ('おはよう', 0.002690650073623281), ('で', 0.0029096437897486054), ('オンライン', 0.003030532762440593), ('た', 0.0041840335253201695), ('小学生', 0.005852558983836436), ('デメリット', 0.00956641311942219), ('なる', 0.011779437316774043), ('適度', 0.013771271750584062), ('習慣', 0.017765681229003787), ('期', 0.02020936926827526), ('ホ', 0.026785776426131346), ('いる', 0.02884628885152721), ('スマ', 0.02938984022993481), ('ま', 0.030810229266939194), ('成長', 0.03675466401314059), ('、', 0.04080062106179538), ('に', 0.04198879571683601), ('お', 0.043381286085468644), ('眼', 0.056753449156204), ('て', 0.05730282173566862), ('~', 0.07720048714537528), ('心配', 0.07799878019795417), ('❗', 0.07966138822378353), ('ござい', 0.08160102795790974), ('大切', 0.0829752190959858), ('️', 0.09451613041478096), ('特に', 0.10478438032954947), ('も', 0.24620918274986472)]</text:span></text:p>
      <text:p text:style-name="P1"><text:span text:style-name="T3"/></text:p>
      <text:p text:style-name="P1"><text:span text:style-name="T3">126</text:span></text:p>
      <text:p text:style-name="P1"><text:span text:style-name="T3">みんな学校いいな~。遠隔授業の民は今日もpcの前やもう実質学生ニートだよね</text:span></text:p>
      <text:p text:style-name="P1"><text:span text:style-name="T3">right= -1 wrong= 1</text:span></text:p>
      <text:p text:style-name="P1"><text:span text:style-name="T3">[0.41314105 0.58685895]</text:span></text:p>
      <text:p text:style-name="P1"><text:span text:style-name="T3">[('う', -0.17063320389125028), ('よ', -0.1345836646887086), ('だ', -0.08333378781335223), ('は', -0.07741555362271309), ('ね', -0.06387684081515022), ('今日', -0.04926145866622579), ('実質', -0.026328040189571206), ('な', -0.016037641768802163), ('の', -0.014684567010335374), ('pc', -0.013812065499071987), ('民', -0.002315049388336098), ('授業', -0.0017190736677525935), ('学生', 0.0010829490356013638), ('遠隔', 0.00295675750712542), ('学校', 0.06209177509483533), ('~。', 0.08630670837557931), ('も', 0.15073320342694466), ('いい', 0.38544812731594463)]</text:span></text:p>
      <text:p text:style-name="P1"><text:span text:style-name="T3"/></text:p>
      <text:p text:style-name="P1"><text:span text:style-name="T3">127</text:span></text:p>
      <text:p text:style-name="P1"><text:span text:style-name="T3">0代の特別支援学校の教員も含むのかぁ。。😵。もう夜の街のせいにするのやめようよ。全国的に自粛解除した0日からの動きが出るこれからが怖い。。オンライン授業はやく整備して!。</text:span></text:p>
      <text:p text:style-name="P1"><text:span text:style-name="T3">right= 1 wrong= -1</text:span></text:p>
      <text:p text:style-name="P1"><text:span text:style-name="T3">[0.63159414 0.36840586]</text:span></text:p>
      <text:p text:style-name="P1"><text:span text:style-name="T3">[('し', -0.3692836053961785), ('が', -0.1749725998762176), ('う', -0.1098342467905998), ('出る', -0.09506621367193586), ('よ', -0.08662965416053436), ('もう', -0.08619560984062587), ('。', -0.06999180545886373), ('する', -0.06900298643654014), ('せい', -0.06674235708369826), ('やめよ', -0.059128803044589756), ('0', -0.057885286920844846), ('かぁ', -0.05066670627831754), ('の', -0.033082888446434616), ('はやく', -0.020494621039260575), ('これから', -0.01769550053755554), ('解除', -0.016196759857971532), ('怖い', -0.012995926139573535), ('教員', -0.007036838664829225), ('授業', -</text:span><text:soft-page-break/><text:span text:style-name="T3">0.0011065440791670083), ('整備', 0.0), ('オンライン', 0.004777029111746041), ('た', 0.006595292485430661), ('全国', 0.006729955432545747), ('動き', 0.011792530325793641), ('支援', 0.024700721697609698), ('含む', 0.026115575072626455), ('に', 0.026474777239490745), ('!。', 0.03204302917567407), ('学校', 0.03996762174013347), ('街', 0.04131096274967373), ('て', 0.045163221960358), ('代', 0.053237673457015994), ('特別', 0.06485747211112645), ('夜', 0.06777954446614139), ('も', 0.0970248901572765)]</text:span></text:p>
      <text:p text:style-name="P1"><text:span text:style-name="T3"/></text:p>
      <text:p text:style-name="P1"><text:span text:style-name="T3">128</text:span></text:p>
      <text:p text:style-name="P1"><text:span text:style-name="T3">仮眠とったら昼飯作ってアマプラ\sに追加されたusを観たらオンライン授業受けるか </text:span></text:p>
      <text:p text:style-name="P1"><text:span text:style-name="T3">right= 1 wrong= -1</text:span></text:p>
      <text:p text:style-name="P1"><text:span text:style-name="T3">[0.65468035 0.34531965]</text:span></text:p>
      <text:p text:style-name="P1"><text:span text:style-name="T3">[('たら', -0.42999077578178296), ('か', -0.31819898299151517), ('us', -0.20634724054755327), ('れ', -0.06839375920954698), ('を', -0.06543731137468914), ('s', -0.057265543903987554), ('作っ', -0.04123691714135033), ('受ける', -0.02680161133713426), ('\\', -0.006507360478387329), ('授業', -0.002009652288857952), ('オンライン', 0.008675811175627436), ('た', 0.011978053914500178), ('に', 0.024041110371490614), ('追加', 0.038918928658645345), ('さ', 0.04072639137547837), ('とっ', 0.05977213698167066), ('て', 0.08202327778316602)]</text:span></text:p>
      <text:p text:style-name="P1"><text:span text:style-name="T3"/></text:p>
      <text:p text:style-name="P1"><text:span text:style-name="T3">132</text:span></text:p>
      <text:p text:style-name="P1"><text:span text:style-name="T3">学校でオンライン授業受けるってどゆこと</text:span></text:p>
      <text:p text:style-name="P1"><text:span text:style-name="T3">right= -1 wrong= 1</text:span></text:p>
      <text:p text:style-name="P1"><text:span text:style-name="T3">[0.47065194 0.52934806]</text:span></text:p>
      <text:p text:style-name="P1"><text:span text:style-name="T3">[('って', -0.25197560130868174), ('と', -0.03485249432434692), ('受ける', -0.029729110355819315), ('ど', -0.006558504179202027), ('授業', -0.0022291635350112178), ('で', 0.009239573830635948), ('オンライン', 0.009623456762434228), ('ゆこ', 0.027116417031060394), ('学校', 0.08051587518438143)]</text:span></text:p>
      <text:p text:style-name="P1"><text:span text:style-name="T3"/></text:p>
      <text:p text:style-name="P1"><text:span text:style-name="T3">133</text:span></text:p>
      <text:p text:style-name="P1"><text:span text:style-name="T3">おはです!眠い。オンライン授業</text:span></text:p>
      <text:p text:style-name="P1"><text:span text:style-name="T3">right= -1 wrong= 1</text:span></text:p>
      <text:p text:style-name="P1"><text:span text:style-name="T3">[0.21792282 0.78207718]</text:span></text:p>
      <text:p text:style-name="P1"><text:span text:style-name="T3">[('は', -0.12763576033283122), ('眠い', -0.04078887832500439), ('。', -0.029878986441682333), ('授業', -0.0028342531233591342), ('オンライン', 0.012235671344006414), ('お', 0.17515044404094873), ('です', 0.36814943513094117), ('!', 0.6070379167660912)]</text:span></text:p>
      <text:p text:style-name="P1"><text:span text:style-name="T3"/></text:p>
      <text:p text:style-name="P1"><text:span text:style-name="T3">134</text:span></text:p>
      <text:p text:style-name="P1"><text:span text:style-name="T3">ひぇ〜今日から普通に学校始まるぅ_(:0\s」∠)_。遠隔授業になってぐーたら生活してたからしんどそう..頑張ります(っ_-0) </text:span></text:p>
      <text:p text:style-name="P1"><text:span text:style-name="T3">right= 1 wrong= -1</text:span></text:p>
      <text:p text:style-name="P1"><text:span text:style-name="T3">[0.53727804 0.46272196]</text:span></text:p>
      <text:p text:style-name="P1"><text:span text:style-name="T3">[('..', -0.4542379305879454), ('し', -0.24647034318524136), ('たら', -0.1580198256676746), ('〜', -0.11473774437814745), ('普通', -0.09975872467679275), ('0', -0.07726856174646973), ('ぇ', -0.06947971211381257), ('今日', -0.04232686825189101), ('s', -0.042089699473297645), ('っ', -0.036736415558014435), ('頑張り', -0.034871356057384124), ('なっ', -0.009673594448847108), ('\\', -0.004782855941418295), ('授業', -0.001477077752473177), ('遠隔', 0.0025405314589819847), ('た', 0.008803770210958626), ('ー', 0.015526254370650038), ('(', 0.02647120845587954), ('」', 0.029114733269349675), ('に', 0.03534003317027638), ('ひ', 0.04717179365367647), ('学校', 0.05335104674370984), ('ぐ', 0.0678515585530121), ('生活', 0.09684648223578218), (')', 0.09788110663632187), ('て', 0.12057285677741984), ('ます', 0.3246930883870151)]</text:span></text:p>
      <text:p text:style-name="P1"><text:span text:style-name="T3"/></text:p>
      <text:p text:style-name="P1"><text:span text:style-name="T3">138</text:span></text:p>
      <text:p text:style-name="P1"><text:soft-page-break/><text:span text:style-name="T3">木曜くらいから一気に生活リズム壊滅したけど今日から普通にオンライン授業(ほぼリアルタイム)なので単位が終わるか無理やり生活リズム直すかのチキチキレースになっている</text:span></text:p>
      <text:p text:style-name="P1"><text:span text:style-name="T3">right= -1 wrong= 1</text:span></text:p>
      <text:p text:style-name="P1"><text:span text:style-name="T3">[0.44548351 0.55451649]</text:span></text:p>
      <text:p text:style-name="P1"><text:span text:style-name="T3">[('か', -0.38368540957109815), ('し', -0.20217559811316888), ('が', -0.09579409840152231), ('無理やり', -0.0870158388883821), ('普通', -0.08183045297818703), ('単位', -0.06776043898616266), ('今日', -0.03472003890809604), ('くらい', -0.027000599607391183), ('な', -0.011303513157816508), ('なっ', -0.007935091574607768), ('直す', -0.005619868058711249), ('の', -0.0051749253042008055), ('木曜', -0.002027564196066468), ('壊滅', -0.0016448572028213574), ('授業', -0.001211622762424918), ('オンライン', 0.005230661224914861), ('た', 0.007221588954877715), ('終わる', 0.014379508408794865), ('ほぼ', 0.015495627827469334), ('(', 0.02171390007082315), ('一気に', 0.02846357630809456), ('に', 0.02898885217265235), ('けど', 0.0361811673481864), ('て', 0.04945197284215895), ('いる', 0.049788329777654065), (')', 0.08029027355759455), ('リアルタイム', 0.09255414614886517), ('ので', 0.15273822757017327), ('生活', 0.15888317611064287), ('リズム', 0.17607835133440022)]</text:span></text:p>
      <text:p text:style-name="P1"><text:span text:style-name="T3"/></text:p>
      <text:p text:style-name="P1"><text:span text:style-name="T3">141</text:span></text:p>
      <text:p text:style-name="P1"><text:span text:style-name="T3">明日またオンライン授業やって考えたらホンマに萎えるで</text:span></text:p>
      <text:p text:style-name="P1"><text:span text:style-name="T3">right= -1 wrong= 1</text:span></text:p>
      <text:p text:style-name="P1"><text:span text:style-name="T3">[0.39661578 0.60338422]</text:span></text:p>
      <text:p text:style-name="P1"><text:span text:style-name="T3">[('たら', -0.22084566414470005), ('考え', -0.0707733112739533), ('萎える', -0.044081768497890944), ('ホンマに', -0.005633881689373702), ('授業', -0.002064337280844312), ('で', 0.00855639185646346), ('オンライン', 0.008911890156675432), ('明日', 0.014979107140156123), ('やっ', 0.05197381077206227), ('て', 0.084255227216974), ('また', 0.2779318349494454)]</text:span></text:p>
      <text:p text:style-name="P1"><text:span text:style-name="T3"/></text:p>
      <text:p text:style-name="P1"><text:span text:style-name="T3">142</text:span></text:p>
      <text:p text:style-name="P1"><text:span text:style-name="T3">まじでオンライン授業とかやって欲しい、授業動画みたらokにしてほしい</text:span></text:p>
      <text:p text:style-name="P1"><text:span text:style-name="T3">right= 1 wrong= -1</text:span></text:p>
      <text:p text:style-name="P1"><text:span text:style-name="T3">[0.58543942 0.41456058]</text:span></text:p>
      <text:p text:style-name="P1"><text:span text:style-name="T3">[('し', -0.29315101513722963), ('ほしい', -0.22064249544914322), ('たら', -0.1879482606614098), ('動画', -0.1358749405133903), ('とか', -0.08842633724917202), ('欲しい', -0.07610669776413666), ('まじ', -0.0605676737618474), ('授業', -0.003513662836495436), ('で', 0.007281822684578846), ('オンライン', 0.007584365582360847), ('み', 0.013796387118229721), ('に', 0.021016659580547548), ('やっ', 0.04423173700233486), ('ok', 0.06528098608124365), ('、', 0.10210971151845248), ('て', 0.14340895908815754)]</text:span></text:p>
      <text:p text:style-name="P1"><text:span text:style-name="T3"/></text:p>
      <text:p text:style-name="P1"><text:span text:style-name="T3">145</text:span></text:p>
      <text:p text:style-name="P1"><text:span text:style-name="T3">明日校舎と寮舎が爆発して嫌が応にも遠隔授業しか出来ない世界になることを祈って寝る。おやすみなさい</text:span></text:p>
      <text:p text:style-name="P1"><text:span text:style-name="T3">right= 1 wrong= -1</text:span></text:p>
      <text:p text:style-name="P1"><text:span text:style-name="T3">[0.66829141 0.33170859]</text:span></text:p>
      <text:p text:style-name="P1"><text:span text:style-name="T3">[('ない', -0.5370302750795404), ('しか', -0.28736999955952564), ('し', -0.28153690814396676), ('が', -0.2667935649415727), ('嫌', -0.15091044102730122), ('爆発', -0.07341090225627608), ('を', -0.054938721563527956), ('と', -0.026379463513014303), ('。', -0.01778694045837038), ('出来', -0.01551763375301046), ('応', -0.006719891544471819), ('授業', -0.0016872289710206357), ('遠隔', 0.002901985540169842), ('明日', 0.01224275885603188), ('祈っ', 0.0242563036167126), ('なる', 0.028311883019511448), ('に', 0.04036803594251099), ('寝る', 0.04085545816914879), ('て', 0.1377273584501293), ('も', 0.14794097105167778), ('世界', 0.26863285923178754)]</text:span></text:p>
      <text:p text:style-name="P1"><text:span text:style-name="T3"/></text:p>
      <text:p text:style-name="P1"><text:span text:style-name="T3">147</text:span></text:p>
      <text:p text:style-name="P1"><text:span text:style-name="T3">0連休ぐらい欲しい、それか0オンライン授業になって欲しい。</text:span></text:p>
      <text:p text:style-name="P1"><text:span text:style-name="T3">right= 1 wrong= -1</text:span></text:p>
      <text:p text:style-name="P1"><text:span text:style-name="T3">[0.59638166 0.40361834]</text:span></text:p>
      <text:p text:style-name="P1"><text:soft-page-break/><text:span text:style-name="T3">[('か', -0.3514890301338871), ('ぐらい', -0.23028653538629962), ('欲しい', -0.19233427945759649), ('0', -0.1161270468051608), ('連休', -0.03215872348392177), ('。', -0.023402439839372076), ('なっ', -0.014538460791095758), ('授業', -0.0022199025505240644), ('オンライン', 0.009583476436904076), ('に', 0.0265562965926962), ('て', 0.0906045710308766), ('、', 0.1290241093588682)]</text:span></text:p>
      <text:p text:style-name="P1"><text:span text:style-name="T3"/></text:p>
      <text:p text:style-name="P1"><text:span text:style-name="T3">148</text:span></text:p>
      <text:p text:style-name="P1"><text:span text:style-name="T3">コロナ影響で学生にはオンライン授業、企業にはテレワークを国は推進しています。しかし、テレワークは。0%しか活用されてないそうです!。これからはオンラインの時代。。使えないと置いてかれるぞ!。</text:span></text:p>
      <text:p text:style-name="P1"><text:span text:style-name="T3">right= 1 wrong= -1</text:span></text:p>
      <text:p text:style-name="P1"><text:span text:style-name="T3">[0.57034189 0.42965811]</text:span></text:p>
      <text:p text:style-name="P1"><text:span text:style-name="T3">[('ない', -0.6946915106313832), ('は', -0.24572027376503125), ('しか', -0.18586801188683333), ('し', -0.18209522730171349), ('使え', -0.1630175703975607), ('%', -0.061217648785529925), ('。', -0.04601765341704676), ('テレ', -0.045606388797884416), ('ぞ', -0.03986861266086966), ('れ', -0.03713922212209418), ('を', -0.035533809960221915), ('しかし', -0.029087813747421455), ('0', -0.028543467203121124), ('企業', -0.027657005604487413), ('これから', -0.017451444610690616), ('と', -0.017061970439922712), ('コロナ', -0.004681566498477465), ('の', -0.004660944289678127), ('かれる', -0.003271624711926455), ('授業', -0.0010912826492749943), ('学生', 0.0006874652987651602), ('で', 0.0045232153001361405), ('ワーク', 0.0058960792182629115), ('オンライン', 0.009422288877374566), ('さ', 0.022115270647589995), ('推進', 0.02494219816913462), ('に', 0.026109637735015394), ('活用', 0.05332078066073079), ('!。', 0.06320218494314114), ('影響', 0.07197278081912005), ('置い', 0.09251233065102693), ('時代', 0.11072936441924155), ('、', 0.1268540115405088), ('て', 0.13362099559864565), ('です', 0.14174989791406817), ('い', 0.14311437640837646), ('ます', 0.23988712381794286)]</text:span></text:p>
      <text:p text:style-name="P1"><text:span text:style-name="T3"/></text:p>
      <text:p text:style-name="P1"><text:span text:style-name="T3">150</text:span></text:p>
      <text:p text:style-name="P1"><text:span text:style-name="T3">コロナ禍における。主婦のオナニー問題。。夫がテレワーク継続中。子供がオンライン授業。など..常に家に誰かいる。。始発に乗る息子を、夫が送って行った隙に、今、ようやくできました🎈(報告)。。</text:span></text:p>
      <text:p text:style-name="P1"><text:span text:style-name="T3">right= -1 wrong= 1</text:span></text:p>
      <text:p text:style-name="P1"><text:span text:style-name="T3">[0.43068918 0.56931082]</text:span></text:p>
      <text:p text:style-name="P1"><text:span text:style-name="T3">[('..', -0.34740668197658786), ('が', -0.2679481191730112), ('か', -0.1788693763746314), ('。', -0.08336493098186222), ('送っ', -0.05722409022486563), ('を', -0.03678431328466983), ('でき', -0.03598800131238012), ('報告', -0.03465070594981884), ('オナニー', -0.0289561694982948), (')。。', -0.01663448755266502), ('乗る', -0.010495132693600306), ('コロナ', -0.0048463198552529865), ('の', -0.004824971911141564), ('授業', -0.0011296869910092005), ('オンライン', 0.004876938700240652), ('た', 0.013466460601010087), ('ようやく', 0.016302506240216393), ('における', 0.020064071998245805), ('(', 0.020245501483472452), ('主婦', 0.021737629434168553), ('行っ', 0.03076211484282053), ('隙', 0.03232607323761498), ('常に', 0.036133910786131075), ('に', 0.04054272938656949), ('て', 0.046107792071947894), ('いる', 0.04642140293016919), ('継続', 0.07158814326707048), ('夫', 0.07332008088489679), ('問題', 0.1160537951968055), ('息子', 0.13828491281725774), ('子供', 0.14657455694956317), ('、', 0.1969773734007183)]</text:span></text:p>
      <text:p text:style-name="P1"><text:span text:style-name="T3"/></text:p>
      <text:p text:style-name="P1"><text:span text:style-name="T3">154</text:span></text:p>
      <text:p text:style-name="P1"><text:span text:style-name="T3">なんでオンライン授業なのに、「その場に残る」か「帰国」の0択に絞るの?。。例えばカリフォルニアの学生がニューヨークに住みながら単位を取れるなんて、前代未聞の大チャンスやろ。こんな留学生活送れるのは、いま留学してる俺らだけやで。。よぉし!来月帰国しまぁぁす!</text:span></text:p>
      <text:p text:style-name="P1"><text:span text:style-name="T3">right= 1 wrong= -1</text:span></text:p>
      <text:p text:style-name="P1"><text:span text:style-name="T3">[0.59370759 0.40629241]</text:span></text:p>
      <text:p text:style-name="P1"><text:span text:style-name="T3">[('のに', -0.2713836622714316), ('だけ', -0.20911720150791396), ('こんな', -0.18869925831179288), ('し', -0.1467463625427218), ('か', -0.13924637478692253), ('てる', -0.13057958594932895), ('が', -0.06953082184336726), ('ら', -0.06888424333633147), ('よ', -0.06884999198788659), ('なんで', -</text:span><text:soft-page-break/><text:span text:style-name="T3">0.06709807262991696), ('なんて', -0.056115160153965435), ('単位', -0.04918297775951885), ('は', -0.03960406531498459), ('を', -0.02863588154513832), ('。', -0.027813427698386416), ('やろ', -0.023823214076480193), ('0', -0.023002524824416896), ('の', -0.01878073990899429), ('例えば', -0.01585918546275206), ('来月', -0.012135779549130128), ('その', -0.011837859703367076), ('な', -0.008204498739431817), ('帰国', -0.00400259766342652), ('「', -0.00243129018027366), ('住み', -0.002326748763220738), ('択', -0.0011769457028507533), ('や', -0.0011652547276447024), ('しま', -0.0010991461070985098), ('授業', -0.0008794396298028803), ('残る', -0.00023340294167456578), ('学生', 0.0005540124991907653), ('前代未聞', 0.0006122581110405819), ('で', 0.0036451553515610365), ('オンライン', 0.003796603129225596), ('チャンス', 0.009234518878533772), ('取れる', 0.009290281384752366), ('カリフォルニア', 0.011676057599604883), ('に', 0.03156173630987014), ('」', 0.03466933301965287), ('ニューヨーク', 0.034814606654460796), ('留学', 0.04499401479955617), ('生活', 0.05766157830387752), ('ながら', 0.07048969237826154), ('大', 0.14969682721125124), ('、', 0.1533431027547883), ('!', 0.37671525976082487)]</text:span></text:p>
      <text:p text:style-name="P1"><text:span text:style-name="T3"/></text:p>
      <text:p text:style-name="P1"><text:span text:style-name="T3">156</text:span></text:p>
      <text:p text:style-name="P1"><text:span text:style-name="T3">オンライン授業になってからスマホのアラーム設定が0時間満遍なく設定されてるんだけど誰かわかってくれる人いない?w</text:span></text:p>
      <text:p text:style-name="P1"><text:span text:style-name="T3">right= 1 wrong= -1</text:span></text:p>
      <text:p text:style-name="P1"><text:span text:style-name="T3">[0.73784923 0.26215077]</text:span></text:p>
      <text:p text:style-name="P1"><text:span text:style-name="T3">[('ない', -0.5111173197310279), ('?', -0.4405933610825518), ('ん', -0.4137179995887984), ('か', -0.254257467616431), ('てる', -0.23843231033255277), ('が', -0.1269600785674752), ('だ', -0.0778435236589759), ('れ', -0.05465015586756625), ('0', -0.042001550988956894), ('w', -0.015512826481570381), ('なっ', -0.010516721453232061), ('の', -0.006858553232040323), ('授業', -0.0016058162629897915), ('オンライン', 0.0069324224681515815), ('満遍なく', 0.010469038001846348), ('アラーム', 0.01199781093485554), ('わかっ', 0.017258999441385058), ('に', 0.019210092327370237), ('さ', 0.032542496015962756), ('けど', 0.04795247229046121), ('ホ', 0.061273159830106914), ('スマ', 0.0672300234699671), ('設定', 0.0835217973708188), ('て', 0.1310816942196384), ('くれる', 0.1428090893167658), ('い', 0.2105919976432264)]</text:span></text:p>
      <text:p text:style-name="P1"><text:span text:style-name="T3"/></text:p>
      <text:p text:style-name="P1"><text:span text:style-name="T3">159</text:span></text:p>
      <text:p text:style-name="P1"><text:span text:style-name="T3">高校生の頃毎日0時間睡眠だったの信じられん。よく生きてたな。オンライン授業の大学生は毎日0時間睡眠だぞ</text:span></text:p>
      <text:p text:style-name="P1"><text:span text:style-name="T3">right= 1 wrong= -1</text:span></text:p>
      <text:p text:style-name="P1"><text:span text:style-name="T3">[0.57054208 0.42945792]</text:span></text:p>
      <text:p text:style-name="P1"><text:span text:style-name="T3">[('ん', -0.37977850069338454), ('0', -0.0771118785125958), ('だ', -0.07145760332709564), ('は', -0.06638279702957384), ('られ', -0.06313217127801612), ('だっ', -0.0616653942583634), ('ぞ', -0.05385371710614315), ('よく', -0.05003401520723421), ('。', -0.03107985861071244), ('の', -0.018887728351042948), ('な', -0.013752062325354959), ('授業', -0.001474082571590943), ('生き', 0.0035128718927367195), ('オンライン', 0.00636371879817777), ('信じ', 0.016379611540518552), ('た', 0.017571836297089305), ('大学生', 0.027522113638231618), ('高校生', 0.057729365556213795), ('て', 0.06016418109504804), ('睡眠', 0.09892607697229784)]</text:span></text:p>
      <text:p text:style-name="P1"><text:span text:style-name="T3"/></text:p>
      <text:p text:style-name="P1"><text:span text:style-name="T3">163</text:span></text:p>
      <text:p text:style-name="P1"><text:span text:style-name="T3">本当は今日学校行かなきゃ行けない日だけど体調悪いからオンライン授業にしよう</text:span></text:p>
      <text:p text:style-name="P1"><text:span text:style-name="T3">right= 1 wrong= -1</text:span></text:p>
      <text:p text:style-name="P1"><text:span text:style-name="T3">[0.76558946 0.23441054]</text:span></text:p>
      <text:p text:style-name="P1"><text:span text:style-name="T3">[('ない', -0.5684063459101683), ('悪い', -0.5577842856792751), ('なきゃ', -0.21827828293394036), ('う', -0.1772569325566855), ('しよ', -0.09474301340913151), ('だ', -0.08656868223337606), ('本当は', -0.07594611350379936), ('今日', -0.05117371565037402), ('体調', -0.008334881067339834), ('授業', -0.0017858055655978965), ('オンライン', 0.007709449027282459), ('に', </text:span><text:soft-page-break/><text:span text:style-name="T3">0.021363272115575347), ('けど', 0.053327266558533384), ('学校', 0.06450208599098153), ('行け', 0.09295496336307779), ('行か', 0.1004721236511706)]</text:span></text:p>
      <text:p text:style-name="P1"><text:span text:style-name="T3"/></text:p>
      <text:p text:style-name="P1"><text:span text:style-name="T3">166</text:span></text:p>
      <text:p text:style-name="P1"><text:span text:style-name="T3">明らかに生徒にも教員にも負担がデカい遠隔授業をいつまで続けるのか、という疑問が頭の中の0割を占めながら今日も課題をしている。</text:span></text:p>
      <text:p text:style-name="P1"><text:span text:style-name="T3">right= -1 wrong= 1</text:span></text:p>
      <text:p text:style-name="P1"><text:span text:style-name="T3">[0.46321699 0.53678301]</text:span></text:p>
      <text:p text:style-name="P1"><text:span text:style-name="T3">[('し', -0.2228986681293422), ('か', -0.21150664959622628), ('が', -0.21122605445587322), ('を', -0.1304884103399028), ('明らか', -0.11079818778927585), ('デカ', -0.07008438056711618), ('今日', -0.03827885512514508), ('0', -0.03493941558845782), ('疑問', -0.03463664609113292), ('負担', -0.034487024331225725), ('という', -0.020549966566792595), ('占め', -0.019066846994172933), ('の', -0.01711607091172578), ('。', -0.01408229338172346), ('教員', -0.008494836723383681), ('授業', -0.0013358145223269526), ('生徒', -0.0007322796965499553), ('遠隔', 0.002297562746209086), ('割', 0.012147546211753837), ('続ける', 0.015698907502746835), ('課題', 0.0252738306137448), ('頭', 0.03982387642627707), ('まで', 0.04787330284098477), ('に', 0.04794032959605017), ('て', 0.05452081747627907), ('いる', 0.05489165111613288), ('、', 0.07763956979606555), ('ながら', 0.10706949239295345), ('い', 0.1751830861482897), ('も', 0.35138389804634074)]</text:span></text:p>
      <text:p text:style-name="P1"><text:span text:style-name="T3"/></text:p>
      <text:p text:style-name="P1"><text:span text:style-name="T3">167</text:span></text:p>
      <text:p text:style-name="P1"><text:span text:style-name="T3">まじでオンライン授業は楽だからそこはいいわ〜。火曜と金曜以外は0時に起きれば0時間余裕で講義間に合うしさ。普通に戻ったときはそれはそれで心配だけどwwww</text:span></text:p>
      <text:p text:style-name="P1"><text:span text:style-name="T3">right= 1 wrong= -1</text:span></text:p>
      <text:p text:style-name="P1"><text:span text:style-name="T3">[0.64958542 0.35041458]</text:span></text:p>
      <text:p text:style-name="P1"><text:span text:style-name="T3">[('は', -0.3159206528856127), ('し', -0.2341184234212676), ('わ', -0.183020365003675), ('だ', -0.1360288129268187), ('以外', -0.12445557889719981), ('〜', -0.10898763507841294), ('普通', -0.09475929250560455), ('ば', -0.08018978208014675), ('0', -0.07339622942999005), ('戻っ', -0.05209755077110057), ('まじ', -0.04837100183596312), ('金曜', -0.04614619585489852), ('。', -0.029582270296668885), ('と', -0.02193644325030252), ('火曜', -0.018605575179025908), ('wwww', -0.010560078856525152), ('授業', -0.0014030536502306322), ('オンライン', 0.006057081917187407), ('た', 0.008362567176707587), ('余裕', 0.01365929346640147), ('で', 0.0174463886377685), ('間に合う', 0.026073741237753856), ('さ', 0.028433432189684214), ('に', 0.03356895901776729), ('けど', 0.0418976272910885), ('心配', 0.15589503171027494), ('いい', 0.3145905915202637)]</text:span></text:p>
      <text:p text:style-name="P1"><text:span text:style-name="T3"/></text:p>
      <text:p text:style-name="P1"><text:span text:style-name="T3">170</text:span></text:p>
      <text:p text:style-name="P1"><text:span text:style-name="T3">これまで、さいたま市の教育長は、保護者から不信を買うという理由で教員に圧力をかけてきました。。休校へのゴテゴテ対応、使えないオンライン授業、医療従事者拍手。。全て教育長の思いつきトップダウン。。それを教員にバラされて、苦情が相次いでいます。さいたま市ヤバイです。</text:span></text:p>
      <text:p text:style-name="P1"><text:span text:style-name="T3">right= -1 wrong= 1</text:span></text:p>
      <text:p text:style-name="P1"><text:span text:style-name="T3">[0.47405841 0.52594159]</text:span></text:p>
      <text:p text:style-name="P1"><text:span text:style-name="T3">[('ない', -0.2708743210425427), ('使え', -0.12712771935074033), ('買う', -0.11214055747748479), ('全て', -0.08446961267551548), ('を', -0.08313212267368994), ('。', -0.07177286858729302), ('が', -0.06728440566164018), ('かけ', -0.05560765393302068), ('き', -0.05464255489974421), ('苦情', -0.03989031254403982), ('教育', -0.03887272918287721), ('は', -0.038324528976608284), ('不信', -0.034571884919307655), ('れ', -0.02896267313595691), ('理由', -0.028754777987494845), ('という', -0.013092061870635104), ('思いつき', -0.011334620176944343), ('の', -0.01090438072637052), ('教員', -0.010823854880931865), ('長', -0.001029790409804017), ('授業', -0.0008510265122405467), ('ヤバイ', 0.0006701323117057752), ('へ', 0.00146705216542032), ('圧力', 0.0028706210003910464), ('オンライン', 0.0036739416896082013), ('対応', 0.003928745307293293), ('た', 0.005072340873494672), ('医療', 0.006096297716520469), ('で', 0.007054773836173997), ('さいたま', 0.00834201864772013), ('従事', 0.009013437040804597), ('バラ', 0.011103168387463069), ('さ', </text:span><text:soft-page-break/><text:span text:style-name="T3">0.017246385855193405), ('に', 0.02036135546758341), ('まで', 0.030499331505416047), ('拍手', 0.0433144181030466), ('て', 0.06946871794823133), ('保護', 0.07522727298837922), ('です', 0.110542324953491), ('い', 0.11160640067650363), ('ます', 0.1870737177484033), ('、', 0.24731477009362124)]</text:span></text:p>
      <text:p text:style-name="P1"><text:span text:style-name="T3"/></text:p>
      <text:p text:style-name="P1"><text:span text:style-name="T3">171</text:span></text:p>
      <text:p text:style-name="P1"><text:span text:style-name="T3">この生活でもオンライン授業なだけ本来よりは時間の融通が効いてるのか。というか俺より忙しい東工大生なんてたくさんいるよな。なんなんだなんなんだうぇ~いうぇ~いぴぃやぴぃや</text:span></text:p>
      <text:p text:style-name="P1"><text:span text:style-name="T3">right= 1 wrong= -1</text:span></text:p>
      <text:p text:style-name="P1"><text:span text:style-name="T3">[0.69855943 0.30144057]</text:span></text:p>
      <text:p text:style-name="P1"><text:span text:style-name="T3">[('ん', -0.6410978819794187), ('か', -0.39399766055225294), ('だけ', -0.29584859319113155), ('てる', -0.1847374894270829), ('う', -0.12349655407669075), ('だ', -0.12062641266076408), ('ぇ', -0.11704973406005646), ('が', -0.09836874096177554), ('よ', -0.09740553681838587), ('なんて', -0.07938893151081804), ('は', -0.05602985753252088), ('本来', -0.047259105192165134), ('な', -0.04642926344454654), ('忙しい', -0.03621208927690408), ('。', -0.026232700760007277), ('という', -0.019140388179757155), ('の', -0.010628021876917144), ('授業', -0.0012441873523439688), ('融通', 0.0), ('いう', 0.0012926988209796607), ('で', 0.005156984097655137), ('オンライン', 0.00537124486454039), ('効い', 0.028417244246007296), ('いる', 0.051126482701356855), ('この', 0.0616927550631798), ('生活', 0.08157672682769163), ('生', 0.09357663865637741), ('も', 0.1090938386179071), ('い', 0.1631667993477152), ('~', 0.2736566489290623), ('より', 0.3642408188649067)]</text:span></text:p>
      <text:p text:style-name="P1"><text:span text:style-name="T3"/></text:p>
      <text:p text:style-name="P1"><text:span text:style-name="T3">173</text:span></text:p>
      <text:p text:style-name="P1"><text:span text:style-name="T3">オンライン授業に体が慣れすぎて登校がキツい..</text:span></text:p>
      <text:p text:style-name="P1"><text:span text:style-name="T3">right= 1 wrong= -1</text:span></text:p>
      <text:p text:style-name="P1"><text:span text:style-name="T3">[0.7126807 0.2873193]</text:span></text:p>
      <text:p text:style-name="P1"><text:span text:style-name="T3">[('..', -0.6793963377800608), ('すぎ', -0.5765085174877451), ('が', -0.3493369209163478), ('キツ', -0.05513586612380534), ('慣れ', -0.01711097814219521), ('授業', -0.0022092413426324084), ('オンライン', 0.00953745124782787), ('に', 0.02642875847227719), ('登校', 0.0390188610873601), ('て', 0.09016943744023027), ('い', 0.289727136499875)]</text:span></text:p>
      <text:p text:style-name="P1"><text:span text:style-name="T3"/></text:p>
      <text:p text:style-name="P1"><text:span text:style-name="T3">175</text:span></text:p>
      <text:p text:style-name="P1"><text:span text:style-name="T3">オンライン授業になってから月曜日が少しだけ嫌な日にならなくなったからそれはすっごい感謝してる。</text:span></text:p>
      <text:p text:style-name="P1"><text:span text:style-name="T3">right= 1 wrong= -1</text:span></text:p>
      <text:p text:style-name="P1"><text:span text:style-name="T3">[0.74277346 0.25722654]</text:span></text:p>
      <text:p text:style-name="P1"><text:span text:style-name="T3">[('だけ', -0.44255814416327854), ('し', -0.3105617204195459), ('てる', -0.2763477074417397), ('なら', -0.27450713059743587), ('嫌', -0.16646842683498236), ('が', -0.14714921228507177), ('なくなっ', -0.1385040629298624), ('は', -0.08381472935146152), ('。', -0.019620670221066738), ('な', -0.01736331449412348), ('なっ', -0.012189085696273824), ('授業', -0.0018611724318359057), ('オンライン', 0.00803481312335269), ('月曜日', 0.009323005595358634), ('すっごい', 0.010079998213248289), ('た', 0.011093075083839854), ('に', 0.04452974487399525), ('て', 0.07596312268805498), ('感謝', 0.11349854695259333), ('少し', 0.24161228821484612)]</text:span></text:p>
      <text:p text:style-name="P1"><text:span text:style-name="T3"/></text:p>
      <text:p text:style-name="P1"><text:span text:style-name="T3">176</text:span></text:p>
      <text:p text:style-name="P1"><text:span text:style-name="T3">教授から「君の顔はもう見たくない!」という言葉を引き出せたら合格です。「顔は見たくない?オンライン授業不可避ww自爆乙www」とでもいって教授へ負荷をかけて不可を勝ち取りましょう! </text:span></text:p>
      <text:p text:style-name="P1"><text:span text:style-name="T3">right= 1 wrong= -1</text:span></text:p>
      <text:p text:style-name="P1"><text:span text:style-name="T3">[0.68620658 0.31379342]</text:span></text:p>
      <text:p text:style-name="P1"><text:span text:style-name="T3">[('ない', -0.6393349646430204), ('?', -0.2755597688197091), ('顔', -0.11242604272357289), ('不可', -0.10960845669158756), ('たら', -0.10744394261765014), ('う', -0.09968797456632289), ('を', -0.0981068868132674), ('は', -0.09045601400648096), ('もう', -0.07823302851890096), ('ましょ', -0.07195919650540732), ('かけ', -0.06562437761600409), ('www', -0.0353811358961693), </text:span><text:soft-page-break/><text:span text:style-name="T3">('!」', -0.029542711698954387), ('いっ', -0.02595970685533494), ('自爆', -0.01627273979588041), ('と', -0.01570238602460252), ('という', -0.01545036251674098), ('。', -0.010587683299023914), ('乙', -0.004838031290315574), ('の', -0.004289536588601913), ('引き出せ', -0.003882268476958602), ('「', -0.002776543479204938), ('教授', -0.0015685200190558065), ('授業', -0.001004323708167467), ('合格', -0.00025562633320360567), ('不可避', 0.0), ('へ', 0.0017313153581678144), ('負荷', 0.0029419355818412337), ('オンライン', 0.004335736534909985), ('君', 0.01598270595436263), ('」', 0.01979626111788654), ('言葉', 0.03256598093467636), ('ww', 0.0749948902875161), ('て', 0.08198226425134802), ('たく', 0.11046877365040765), ('でも', 0.1267719233020917), ('です', 0.13045454649168767), ('!', 0.21510519527705685)]</text:span></text:p>
      <text:p text:style-name="P1"><text:span text:style-name="T3"/></text:p>
      <text:p text:style-name="P1"><text:span text:style-name="T3">179</text:span></text:p>
      <text:p text:style-name="P1"><text:span text:style-name="T3">夏はよかったけど秋以降は貴重な日照時間を無駄にすることになるから、旅先でオンライン授業受けるのはできるだけ避けたい</text:span></text:p>
      <text:p text:style-name="P1"><text:span text:style-name="T3">right= -1 wrong= 1</text:span></text:p>
      <text:p text:style-name="P1"><text:span text:style-name="T3">[0.43113091 0.56886909]</text:span></text:p>
      <text:p text:style-name="P1"><text:span text:style-name="T3">[('無駄', -0.40296234473044973), ('は', -0.2528327738103866), ('する', -0.11670179802122879), ('を', -0.060937257357968094), ('避け', -0.026086588007896438), ('受ける', -0.024958493149382456), ('な', -0.017459202378309963), ('の', -0.007993096209756788), ('授業', -0.0018714506472454903), ('できるだけ', 0.0), ('で', 0.007756903499468524), ('オンライン', 0.00807918490677531), ('た', 0.011154335939264159), ('なる', 0.03140314249674846), ('に', 0.0447756577739071), ('けど', 0.05588477796203237), ('たい', 0.0625077983025768), ('、', 0.10877155527071382), ('貴重', 0.1475981513137098), ('よかっ', 0.39473316536117775)]</text:span></text:p>
      <text:p text:style-name="P1"><text:span text:style-name="T3"/></text:p>
      <text:p text:style-name="P1"><text:span text:style-name="T3">182</text:span></text:p>
      <text:p text:style-name="P1"><text:span text:style-name="T3">明日は顔だしのオンライン授業ないからくま作っても平気なのだ!へけっ</text:span></text:p>
      <text:p text:style-name="P1"><text:span text:style-name="T3">right= 1 wrong= -1</text:span></text:p>
      <text:p text:style-name="P1"><text:span text:style-name="T3">[0.56969014 0.43030986]</text:span></text:p>
      <text:p text:style-name="P1"><text:span text:style-name="T3">[('ない', -0.5736251944865145), ('平気', -0.13107712015472045), ('だし', -0.1116610856267639), ('顔', -0.1008710835307867), ('だ', -0.08736351650516165), ('は', -0.08115909733783239), ('くま', -0.07434676459918477), ('作っ', -0.03698015611460812), ('な', -0.016813165681497138), ('の', -0.015394660989753235), ('けっ', -0.007406356697897189), ('授業', -0.0018022020201778118), ('へ', 0.0031067473670895658), ('オンライン', 0.007780233682256745), ('明日', 0.01307701866305886), ('て', 0.07355626530121408), ('も', 0.15802213065077816), ('!', 0.38599409167229703)]</text:span></text:p>
      <text:p text:style-name="P1"><text:span text:style-name="T3"/></text:p>
      <text:p text:style-name="P1"><text:span text:style-name="T3">184</text:span></text:p>
      <text:p text:style-name="P1"><text:span text:style-name="T3">インカレサークル上京組は、進学のために地方から上京してきたけれど、オンライン授業では大学の友達が作りづらく東京の友達が少ない、、そんな学生たちが交流して人脈を広げるために設立されたインカレサークルです!。学生なら誰でも入れます!。初期メンバー絶賛募集中です!</text:span></text:p>
      <text:p text:style-name="P1"><text:span text:style-name="T3">right= -1 wrong= 1</text:span></text:p>
      <text:p text:style-name="P1"><text:span text:style-name="T3">[0.31539481 0.68460519]</text:span></text:p>
      <text:p text:style-name="P1"><text:span text:style-name="T3">[('し', -0.2760158279932603), ('が', -0.19617120686615), ('なら', -0.12198591770992886), ('は', -0.07449144694562512), ('づらく', -0.06157484115626853), ('絶賛', -0.058219750050887815), ('き', -0.05310440973419545), ('入れ', -0.03009787359048867), ('れ', -0.028147396548923644), ('を', -0.026930672822289625), ('上京', -0.025455979072223953), ('サークル', -0.023954859223128303), ('設立', -0.01145487325551538), ('の', -0.010597430941018362), ('組', -0.008478973318869976), ('交流', -0.0031163214914445604), ('進学', -0.0027976521882835475), ('募集', -0.001992083971100007), ('授業', -0.0008270707818037412), ('学生', 0.0010420443548523153), ('人脈', 0.0020639808628718213), ('で', 0.0034280937363346045), ('オンライン', 0.003570523105708762), ('た', 0.009859116893482915), ('広げる', 0.010975894798053502), ('大学', 0.013445959983812063), ('作り', 0.014551300193178155), ('さ', 0.01676091358774497), ('地方', 0.017447115775398685), ('そんな', 0.01774425478240048), ('初期', 0.01914586755913029), ('に', 0.019788199242843453), ('東京', 0.027027246100967066), </text:span><text:soft-page-break/><text:span text:style-name="T3">('少ない', 0.04089688827785085), ('けれど', 0.041533162617671676), ('!。', 0.047900221402178714), ('て', 0.06751322789354791), ('メンバー', 0.09081540659837463), ('でも', 0.1043979673720315), ('友達', 0.1380546400036932), ('!', 0.17714131467876937), ('ます', 0.18180773896897243), ('、', 0.19228244226086125), ('です', 0.21486128999902396)]</text:span></text:p>
      <text:p text:style-name="P1"><text:span text:style-name="T3"/></text:p>
      <text:p text:style-name="P1"><text:span text:style-name="T3">185</text:span></text:p>
      <text:p text:style-name="P1"><text:span text:style-name="T3">オンライン授業くそつまんな</text:span></text:p>
      <text:p text:style-name="P1"><text:span text:style-name="T3">right= -1 wrong= 1</text:span></text:p>
      <text:p text:style-name="P1"><text:span text:style-name="T3">[0.47211708 0.52788292]</text:span></text:p>
      <text:p text:style-name="P1"><text:span text:style-name="T3">[('くそ', -0.19290230885622842), ('つまんな', -0.020493052138097323), ('授業', -0.002612549427998185), ('オンライン', 0.011278560798786927)]</text:span></text:p>
      <text:p text:style-name="P1"><text:span text:style-name="T3"/></text:p>
      <text:p text:style-name="P1"><text:span text:style-name="T3">186</text:span></text:p>
      <text:p text:style-name="P1"><text:span text:style-name="T3">オンライン授業だから二日酔いでも学校行かなくていってのが今んとこの唯一の救い</text:span></text:p>
      <text:p text:style-name="P1"><text:span text:style-name="T3">right= 1 wrong= -1</text:span></text:p>
      <text:p text:style-name="P1"><text:span text:style-name="T3">[0.5693214 0.4306786]</text:span></text:p>
      <text:p text:style-name="P1"><text:span text:style-name="T3">[('ん', -0.5566577484333773), ('救い', -0.2936116275661041), ('が', -0.17082484094610068), ('だ', -0.1047384949487199), ('なく', -0.08784438020910525), ('いっ', -0.05584776063775501), ('と', -0.03378093215884723), ('の', -0.018456372715002365), ('授業', -0.002160626480457825), ('で', 0.008955497240590164), ('オンライン', 0.009327577446825447), ('唯一', 0.03762489030001239), ('学校', 0.07804036325210037), ('この', 0.10713418681743199), ('行か', 0.12156011555259756), ('て', 0.1763704765991815), ('も', 0.18944979317510197)]</text:span></text:p>
      <text:p text:style-name="P1"><text:span text:style-name="T3"/></text:p>
      <text:p text:style-name="P1"><text:span text:style-name="T3">188</text:span></text:p>
      <text:p text:style-name="P1"><text:span text:style-name="T3">と言いつつ、冬までほぼほぼインターンもないし、梅酒を飲みながらはpcの画面でajimiアーカイブをじっくり観る。オンライン授業の特権</text:span></text:p>
      <text:p text:style-name="P1"><text:span text:style-name="T3">right= 1 wrong= -1</text:span></text:p>
      <text:p text:style-name="P1"><text:span text:style-name="T3">[0.61388579 0.38611421]</text:span></text:p>
      <text:p text:style-name="P1"><text:span text:style-name="T3">[('ない', -0.5499650221907126), ('言い', -0.29675601480538955), ('し', -0.28831792008740736), ('画面', -0.1532498313303562), ('を', -0.11252391764818077), ('は', -0.07781154872099769), ('観る', -0.07585248195620824), ('と', -0.02701483121070825), ('。', -0.018215351271292285), ('の', -0.014759681328898076), ('pc', -0.013882716808516523), ('授業', -0.0017278670524687677), ('で', 0.007161769403664751), ('オンライン', 0.0074593243651745736), ('ほぼ', 0.0441959091736057), ('飲み', 0.06045186834414915), ('まで', 0.061923793527639825), ('つつ', 0.08218314856575686), ('じっくり', 0.09579837720942135), ('ながら', 0.1384936644558044), ('も', 0.15150423207574437), ('、', 0.20085251713656146)]</text:span></text:p>
      <text:p text:style-name="P1"><text:span text:style-name="T3"/></text:p>
      <text:p text:style-name="P1"><text:span text:style-name="T3">189</text:span></text:p>
      <text:p text:style-name="P1"><text:span text:style-name="T3">オンライン授業になってから月曜日が少しだけ嫌な日にならなくなったからそれはすっごい感謝してる。</text:span></text:p>
      <text:p text:style-name="P1"><text:span text:style-name="T3">right= 1 wrong= -1</text:span></text:p>
      <text:p text:style-name="P1"><text:span text:style-name="T3">[0.74277346 0.25722654]</text:span></text:p>
      <text:p text:style-name="P1"><text:span text:style-name="T3">[('だけ', -0.44255814416327854), ('し', -0.3105617204195459), ('てる', -0.2763477074417397), ('なら', -0.27450713059743587), ('嫌', -0.16646842683498236), ('が', -0.14714921228507177), ('なくなっ', -0.1385040629298624), ('は', -0.08381472935146152), ('。', -0.019620670221066738), ('な', -0.01736331449412348), ('なっ', -0.012189085696273824), ('授業', -0.0018611724318359057), ('オンライン', 0.00803481312335269), ('月曜日', 0.009323005595358634), ('すっごい', 0.010079998213248289), ('た', 0.011093075083839854), ('に', 0.04452974487399525), ('て', 0.07596312268805498), ('感謝', 0.11349854695259333), ('少し', 0.24161228821484612)]</text:span></text:p>
      <text:p text:style-name="P1"><text:span text:style-name="T3"/></text:p>
      <text:p text:style-name="P1"><text:span text:style-name="T3">190</text:span></text:p>
      <text:p text:style-name="P1"><text:span text:style-name="T3">とんでもないことに気づいてしまった。。遠隔授業だからこたつに入ってられるけど、こたつにはセカンドディスプレイが無い!。。不便!</text:span></text:p>
      <text:p text:style-name="P1"><text:span text:style-name="T3">right= 1 wrong= -1</text:span></text:p>
      <text:p text:style-name="P1"><text:soft-page-break/><text:span text:style-name="T3">[0.55119874 0.44880126]</text:span></text:p>
      <text:p text:style-name="P1"><text:span text:style-name="T3">[('ない', -0.4298978768526796), ('無い', -0.23623399287488955), ('しまっ', -0.1971377058755801), ('が', -0.1067854015393751), ('だ', -0.06547374595980368), ('は', -0.060823903775785684), ('。', -0.028477232266377935), ('入っ', -0.024594897050642717), ('こたつ', -0.019888033976825047), ('気づい', -0.01462803897361458), ('とんでも', -0.010900468905979881), ('セカンド', -0.010252250819064956), ('授業', -0.0013506429452206801), ('遠隔', 0.0023230672091837166), ('ディスプレイ', 0.004232225728013801), ('た', 0.008050185649919724), ('けど', 0.04033255229612363), ('に', 0.048472498897276645), ('不便', 0.049131750515411854), ('られる', 0.053976708804764295), ('、', 0.07850142026630723), ('て', 0.1102520690727707), ('!', 0.2892795541104849)]</text:span></text:p>
      <text:p text:style-name="P1"><text:span text:style-name="T3"/></text:p>
      <text:p text:style-name="P1"><text:span text:style-name="T3">192</text:span></text:p>
      <text:p text:style-name="P1"><text:span text:style-name="T3">一回夜更かしして崩れると中々戻れないから しんど。オンライン授業でよかったわ </text:span></text:p>
      <text:p text:style-name="P1"><text:span text:style-name="T3">right= 1 wrong= -1</text:span></text:p>
      <text:p text:style-name="P1"><text:span text:style-name="T3">[0.53001243 0.46998757]</text:span></text:p>
      <text:p text:style-name="P1"><text:span text:style-name="T3">[('ない', -0.5818481722312491), ('し', -0.30503258944747885), ('わ', -0.23845699557885508), ('と', -0.028580963386496135), ('崩れる', -0.022080849595216886), ('。', -0.01927135075160522), ('授業', -0.0018280367764714287), ('で', 0.007576959023439487), ('オンライン', 0.007891764153778834), ('戻れ', 0.008514345995242801), ('更かし', 0.008594622137946343), ('た', 0.010895577900546741), ('々', 0.04040617288636308), ('て', 0.07461070213273976), (' ', 0.10448817822017568), ('夜', 0.11197339745368286), ('よかっ', 0.38557615411086804)]</text:span></text:p>
      <text:p text:style-name="P1"><text:span text:style-name="T3"/></text:p>
      <text:p text:style-name="P1"><text:span text:style-name="T3">194</text:span></text:p>
      <text:p text:style-name="P1"><text:span text:style-name="T3">寝なくていいんですか?って言われましたけど多分0時ぐらいにならないと寝れないんですよね。0時間毎日寝ないと身体に触るんですけどオンライン授業のおかげでその辺フリーなんで</text:span></text:p>
      <text:p text:style-name="P1"><text:span text:style-name="T3">right= 1 wrong= -1</text:span></text:p>
      <text:p text:style-name="P1"><text:span text:style-name="T3">[0.92315536 0.07684464]</text:span></text:p>
      <text:p text:style-name="P1"><text:span text:style-name="T3">[('ない', -1.164724255670157), ('ん', -0.9427725700666708), ('?', -0.33467187455784125), ('寝', -0.2890603750042777), ('か', -0.19313233204069352), ('なら', -0.17990537484469593), ('って', -0.1378775886630949), ('ぐらい', -0.1265353163362916), ('よ', -0.09549375726263014), ('れ', -0.08302381163500881), ('0', -0.0638082143102343), ('なく', -0.04959197539764645), ('ね', -0.04532377347291382), ('と', -0.03814161253214628), ('んで', -0.026673860644455948), ('言わ', -0.0240871183556057), ('その', -0.016418908243610184), ('。', -0.012858915625043318), ('な', -0.01137949894348138), ('の', -0.005209712786597356), ('授業', -0.0012197676733253521), ('辺', 0.002334324360352072), ('で', 0.005055767913346881), ('オンライン', 0.005265823381774658), ('た', 0.007270134756773445), ('多分', 0.012860922681534017), ('身体', 0.014218326333939595), ('に', 0.029183724393094593), ('フリー', 0.042948117786910926), ('おかげ', 0.048939508356327245), ('て', 0.04978440462302442), ('けど', 0.07284877716586698), ('いい', 0.27349448383933256), ('です', 0.47531758143763686)]</text:span></text:p>
      <text:p text:style-name="P1"><text:span text:style-name="T3"/></text:p>
      <text:p text:style-name="P1"><text:span text:style-name="T3">195</text:span></text:p>
      <text:p text:style-name="P1"><text:span text:style-name="T3">明日は顔だしのオンライン授業ないからくま作っても平気なのだ!へけっ</text:span></text:p>
      <text:p text:style-name="P1"><text:span text:style-name="T3">right= 1 wrong= -1</text:span></text:p>
      <text:p text:style-name="P1"><text:span text:style-name="T3">[0.56969014 0.43030986]</text:span></text:p>
      <text:p text:style-name="P1"><text:span text:style-name="T3">[('ない', -0.5736251944865145), ('平気', -0.13107712015472045), ('だし', -0.1116610856267639), ('顔', -0.1008710835307867), ('だ', -0.08736351650516165), ('は', -0.08115909733783239), ('くま', -0.07434676459918477), ('作っ', -0.03698015611460812), ('な', -0.016813165681497138), ('の', -0.015394660989753235), ('けっ', -0.007406356697897189), ('授業', -0.0018022020201778118), ('へ', 0.0031067473670895658), ('オンライン', 0.007780233682256745), ('明日', 0.01307701866305886), ('て', 0.07355626530121408), ('も', 0.15802213065077816), ('!', 0.38599409167229703)]</text:span></text:p>
      <text:p text:style-name="P1"><text:span text:style-name="T3"/></text:p>
      <text:p text:style-name="P1"><text:span text:style-name="T3">196</text:span></text:p>
      <text:p text:style-name="P1"><text:soft-page-break/><text:span text:style-name="T3">オンライン授業&amp;バイト☆。最&amp;悪☆ </text:span></text:p>
      <text:p text:style-name="P1"><text:span text:style-name="T3">right= -1 wrong= 1</text:span></text:p>
      <text:p text:style-name="P1"><text:span text:style-name="T3">[0.49248437 0.50751563]</text:span></text:p>
      <text:p text:style-name="P1"><text:span text:style-name="T3">[('悪', -0.310043452609452), ('☆', -0.253485780188509), ('。', -0.019771447491917553), ('授業', -0.0018754748229720497), ('オンライン', 0.008096557558220906), ('バイト', 0.03702889728743382), ('最', 0.07138929864089782), ('&amp;', 0.18234931611936334)]</text:span></text:p>
      <text:p text:style-name="P1"><text:span text:style-name="T3"/></text:p>
      <text:p text:style-name="P1"><text:span text:style-name="T3">197</text:span></text:p>
      <text:p text:style-name="P1"><text:span text:style-name="T3">明日からオンライン授業開始!オリエンテーションと事前準備だけで全然わからんくって思考停止したけど、なんとか終わった!これから先どんなことが待ってるのか不安やけど一個ずつがんばっていこう✌︎</text:span></text:p>
      <text:p text:style-name="P1"><text:span text:style-name="T3">right= 1 wrong= -1</text:span></text:p>
      <text:p text:style-name="P1"><text:span text:style-name="T3">[0.67992607 0.32007393]</text:span></text:p>
      <text:p text:style-name="P1"><text:span text:style-name="T3">[('ん', -0.314822157399716), ('だけ', -0.29056309493498855), ('終わっ', -0.21224485998198586), ('し', -0.203900382003015), ('全然', -0.202998365890094), ('か', -0.19347933754284855), ('てる', -0.18143705230930263), ('停止', -0.17210938199421402), ('う', -0.12129022003882592), ('が', -0.09661132916135318), ('わから', -0.06606216752132305), ('待っ', -0.06280275618427311), ('なんとか', -0.032096647415207506), ('がんばっ', -0.027845657093309245), ('開始', -0.02712754026454302), ('これから', -0.019541183343198973), ('と', -0.019105071241983365), ('準備', -0.012921787369539845), ('くっ', -0.010597657926380951), ('事前', -0.00805242644283773), ('思考', -0.005387509140702394), ('の', -0.005219073202756033), ('や', -0.0016190921531591866), ('授業', -0.001221959259216344), ('で', 0.0050648517330523285), ('オンライン', 0.005275284613188089), ('明日', 0.008866699659282985), ('✌', 0.010451530229133296), ('た', 0.014566394365200184), ('、', 0.07102212890200563), ('けど', 0.07297966631443531), ('不安', 0.07552574895573544), ('どんな', 0.07790150790245252), ('て', 0.09974770691836675), ('いこ', 0.1021175923092216), ('︎', 0.15229227550231186), ('!', 0.5234363839801146)]</text:span></text:p>
      <text:p text:style-name="P1"><text:span text:style-name="T3"/></text:p>
      <text:p text:style-name="P1"><text:span text:style-name="T3">198</text:span></text:p>
      <text:p text:style-name="P1"><text:span text:style-name="T3">0時間ぐらい昼寝したらから眠たくないけど明日だけオンライン授業で余裕〜</text:span></text:p>
      <text:p text:style-name="P1"><text:span text:style-name="T3">right= 1 wrong= -1</text:span></text:p>
      <text:p text:style-name="P1"><text:span text:style-name="T3">[0.85118065 0.14881935]</text:span></text:p>
      <text:p text:style-name="P1"><text:span text:style-name="T3">[('ない', -0.6109888204804266), ('だけ', -0.4564489835448444), ('し', -0.320309508440862), ('たら', -0.20536041792858747), ('ぐらい', -0.19913296207507505), ('〜', -0.1491116132935963), ('眠たく', -0.0948351710751637), ('昼寝', -0.07813495000620788), ('0', -0.05020858637816456), ('授業', -0.001919590173443419), ('で', 0.007956435162126622), ('オンライン', 0.008287006648721893), ('明日', 0.013928802788195343), ('余裕', 0.018687984960499626), ('けど', 0.05732230811369753)]</text:span></text:p>
      <text:p text:style-name="P1"><text:span text:style-name="T3"/></text:p>
      <text:p text:style-name="P1"><text:span text:style-name="T3">201</text:span></text:p>
      <text:p text:style-name="P1"><text:span text:style-name="T3">明日からまたオンライン授業、憂鬱だね〜〜対面授業勢も0週間乗り切ろうね🥺</text:span></text:p>
      <text:p text:style-name="P1"><text:span text:style-name="T3">right= -1 wrong= 1</text:span></text:p>
      <text:p text:style-name="P1"><text:span text:style-name="T3">[0.47598798 0.52401202]</text:span></text:p>
      <text:p text:style-name="P1"><text:span text:style-name="T3">[('〜', -0.21741459291289528), ('う', -0.13890721415780266), ('週間', -0.1070850204923664), ('ね', -0.10400032120933443), ('だ', -0.06783945941581057), ('0', -0.03660371961319724), ('憂鬱', -0.01739583776112219), ('授業', -0.0027988894151192052), ('乗り切ろ', 0.0), ('オンライン', 0.0060415018562330275), ('明日', 0.010154557787517225), ('対面', 0.010745276403779648), ('勢', 0.052389698850448065), ('、', 0.08133785284729424), ('も', 0.12270723922210716), ('また', 0.18841409254753663)]</text:span></text:p>
      <text:p text:style-name="P1"><text:span text:style-name="T3"/></text:p>
      <text:p text:style-name="P1"><text:span text:style-name="T3">202</text:span></text:p>
      <text:p text:style-name="P1"><text:span text:style-name="T3">まあ、オンライン授業の今なら場所を選ばずに受けれるんだからうまく活用できれば有意義になるだろうね</text:span></text:p>
      <text:p text:style-name="P1"><text:span text:style-name="T3">right= 1 wrong= -1</text:span></text:p>
      <text:p text:style-name="P1"><text:span text:style-name="T3">[0.7025855 0.2974145]</text:span></text:p>
      <text:p text:style-name="P1"><text:soft-page-break/><text:span text:style-name="T3">[('ん', -0.4339346340085162), ('なら', -0.248417833106485), ('ず', -0.2361664010413211), ('う', -0.1671801873034487), ('だろ', -0.14440356912092678), ('ば', -0.0962632467395463), ('だ', -0.08164740471157775), ('ね', -0.06258419796556948), ('選ば', -0.05643010730081383), ('を', -0.05484288278685767), ('うまく', -0.024215992457623802), ('まあ', -0.013084127599663275), ('の', -0.0071937014815197904), ('授業', -0.0016842856560700264), ('受け', 0.0013175614617353198), ('オンライン', 0.007271180392198772), ('場所', 0.010407173777007537), ('なる', 0.028262493879090977), ('有意義', 0.03994730925472265), ('に', 0.04029761524339008), ('れる', 0.0622132582023442), ('できれ', 0.08212628133823942), ('活用', 0.08229529361342773), ('、', 0.0978932415880372)]</text:span></text:p>
      <text:p text:style-name="P1"><text:span text:style-name="T3"/></text:p>
      <text:p text:style-name="P1"><text:span text:style-name="T3">204</text:span></text:p>
      <text:p text:style-name="P1"><text:span text:style-name="T3">高校生の頃毎日0時間睡眠だったの信じられん。よく生きてたな。オンライン授業の大学生は毎日0時間睡眠だぞ</text:span></text:p>
      <text:p text:style-name="P1"><text:span text:style-name="T3">right= 1 wrong= -1</text:span></text:p>
      <text:p text:style-name="P1"><text:span text:style-name="T3">[0.57054208 0.42945792]</text:span></text:p>
      <text:p text:style-name="P1"><text:span text:style-name="T3">[('ん', -0.37977850069338454), ('0', -0.0771118785125958), ('だ', -0.07145760332709564), ('は', -0.06638279702957384), ('られ', -0.06313217127801612), ('だっ', -0.0616653942583634), ('ぞ', -0.05385371710614315), ('よく', -0.05003401520723421), ('。', -0.03107985861071244), ('の', -0.018887728351042948), ('な', -0.013752062325354959), ('授業', -0.001474082571590943), ('生き', 0.0035128718927367195), ('オンライン', 0.00636371879817777), ('信じ', 0.016379611540518552), ('た', 0.017571836297089305), ('大学生', 0.027522113638231618), ('高校生', 0.057729365556213795), ('て', 0.06016418109504804), ('睡眠', 0.09892607697229784)]</text:span></text:p>
      <text:p text:style-name="P1"><text:span text:style-name="T3"/></text:p>
      <text:p text:style-name="P1"><text:span text:style-name="T3">206</text:span></text:p>
      <text:p text:style-name="P1"><text:span text:style-name="T3">オンライン授業に気をつけろ漫画(0p)</text:span></text:p>
      <text:p text:style-name="P1"><text:span text:style-name="T3">right= -1 wrong= 1</text:span></text:p>
      <text:p text:style-name="P1"><text:span text:style-name="T3">[0.40537711 0.59462289]</text:span></text:p>
      <text:p text:style-name="P1"><text:span text:style-name="T3">[('を', -0.07586338437529716), ('0', -0.06093925830802024), ('漫画', -0.058647262703048035), ('つけろ', -0.028896155227235817), ('授業', -0.0023298485351477475), ('オンライン', 0.010058121034580016), ('に', 0.02787156071370605), ('(', 0.04175400119679319), ('p', 0.05933353915623015), (')', 0.15439143439364494)]</text:span></text:p>
      <text:p text:style-name="P1"><text:span text:style-name="T3"/></text:p>
      <text:p text:style-name="P1"><text:span text:style-name="T3">210</text:span></text:p>
      <text:p text:style-name="P1"><text:span text:style-name="T3">これはオンライン授業になって生活リズムが終わるやつや</text:span></text:p>
      <text:p text:style-name="P1"><text:span text:style-name="T3">right= -1 wrong= 1</text:span></text:p>
      <text:p text:style-name="P1"><text:span text:style-name="T3">[0.37657359 0.62342641]</text:span></text:p>
      <text:p text:style-name="P1"><text:span text:style-name="T3">[('が', -0.1999874380546304), ('は', -0.11391085778813585), ('なっ', -0.016565933196459545), ('や', -0.003351554051635881), ('授業', -0.002529480794635077), ('オンライン', 0.010919947628901054), ('終わる', 0.030019814322029267), ('に', 0.030259725676696905), ('て', 0.10323990225365871), ('生活', 0.16584862674507503), ('リズム', 0.18379763977031294)]</text:span></text:p>
      <text:p text:style-name="P1"><text:span text:style-name="T3"/></text:p>
      <text:p text:style-name="P1"><text:span text:style-name="T3">216</text:span></text:p>
      <text:p text:style-name="P1"><text:span text:style-name="T3">明日始業式なんですけど。暑すぎて。児童生徒も死ぬかも。じゃないですか?。。熱中症警戒アラート出たら休校とかにしません?。夏休み延長とかオンライン授業とかでもいいんですけどね?</text:span></text:p>
      <text:p text:style-name="P1"><text:span text:style-name="T3">right= 1 wrong= -1</text:span></text:p>
      <text:p text:style-name="P1"><text:span text:style-name="T3">[0.8498333 0.1501667]</text:span></text:p>
      <text:p text:style-name="P1"><text:span text:style-name="T3">[('ん', -0.8865907142163479), ('ない', -0.3651052729951908), ('?', -0.3147280539477058), ('ませ', -0.31411430043433075), ('すぎ', -0.29933391490773065), ('し', -0.1914056143127135), ('か', -0.18162315879652535), ('とか', -0.1732072876637786), ('じゃ', -0.15127947977207828), ('たら', -0.12271611024121083), ('症', -0.060465749913583104), ('出', -0.055947306787407156), ('ね', -0.04262283181561904), ('。', -0.03627787512076857), ('延長', -0.019315259897393057), ('夏休み', -0.010727910066874426), ('な', -0.01070136999744473), ('警戒', -</text:span><text:soft-page-break/><text:span text:style-name="T3">0.006712376938562322), ('かも', -0.005169954149689172), ('死ぬ', -0.003335865612135425), ('授業', -0.0011470790803714834), ('生徒', -0.0006288168805276983), ('アラート', 0.003340265453474167), ('オンライン', 0.004952021581042162), ('明日', 0.008323359076327244), ('に', 0.01372230157870261), ('児童', 0.015850583096531274), ('?。', 0.01831514873538378), ('て', 0.04681764431101501), ('けど', 0.06850756102577966), ('熱中', 0.0740971207576517), ('も', 0.10057911281630505), ('でも', 0.1447913855022128), ('いい', 0.2571963562157921), ('です', 0.4469923790597559)]</text:span></text:p>
      <text:p text:style-name="P1"><text:span text:style-name="T3"/></text:p>
      <text:p text:style-name="P1"><text:span text:style-name="T3">220</text:span></text:p>
      <text:p text:style-name="P1"><text:span text:style-name="T3">一派の時のように自粛を求めないのは経済が止まると生活できなくなる方、命を落とされてしまう方がいるからと言うのは理解できます。。でも、何故、子供達のオンライン授業を進めたり、猛暑の登校を中止したりできないのでしょう?選択制にすれば解決しそうなのに疑問。 </text:span></text:p>
      <text:p text:style-name="P1"><text:span text:style-name="T3">right= 1 wrong= -1</text:span></text:p>
      <text:p text:style-name="P1"><text:span text:style-name="T3">[0.81913853 0.18086147]</text:span></text:p>
      <text:p text:style-name="P1"><text:span text:style-name="T3">[('ない', -0.6693460506926702), ('し', -0.35090315450554105), ('のに', -0.3244693139994796), ('?', -0.2884948472859517), ('が', -0.16626364222893272), ('を', -0.13694950923653293), ('う', -0.10436743767764464), ('でき', -0.10048860529200442), ('は', -0.09470211874059728), ('すれ', -0.07715764371652786), ('ば', -0.060095329277873574), ('進め', -0.058249155739481716), ('でしょ', -0.05130896703819961), ('何故', -0.04736593627204109), ('求め', -0.04642759328224741), ('なく', -0.04274942251378224), ('止まる', -0.04116756712652071), ('れ', -0.03578421683982871), ('。', -0.03325404237578373), ('と', -0.03287894657188984), ('の', -0.03143624506036346), ('疑問', -0.027263752800482988), ('中止', -0.025842997053822297), ('言う', -0.020328945782539583), ('経済', -0.015508468835461626), ('落とさ', -0.010517214762540255), ('な', -0.009809389612520073), ('選択', -0.008740372872538807), ('理解', -0.0021088360759946223), ('授業', -0.001051467767063646), ('制', -0.0009669515958529502), ('猛暑', 0.0), ('オンライン', 0.004539260774055028), ('しまう', 0.007161351655441551), ('解決', 0.0074834192130246), ('なる', 0.01764374185792046), ('登校', 0.01857066222199497), ('に', 0.025157041126161354), ('命', 0.026990968298131628), ('て', 0.04291530092845965), ('いる', 0.04320719745505972), ('生活', 0.06894082200745637), ('たり', 0.08175458388942765), ('でも', 0.13272273673996302), ('子供', 0.1364257739804718), ('ます', 0.23113496635885025), ('、', 0.24445161727106937)]</text:span></text:p>
      <text:p text:style-name="P1"><text:span text:style-name="T3"/></text:p>
      <text:p text:style-name="P1"><text:span text:style-name="T3">221</text:span></text:p>
      <text:p text:style-name="P1"><text:span text:style-name="T3">長い試験期間が終わった、明日から夏休みだ..!。オンライン授業の感想は朝早起きして満員電車乗らなくていいとか最高やん!って思ったけど部屋で永遠と質より量の課題をやるはキツいです</text:span></text:p>
      <text:p text:style-name="P1"><text:span text:style-name="T3">right= -1 wrong= 1</text:span></text:p>
      <text:p text:style-name="P1"><text:span text:style-name="T3">[0.2299492 0.7700508]</text:span></text:p>
      <text:p text:style-name="P1"><text:span text:style-name="T3">[('終わっ', -0.1917478745173427), ('し', -0.18420924240837083), ('って', -0.12478622985264014), ('は', -0.09942917482320628), ('が', -0.08728134581236567), ('感想', -0.06772434956882518), ('思っ', -0.05642946709901501), ('とか', -0.055565042426995885), ('だ', -0.05351514889084759), ('期間', -0.053009592640124115), ('なく', -0.044883259859864424), ('を', -0.03594633593449436), ('キツ', -0.027551239560896633), ('乗ら', -0.019014124509419948), ('と', -0.01726004956475103), ('夏休み', -0.01032456750623543), ('の', -0.00943011004990959), ('試験', -0.0040423901989501765), ('やん', -0.0035533726828560525), ('授業', -0.001103951778721083), ('量', 0.0010286905666732585), ('で', 0.004575727085408293), ('オンライン', 0.0047658379672361), ('明日', 0.00801042161301555), ('やる', 0.008557229334458913), ('満員', 0.010862779724220482), ('た', 0.013159683391840881), ('電車', 0.017900380305044303), ('課題', 0.020886949344236797), ('早起き', 0.021987255205945543), ('長い', 0.02316689314194208), ('けど', 0.032965924121709206), ('質', 0.05275757605247933), ('、', 0.06416335482429189), ('部屋', 0.07588362429422747), ('永遠', 0.07858076092667636), ('朝', 0.08437784293446879), ('て', 0.09011483619061021), ('です', 0.14339552822518536), ('い', 0.14477584748694497), ('より', </text:span><text:soft-page-break/><text:span text:style-name="T3">0.16159314716999773), ('!', 0.2364434504603533), ('いい', 0.24752641712640508), ('最高', 0.4915478853859659)]</text:span></text:p>
      <text:p text:style-name="P1"><text:span text:style-name="T3"/></text:p>
      <text:p text:style-name="P1"><text:span text:style-name="T3">225</text:span></text:p>
      <text:p text:style-name="P1"><text:span text:style-name="T3">遠隔授業に向いていない人は学問に向いてない人だと強く感じる。大学はコンパナンパ要領コネで乗り切るべき場所ではない。これを機に以前も制度検討された、全大学学部一・二年の通信化(大学体力的に不可能な場合は放送大学単位共通化)と単位成績を加味した三年時入学の制度化を強く推す。特に国公立。</text:span></text:p>
      <text:p text:style-name="P1"><text:span text:style-name="T3">right= 1 wrong= -1</text:span></text:p>
      <text:p text:style-name="P1"><text:span text:style-name="T3">[0.65449758 0.34550242]</text:span></text:p>
      <text:p text:style-name="P1"><text:span text:style-name="T3">[('ない', -0.7193235365296828), ('は', -0.13569754717826482), ('し', -0.1257012461726083), ('単位', -0.08425914602212163), ('・', -0.07445383756531122), ('を', -0.07358750022360153), ('向い', -0.06898009467292555), ('検討', -0.03718945298531864), ('だ', -0.0365178251467937), ('不可能', -0.03616513438794631), ('。', -0.03176621631536596), ('べき', -0.03146797404584068), ('制度', -0.026740534643352964), ('れ', -0.025637390786159345), ('と', -0.02355592706342512), ('ナンパ', -0.010401035665761454), ('入学', -0.007845828251834532), ('な', -0.00702787924619208), ('の', -0.006434946310623378), ('学問', -0.005169277116346553), ('共通', -0.005127571602531678), ('感じる', -0.005045788061237755), ('通信', -0.0027527897365013437), ('要領', -0.0018556281819561969), ('コネ', -0.0013603992757861565), ('成績', -0.001163939522976294), ('授業', -0.0007533178709463157), ('遠隔', 0.0012956851774038216), ('機', 0.0025019636434328828), ('場所', 0.004654738917955667), ('推す', 0.005042062543219864), ('強く', 0.006091511707448513), ('で', 0.006244796289932978), ('体力', 0.007978843503378054), ('た', 0.008979943568326657), ('(', 0.013500463575441612), ('さ', 0.015266281939616821), ('に', 0.036047227036531015), ('大学', 0.036740804429377966), ('、', 0.043783979319282094), (')', 0.04991990891047038), ('全', 0.0539037716618754), ('て', 0.0614928277197313), ('も', 0.0660530249613746), ('い', 0.09879256983458226), ('特に', 0.11244625748181936)]</text:span></text:p>
      <text:p text:style-name="P1"><text:span text:style-name="T3"/></text:p>
      <text:p text:style-name="P1"><text:span text:style-name="T3">226</text:span></text:p>
      <text:p text:style-name="P1"><text:span text:style-name="T3">中部ジャワのガルットで、子供のオンライン授業のために携帯電話を盗んだ男性への訴えを取り下げ。これは優しい話。新型コロナの影響で急にオンライン授業になり、スマホやパソコンが無くて困っている家は多い。。</text:span></text:p>
      <text:p text:style-name="P1"><text:span text:style-name="T3">right= -1 wrong= 1</text:span></text:p>
      <text:p text:style-name="P1"><text:span text:style-name="T3">[0.33196375 0.66803625]</text:span></text:p>
      <text:p text:style-name="P1"><text:span text:style-name="T3">[('は', -0.09783847629068375), ('が', -0.08588499198616537), ('を', -0.07074251078352799), ('電話', -0.06255417344810477), ('だ', -0.05265899707263368), ('。', -0.04580713898583242), ('急', -0.03536556409339428), ('の', -0.023198110619371284), ('訴え', -0.014487908077896336), ('無く', -0.01269291313800834), ('コロナ', -0.0046601499933878335), ('困っ', -0.003925449723635998), ('授業', -0.0021725808369728538), ('盗ん', -0.0018736304994012502), ('や', -0.0014393313683398277), ('新型', 0.001416454384421888), ('へ', 0.0018726146457178844), ('で', 0.009005046391149811), ('オンライン', 0.009379185250038736), ('パソコン', 0.01238084662463569), ('多い', 0.013290548176243889), ('なり', 0.024876715886367192), ('に', 0.03898529311431174), ('ホ', 0.04144960290158407), ('携帯', 0.04211925171453958), ('いる', 0.044638139251910576), ('スマ', 0.045479256882147504), ('男性', 0.06134266703963172), ('影響', 0.07164353089236392), ('て', 0.08867315131349249), ('優しい', 0.124471765937401), ('、', 0.12627369946234412), ('子供', 0.14094394117609774)]</text:span></text:p>
      <text:p text:style-name="P1"><text:span text:style-name="T3"/></text:p>
      <text:p text:style-name="P1"><text:span text:style-name="T3">236</text:span></text:p>
      <text:p text:style-name="P1"><text:span text:style-name="T3">学校再開か この夏のど真ん中に? オンライン授業すればいいじゃん なぜ登校させる?勉強に登校や集団行動の必要性ないよ? コロナ禍で半年経つのにオンライン授業の整備できなかった?学校バカなの</text:span></text:p>
      <text:p text:style-name="P1"><text:span text:style-name="T3">right= 1 wrong= -1</text:span></text:p>
      <text:p text:style-name="P1"><text:span text:style-name="T3">[0.7802533 0.2197467]</text:span></text:p>
      <text:p text:style-name="P1"><text:span text:style-name="T3">[('?', -0.9864517870359679), ('ない', -0.2860872620702281), ('なかっ', -0.14546844398672137), ('か', -0.14231531580572002), ('バカ', -0.13487506729263282), </text:span><text:soft-page-break/><text:span text:style-name="T3">('なぜ', -0.119357749604491), ('じゃん', -0.10829819747791587), ('よ', -0.07036742154308209), ('すれ', -0.06595637343585904), ('ば', -0.051371060450790935), ('行動', -0.031154099848861992), ('必要', -0.031141015915255938), ('でき', -0.0286334300247185), ('再開', -0.026848626029397242), ('半年', -0.02400847416863324), ('の', -0.019194660796760864), ('せる', -0.016940046981136568), ('な', -0.008385322999730473), ('コロナ', -0.0038559174000322586), ('ど', -0.002644457825036279), ('授業', -0.0017976443385184166), ('や', -0.0011909365311134734), ('整備', 0.0), ('で', 0.003725493290666547), ('た', 0.005357215505699743), ('オンライン', 0.0077605578479371645), ('真ん中', 0.007952844263388848), ('集団', 0.010329844984948697), ('さ', 0.018214983579577022), ('経つ', 0.022731625844836796), ('登校', 0.0317493763019807), ('に', 0.03225734585327154), ('この', 0.044567898740489935), ('学校', 0.06492969444044418), ('勉強', 0.06621195835606544), ('いい', 0.2015325628156136), (' ', 0.20550197286748936)]</text:span></text:p>
      <text:p text:style-name="P1"><text:span text:style-name="T3"/></text:p>
      <text:p text:style-name="P1"><text:span text:style-name="T3">240</text:span></text:p>
      <text:p text:style-name="P1"><text:span text:style-name="T3">金持ちが良い教育を受け→良い大学→良い就職先→母校に寄付or子供を入学させるのサイクルで金回りがいい大学が学費返還に応じてる一方、弊学の様な無名単科大学は「元々少ないから今更何人やめようが問題ない。むしろオンライン授業のサーバー負荷が減って幸せ」って感じで返還に応じないこの格差よ</text:span></text:p>
      <text:p text:style-name="P1"><text:span text:style-name="T3">right= -1 wrong= 1</text:span></text:p>
      <text:p text:style-name="P1"><text:span text:style-name="T3">[0.45530319 0.54469681]</text:span></text:p>
      <text:p text:style-name="P1"><text:span text:style-name="T3">[('ない', -0.5074812465298554), ('が', -0.3151422209917308), ('てる', -0.11836805503307206), ('やめ', -0.1150676942026876), ('って', -0.0901118314776814), ('よ', -0.062411284132966816), ('→', -0.062104327668897265), ('を', -0.05191582708756299), ('は', -0.035900375611212204), ('教育', -0.0182069501695638), ('金持ち', -0.017665140023078486), ('元々', -0.01617596401761134), ('せる', -0.015024709761721556), ('の', -0.010214642536723743), ('。', -0.008404124622610133), ('入学', -0.008302823067299656), ('な', -0.007437231105057172), ('or', -0.0071051167528758275), ('学', -0.0049444834760895345), ('就職', -0.004652942914473085), ('無名', -0.004423219986398481), ('応じ', -0.00387320238687391), ('一方', -0.003298368075381448), ('格差', -0.002241872801150578), ('「', -0.0011019604931649702), ('授業', -0.0007971962672570169), ('受け', 0.0006236205096158736), ('母校', 0.0007226536566486247), ('むしろ', 0.0012803397697052823), ('負荷', 0.0023352033266582635), ('オンライン', 0.003441552711871028), ('で', 0.006608536029898343), ('今更', 0.006900294013170856), ('寄付', 0.012143840817544292), ('減っ', 0.013770754923765212), ('サイクル', 0.014300397451453842), ('幸せ', 0.015016342935306447), ('」', 0.01571356460121806), ('さ', 0.016155494840269145), ('大学', 0.025920560475864485), ('に', 0.02861014846467444), ('て', 0.03253729574984562), ('サーバー', 0.03306745797921411), ('少ない', 0.03941965717423495), ('この', 0.03952880083575363), ('、', 0.04633425838569749), ('問題', 0.08189671392892069), ('子供', 0.10343457135029643), ('いい', 0.17874615502615068), ('良い', 0.6367534927747448)]</text:span></text:p>
      <text:p text:style-name="P1"><text:span text:style-name="T3"/></text:p>
      <text:p text:style-name="P1"><text:span text:style-name="T3">242</text:span></text:p>
      <text:p text:style-name="P1"><text:span text:style-name="T3">0月頃にさっさとオンライン授業を導入していれば夏休みが短くなることはなかったはず。。さらに年0時間とかの授業時間の縛りもいらないし教科書をなぞるだけの授業もいらなかった。。自分たちが変われなかったのが原因で自分たちと生徒、更に..</text:span></text:p>
      <text:p text:style-name="P1"><text:span text:style-name="T3">right= 1 wrong= -1</text:span></text:p>
      <text:p text:style-name="P1"><text:span text:style-name="T3">[0.83291494 0.16708506]</text:span></text:p>
      <text:p text:style-name="P1"><text:span text:style-name="T3">[('なかっ', -0.45490613237410743), ('し', -0.3126776415196708), ('ない', -0.2982155358306778), ('..', -0.28812806236543487), ('だけ', -0.22278669207099627), ('が', -0.2222276553592172), ('を', -0.06101548106014434), ('いら', -0.05576616028070684), ('ば', -0.05354886550231001), ('0', -0.04901228954825004), ('とか', -0.047158183242775265), ('は', -0.04219288820080725), ('。', -0.03950869979384793), ('原因', -0.038728114169854534), ('の', -0.016006713512995194), ('と', -0.014648644986158768), ('教科書', -</text:span><text:soft-page-break/><text:span text:style-name="T3">0.01449648866139426), ('変われ', -0.013073309608714447), ('短く', -0.009075273713087561), ('夏休み', -0.008762484920283307), ('月頃', -0.008705374509215042), ('更に', -0.008115582621450642), ('さらに', -0.005444070943124145), ('授業', -0.0028107794756307087), ('縛り', -0.002761003185376346), ('生徒', -0.0005136134064226811), ('導入', 0.001124767400392562), ('で', 0.0038834304256335386), ('オンライン', 0.004044777981760403), ('なぞる', 0.006754656489617658), ('いれ', 0.008291897115007621), ('に', 0.011208283804153266), ('なる', 0.0157217269804548), ('た', 0.016752981740939806), ('て', 0.038240337560732335), ('さっさと', 0.04269720483582208), ('、', 0.05445559135945316), ('も', 0.1643046882113022)]</text:span></text:p>
      <text:p text:style-name="P1"><text:span text:style-name="T3"/></text:p>
      <text:p text:style-name="P1"><text:span text:style-name="T3">248</text:span></text:p>
      <text:p text:style-name="P1"><text:span text:style-name="T3">重症患者は増え続け、オンライン授業の件では何も言わず、どうお考えですか?。大人でさえ辛いこの猛暑を子供達は。明日から学校です。。我が子であればコロナ&amp;熱中症で知事は心配ではないのですか?。何か発信されてはどうですか? </text:span></text:p>
      <text:p text:style-name="P1"><text:span text:style-name="T3">right= 1 wrong= -1</text:span></text:p>
      <text:p text:style-name="P1"><text:span text:style-name="T3">[0.60488793 0.39511207]</text:span></text:p>
      <text:p text:style-name="P1"><text:span text:style-name="T3">[('か', -0.5984982755715753), ('どう', -0.3263449109509311), ('ない', -0.3007805801551384), ('?', -0.25927888107695335), ('は', -0.25533481391791757), ('ず', -0.1325035177510425), ('さえ', -0.06733893683897255), ('ば', -0.054009455904333835), ('症', -0.04981282025681014), ('患者', -0.035916011482462186), ('考え', -0.03239767963523745), ('れ', -0.03216033766193944), ('を', -0.030770147069291542), ('。', -0.029886394781715914), ('発信', -0.020185868706048535), ('言わ', -0.01866090810248299), ('の', -0.008072196110449107), ('件', -0.005269387126944891), ('辛い', -0.004081426352973773), ('コロナ', -0.004053955650522092), ('授業', -0.0009449852872502942), ('重症', -0.0008284365980397055), ('猛暑', 0.0), ('続け', 0.0021484125097762023), ('オンライン', 0.004079568371794638), ('明日', 0.006856939510293574), ('知事', 0.0093905522062729), ('我が', 0.011708296132550212), ('さ', 0.019150497260645577), ('で', 0.019584165076452935), ('?。', 0.03017672693173591), ('学校', 0.03413222773668718), ('て', 0.038569254565516777), ('&amp;', 0.04593967851828616), ('この', 0.04685688675006213), ('お', 0.05839795722898804), ('熱中', 0.06104259953979189), ('増え', 0.06569977257584297), ('も', 0.0828589618993967), ('心配', 0.10499848761835433), ('、', 0.10984796158364676), ('子供', 0.12260989185936326), ('大人', 0.15984286161778483), ('です', 0.4909876211704375)]</text:span></text:p>
      <text:p text:style-name="P1"><text:span text:style-name="T3"/></text:p>
      <text:p text:style-name="P1"><text:span text:style-name="T3">255</text:span></text:p>
      <text:p text:style-name="P1"><text:span text:style-name="T3">学生の方はオンライン授業ばかりで運動不足の方多いですよね。。確かにコロナは怖いですが運動不足が原因で免疫力が下がってしまったり体型が太ってしまったりと運動不足による弊害もかなりあります。。週に数回運動をすることでとてもメリットがあるので興味がある方は一度dmください^^</text:span></text:p>
      <text:p text:style-name="P1"><text:span text:style-name="T3">right= -1 wrong= 1</text:span></text:p>
      <text:p text:style-name="P1"><text:span text:style-name="T3">[0.38037423 0.61962577]</text:span></text:p>
      <text:p text:style-name="P1"><text:span text:style-name="T3">[('が', -0.3951387309947958), ('しまっ', -0.24315665439899128), ('は', -0.11253354768372287), ('ください', -0.08762192235210527), ('不足', -0.08496742949155908), ('ばかり', -0.08085552750333676), ('よ', -0.06521160386583905), ('する', -0.0519428994685919), ('。', -0.035124830603465024), ('原因', -0.034430858441451793), ('ね', -0.03095109090002596), ('メリット', -0.029140191356130395), ('を', -0.027122614102833856), ('下がっ', -0.020757135673023015), ('による', -0.016124391191398857), ('と', -0.013023237322257913), ('怖い', -0.009782853175346726), ('の', -0.007115307560054132), ('免疫', -0.006585250212598287), ('コロナ', -0.003573394512918885), ('授業', -0.0008329655110594002), ('学生', 0.0005247356258270588), ('オンライン', 0.0035959710691385984), ('dm', 0.0087234225572489), ('多い', 0.010191168094172871), ('で', 0.01035757971579416), ('体型', 0.01366935077636228), ('に', 0.019929234423338174), ('あり', 0.033490945375770506), ('興味', 0.03595947496925361), ('かなり', 0.05931069904008737), ('たり', 0.06476541733759457), ('て', 0.06799441065125596), ('^^', 0.07041102914167423), ('も', 0.07303675356175325), ('ので', 0.10500436252259687), ('ある', 0.12048343593517831), ('運動', 0.12451662120428365), </text:span><text:soft-page-break/><text:span text:style-name="T3">('ます', 0.18310352576423117), ('です', 0.21639265727729212), ('とても', 0.30611490142610914)]</text:span></text:p>
      <text:p text:style-name="P1"><text:span text:style-name="T3"/></text:p>
      <text:p text:style-name="P1"><text:span text:style-name="T3">257</text:span></text:p>
      <text:p text:style-name="P1"><text:span text:style-name="T3">さてプール作るか😩💨。日差し強いなぁ~😭。。来週から学校なんて絶対無理だわ。。感染者増えてるし熱中症も怖いし。。何があれば、何が起これば学校関係は動くんだろうか..🤔。そろそろオンライン授業全国で始めましょうよ😭。。</text:span></text:p>
      <text:p text:style-name="P1"><text:span text:style-name="T3">right= 1 wrong= -1</text:span></text:p>
      <text:p text:style-name="P1"><text:span text:style-name="T3">[0.87544004 0.12455996]</text:span></text:p>
      <text:p text:style-name="P1"><text:span text:style-name="T3">[('し', -0.3412184909509423), ('か', -0.32377932271643606), ('..', -0.3144280549230368), ('ん', -0.2634206478932999), ('う', -0.2029739495443611), ('無理', -0.18907479372483288), ('が', -0.16167489055863687), ('てる', -0.15181353900222705), ('わ', -0.13337252969509705), ('ば', -0.1168734866364514), ('。', -0.10778751926081107), ('だろ', -0.08766039572493058), ('よ', -0.08004590356115887), ('ましょ', -0.07325779455486867), ('なんて', -0.06524022107066597), ('症', -0.053896099165675004), ('そろそろ', -0.050608408926368524), ('だ', -0.0495641752520454), ('は', -0.04604420568982558), ('感染', -0.026152104240365317), ('作る', -0.01574615110040555), ('怖い', -0.012008251222249024), ('来週', -0.006266129312752838), ('強い', -0.004253102938391516), ('授業', -0.0010224480462895035), ('で', 0.004237905413087519), ('オンライン', 0.004413980585436443), ('プール', 0.006057971272697542), ('全国', 0.006218486830458464), ('さて', 0.011265532487148911), ('日差し', 0.017156394529635757), ('絶対', 0.0174262812936371), ('なぁ', 0.019230513342131546), ('動く', 0.023443624799297597), ('始め', 0.02990348699756666), ('、', 0.059426234051163575), ('熱中', 0.06604641096741408), ('増え', 0.07108534388646318), ('学校', 0.07386026012411516), ('も', 0.08965111399578374), ('~', 0.11244275451141969)]</text:span></text:p>
      <text:p text:style-name="P1"><text:span text:style-name="T3"/></text:p>
      <text:p text:style-name="P1"><text:span text:style-name="T3">258</text:span></text:p>
      <text:p text:style-name="P1"><text:span text:style-name="T3">オンライン授業の毎回のコメント読んでる間はだいたい藤井風かsnowmanのyoutubeをパソコンで再生してたから、オンライン授業の記憶とともに一生思い出すんだろうな、藤井風は大学生と同世代だからなんかいろいろ思うところあって存在がとてもありがたかった</text:span></text:p>
      <text:p text:style-name="P1"><text:span text:style-name="T3">right= 1 wrong= -1</text:span></text:p>
      <text:p text:style-name="P1"><text:span text:style-name="T3">[0.58324615 0.41675385]</text:span></text:p>
      <text:p text:style-name="P1"><text:span text:style-name="T3">[('ん', -0.27243721441523133), ('再生', -0.22997235374621466), ('し', -0.17644899123340135), ('か', -0.16743094641891143), ('う', -0.10496074976461622), ('は', -0.09524048504488616), ('だろ', -0.0906609038313142), ('が', -0.08360441213880015), ('記憶', -0.07213815901029179), ('なんか', -0.058438692079989835), ('だ', -0.0512606963366255), ('同', -0.050125528882701505), ('コメント', -0.04422059312450542), ('を', -0.0344320112891918), ('風', -0.019158620455008737), ('の', -0.018065688602505157), ('と', -0.016532929045912154), ('読ん', -0.016253329747147764), ('思い出す', -0.010952140675420361), ('な', -0.00986515441380702), ('だいたい', -0.005853843216631381), ('授業', -0.002114890384205853), ('でる', 0.0005667004403610345), ('で', 0.004382963730939028), ('毎回', 0.005171284256672511), ('ありがたかっ', 0.00867267777692129), ('オンライン', 0.009130131482072047), ('youtube', 0.00924621683197387), ('パソコン', 0.012052087098058427), ('た', 0.01260530052174924), ('大学生', 0.019743213374979446), ('とともに', 0.02375721403743446), ('思う', 0.026877383521450977), ('一生', 0.027397950256071668), ('存在', 0.04195383853465514), ('世代', 0.08412796500414448), ('て', 0.08631853501544949), ('あっ', 0.09414261029699873), ('、', 0.12292064268739022), ('とても', 0.3886112047213162)]</text:span></text:p>
      <text:p text:style-name="P1"><text:span text:style-name="T3"/></text:p>
      <text:p text:style-name="P1"><text:span text:style-name="T3">259</text:span></text:p>
      <text:p text:style-name="P1"><text:span text:style-name="T3">オンライン授業あったのだ。困った、、だワイ </text:span></text:p>
      <text:p text:style-name="P1"><text:span text:style-name="T3">right= -1 wrong= 1</text:span></text:p>
      <text:p text:style-name="P1"><text:span text:style-name="T3">[0.35152538 0.64847462]</text:span></text:p>
      <text:p text:style-name="P1"><text:span text:style-name="T3">[('だ', -0.2729405268599186), ('。', -0.02967827281132386), ('の', -0.012023974793656654), ('困っ', -0.01017313636123288), ('授業', -</text:span><text:soft-page-break/><text:span text:style-name="T3">0.002815213882022934), ('オンライン', 0.012153477591546905), ('た', 0.033558823928574164), ('あっ', 0.25063387244772606), ('、', 0.3272490170318343)]</text:span></text:p>
      <text:p text:style-name="P1"><text:span text:style-name="T3"/></text:p>
      <text:p text:style-name="P1"><text:span text:style-name="T3">262</text:span></text:p>
      <text:p text:style-name="P1"><text:span text:style-name="T3">なかなか心配ではありますよね、、。しかしずっとオンライン授業を続けるわけにもいかないので、一人一人が危機感を持って万全な感染対策をした上で北見に来るようにすることが大切ですね。。</text:span></text:p>
      <text:p text:style-name="P1"><text:span text:style-name="T3">right= -1 wrong= 1</text:span></text:p>
      <text:p text:style-name="P1"><text:span text:style-name="T3">[0.34073186 0.65926814]</text:span></text:p>
      <text:p text:style-name="P1"><text:span text:style-name="T3">[('ない', -0.4503116862035314), ('し', -0.2360748838900394), ('が', -0.22371226664883423), ('を', -0.13820197571621656), ('よ', -0.1107608637293382), ('ね', -0.10513986340544444), ('いか', -0.09037932180494232), ('する', -0.08822418202723033), ('は', -0.06371214222149203), ('危機', -0.04893205617899895), ('。', -0.04474422125842488), ('しかし', -0.037710501009781246), ('感染', -0.03618710671170559), ('来る', -0.02264263755435836), ('な', -0.013198801344895102), ('万全', -0.0019755737064292376), ('授業', -0.0014147785668866054), ('対策', -0.0004188319029040729), ('オンライン', 0.006107699212289238), ('た', 0.00843245075041181), ('で', 0.011728122066813125), ('続ける', 0.016626917500291504), ('に', 0.05077422776016999), ('あり', 0.05688383381221562), ('て', 0.05774370822096574), ('大切', 0.08361362836809355), ('も', 0.12405175503932568), ('持っ', 0.1435468484745057), ('ずっと', 0.15075179887868845), ('心配', 0.15719780174589176), ('ので', 0.17834822637208475), ('です', 0.18376972964833818), ('、', 0.24668724015313226), ('なかなか', 0.2701369321146672), ('ます', 0.3109984030949034)]</text:span></text:p>
      <text:p text:style-name="P1"><text:span text:style-name="T3"/></text:p>
      <text:p text:style-name="P1"><text:span text:style-name="T3">265</text:span></text:p>
      <text:p text:style-name="P1"><text:span text:style-name="T3">だいたい百万歩譲ってオンライン授業で教員の手間が大幅に減るのだとしたら、その分他の業務ができるってことなんで、業務合理化の観点から一般の会社であっても普通に歓迎すべきことだよな。</text:span></text:p>
      <text:p text:style-name="P1"><text:span text:style-name="T3">right= 1 wrong= -1</text:span></text:p>
      <text:p text:style-name="P1"><text:span text:style-name="T3">[0.55093089 0.44906911]</text:span></text:p>
      <text:p text:style-name="P1"><text:span text:style-name="T3">[('し', -0.17788267950552353), ('が', -0.16856743408707797), ('って', -0.12050051691961733), ('たら', -0.11404613488786192), ('会社', -0.10378354988947434), ('だ', -0.10335440235661524), ('す', -0.09457573036924397), ('よ', -0.08345843022292015), ('普通', -0.07199790863367564), ('べき', -0.04453104254987243), ('んで', -0.0233120844878767), ('の', -0.022765595550183662), ('な', -0.019890622084004838), ('と', -0.016667262862791837), ('譲っ', -0.016274621763437948), ('その', -0.014349590457701168), ('。', -0.011238272984521765), ('減る', -0.010447235005805605), ('教員', -0.0067792433709858175), ('だいたい', -0.005901407027044017), ('観点', -0.005618354364651435), ('授業', -0.0010660371753142361), ('歓迎', -0.0010262584875073315), ('オンライン', 0.0046021579407059705), ('合理', 0.008556683083734954), ('で', 0.008837152620540167), ('歩', 0.01665262588956637), ('業務', 0.021582139638890264), ('大幅', 0.024784311421194333), ('手間', 0.025098337539044165), ('に', 0.025505623568747773), ('一般', 0.03977808271895597), ('て', 0.08701989278719623), ('も', 0.09347313115289488), ('あっ', 0.09490754046376426), ('、', 0.12391940092675878), ('できる', 0.14250786816625158)]</text:span></text:p>
      <text:p text:style-name="P1"><text:span text:style-name="T3"/></text:p>
      <text:p text:style-name="P1"><text:span text:style-name="T3">273</text:span></text:p>
      <text:p text:style-name="P1"><text:span text:style-name="T3">先進国って呼ぼれてる他所の国は学校で感染者が出たらすぐ休校し、オンライン授業に移行ですよ。日本はいつまで教育現場を放置するつもりですか?もうあっちこっちの学校で集団感染が起きてます。文科省のガイドラインなんて何の意味も無いって事です。 </text:span></text:p>
      <text:p text:style-name="P1"><text:span text:style-name="T3">right= 1 wrong= -1</text:span></text:p>
      <text:p text:style-name="P1"><text:span text:style-name="T3">[0.79960936 0.20039064]</text:span></text:p>
      <text:p text:style-name="P1"><text:span text:style-name="T3">[('?', -0.2996490941740679), ('って', -0.2468979181736449), ('無い', -0.19101730274448697), ('し', -0.1822351653410771), ('か', -0.1729213977965069), ('が', -0.17269199175193392), ('てる', -0.16215865268018234), ('日本', -0.13997888646796872), ('意味', -0.12894067024160732), ('すぐ', -0.1259537596416812), ('たら', -0.11683664933299451), ('は', -0.09836364276155597), ('よ', -0.08550051569415637), ('もう', -0.08507212874576196), ('起き', -0.08228484406594373), ('なんて', -0.06968592141983625), ('する', -0.06810359549431066), ('感染', -0.055868402992793845), ('出', -</text:span><text:soft-page-break/><text:span text:style-name="T3">0.053266811108967034), ('放置', -0.04738178739126789), ('つもり', -0.04631172262001734), ('れ', -0.03716776317725673), ('を', -0.03556111727502986), ('。', -0.034539763081636456), ('教育', -0.024942663019061843), ('の', -0.018658104682067085), ('他所', -0.009188810184869948), ('授業', -0.0010921212871492206), ('オンライン', 0.004714764897749707), ('省', 0.004944195805534808), ('で', 0.009053382675734113), ('集団', 0.012551363313960132), ('に', 0.013064851342183922), ('現場', 0.028636955341757486), ('移行', 0.03158254675939656), ('まで', 0.039139754992111), ('て', 0.04457456058712307), ('、', 0.06347574867780731), ('学校', 0.07889336054644383), ('も', 0.09576025927845914), ('ます', 0.24007147424970918), ('です', 0.4255764931276912)]</text:span></text:p>
      <text:p text:style-name="P1"><text:span text:style-name="T3"/></text:p>
      <text:p text:style-name="P1"><text:span text:style-name="T3">276</text:span></text:p>
      <text:p text:style-name="P1"><text:span text:style-name="T3">現役大学生(新入生)から言わせて頂くとまじでオンライン授業困ってます..。。</text:span></text:p>
      <text:p text:style-name="P1"><text:span text:style-name="T3">right= -1 wrong= 1</text:span></text:p>
      <text:p text:style-name="P1"><text:span text:style-name="T3">[0.26576502 0.73423498]</text:span></text:p>
      <text:p text:style-name="P1"><text:span text:style-name="T3">[('まじ', -0.05859463408965376), ('言わ', -0.03356253603933319), ('と', -0.026572901463543526), ('困っ', -0.006141727063384314), ('頂く', -0.0026682365301932843), ('授業', -0.0016996012512251499), ('で', 0.007044611575909787), ('オンライン', 0.007337298900532227), ('(', 0.03045912710940492), ('新入生', 0.030616348794043256), ('大学生', 0.03173269915633986), ('現役', 0.045071123926018454), ('せ', 0.05184535366645556), (')', 0.11262701034650915), ('て', 0.13873729930572148), ('ます', 0.37360848361755444)]</text:span></text:p>
      <text:p text:style-name="P1"><text:span text:style-name="T3"/></text:p>
      <text:p text:style-name="P1"><text:span text:style-name="T3">279</text:span></text:p>
      <text:p text:style-name="P1"><text:span text:style-name="T3">大学は学校によるけど0月0月まで休みあってオンライン授業とか聞くと嫌になるな。 </text:span></text:p>
      <text:p text:style-name="P1"><text:span text:style-name="T3">right= -1 wrong= 1</text:span></text:p>
      <text:p text:style-name="P1"><text:span text:style-name="T3">[0.37553401 0.62446599]</text:span></text:p>
      <text:p text:style-name="P1"><text:span text:style-name="T3">[('0', -0.09998198603139004), ('とか', -0.09619972585861852), ('は', -0.08607083646978357), ('と', -0.029882313841778294), ('。', -0.02014881526304827), ('な', -0.017830696513142952), ('休み', -0.017056231864545867), ('聞く', -0.01000783724765908), ('授業', -0.0019112710768399602), ('オンライン', 0.00825109251985315), ('に', 0.022864193553731232), ('大学', 0.031072158493329147), ('なる', 0.03207133357444395), ('よる', 0.03423229839165547), ('けど', 0.05707388539028066), ('まで', 0.06849667939931207), ('学校', 0.06903381517300396), ('て', 0.0780078819225308), ('あっ', 0.17015732777699918)]</text:span></text:p>
      <text:p text:style-name="P1"><text:span text:style-name="T3"/></text:p>
      <text:p text:style-name="P1"><text:span text:style-name="T3">280</text:span></text:p>
      <text:p text:style-name="P1"><text:span text:style-name="T3">それは、良くないですかねww。正直、オンライン授業の方が慣れましたww </text:span></text:p>
      <text:p text:style-name="P1"><text:span text:style-name="T3">right= 1 wrong= -1</text:span></text:p>
      <text:p text:style-name="P1"><text:span text:style-name="T3">[0.61840367 0.38159633]</text:span></text:p>
      <text:p text:style-name="P1"><text:span text:style-name="T3">[('ない', -0.6276303674997747), ('正直', -0.31310127593272064), ('か', -0.31221737491431595), ('が', -0.1559015859823297), ('は', -0.08879999445228559), ('ね', -0.07327032934051993), ('。', -0.020787699492230957), ('慣れ', -0.015272526150855954), ('の', -0.008422012167006046), ('授業', -0.001971874190856567), ('オンライン', 0.008512720452594633), ('た', 0.011752886557362481), ('良く', 0.01811760707502191), ('、', 0.2292166484361625), ('です', 0.2561325110767606), ('ww', 0.2944876983416075)]</text:span></text:p>
      <text:p text:style-name="P1"><text:span text:style-name="T3"/></text:p>
      <text:p text:style-name="P1"><text:span text:style-name="T3">283</text:span></text:p>
      <text:p text:style-name="P1"><text:span text:style-name="T3">うわぁ..かなのクラスにもいるわ笑笑。そう言うやつに限って裏が怖んだよね笑笑。。それな??オンライン授業で十分。 </text:span></text:p>
      <text:p text:style-name="P1"><text:span text:style-name="T3">right= 1 wrong= -1</text:span></text:p>
      <text:p text:style-name="P1"><text:span text:style-name="T3">[0.63534705 0.36465295]</text:span></text:p>
      <text:p text:style-name="P1"><text:span text:style-name="T3">[('..', -0.40148675902970243), ('ん', -0.33635644316176694), ('??', -0.17803511235021838), ('わ', -0.17030065813937673), ('う', -0.1295866445345831), ('が', -0.1032196822302596), ('よ', -0.1022089787828892), ('だ', -0.06328748269868824), ('かな', -0.05701516452368049), ('。', -0.05505267242449754), ('ね', -</text:span><text:soft-page-break/><text:span text:style-name="T3">0.04851098892792622), ('限っ', -0.04010453061988206), ('裏', -0.030209284995358583), ('言う', -0.02524120481927904), ('怖', -0.014045432779580988), ('な', -0.012179717286392213), ('の', -0.005576065273102962), ('わぁ', -0.001458386011147392), ('授業', -0.0013055430199493572), ('で', 0.005411294834334711), ('オンライン', 0.005636121624390927), ('クラス', 0.011785768732371414), ('に', 0.031235954609011643), ('て', 0.053285296355437654), ('いる', 0.05364772636497985), ('十分', 0.07653480128706322), ('も', 0.11447367573602765), ('笑', 0.5515679523742673)]</text:span></text:p>
      <text:p text:style-name="P1"><text:span text:style-name="T3"/></text:p>
      <text:p text:style-name="P1"><text:span text:style-name="T3">284</text:span></text:p>
      <text:p text:style-name="P1"><text:span text:style-name="T3">明日から約一週間は完全オンライン授業だから夜更かししても大丈夫なのだ</text:span></text:p>
      <text:p text:style-name="P1"><text:span text:style-name="T3">right= 1 wrong= -1</text:span></text:p>
      <text:p text:style-name="P1"><text:span text:style-name="T3">[0.56683142 0.43316858]</text:span></text:p>
      <text:p text:style-name="P1"><text:span text:style-name="T3">[('し', -0.31887468191466367), ('完全', -0.2099697270772674), ('だ', -0.18527437447850273), ('週間', -0.14622839243259744), ('は', -0.08605824029312285), ('な', -0.017828087050838697), ('約', -0.00826729787433874), ('の', -0.008161977388514978), ('授業', -0.0019109913687632427), ('大丈夫', 0.0035488310760795304), ('オンライン', 0.008249885000288022), ('更かし', 0.008984638019755756), ('明日', 0.013866408712490352), ('て', 0.07799646573207736), ('夜', 0.11705464508111246), ('も', 0.1675610860304219)]</text:span></text:p>
      <text:p text:style-name="P1"><text:span text:style-name="T3"/></text:p>
      <text:p text:style-name="P1"><text:span text:style-name="T3">286</text:span></text:p>
      <text:p text:style-name="P1"><text:span text:style-name="T3">対面授業が半分以下の大学名を公表するらしいけどアホらしいから気にするなよ電通大。半分対面にすると遠隔授業と対面授業が混ざりまくる 学生からしたらこれほどやりづらいことはない。そこまで考えて対面授業をしろって言ってるのかな..?</text:span></text:p>
      <text:p text:style-name="P1"><text:span text:style-name="T3">right= 1 wrong= -1</text:span></text:p>
      <text:p text:style-name="P1"><text:span text:style-name="T3">[0.70002249 0.29997751]</text:span></text:p>
      <text:p text:style-name="P1"><text:span text:style-name="T3">[('ない', -0.2190935281359643), ('する', -0.12877312248023004), ('し', -0.1148592870236536), ('か', -0.10898900014641363), ('が', -0.10884440996992792), ('てる', -0.10220545083437702), ('半分', -0.09240136217306452), ('って', -0.07780748242517442), ('..?', -0.07665096599065217), ('しろ', -0.07447319192862557), ('たら', -0.07363987195063866), ('アホ', -0.061551845542587684), ('よ', -0.053889315239487916), ('を', -0.04482696375674515), ('づらい', -0.04152439838049093), ('は', -0.03099834726051921), ('言っ', -0.03090120447334221), ('考え', -0.023599003403217533), ('と', -0.021524185877767207), ('。', -0.014513161438399357), ('な', -0.012843423976839711), ('の', -0.005879920587730436), ('混ざり', -0.0035278247215433474), ('授業', -0.00275337138472778), ('ほど', -0.00046519567915834903), ('学生', 0.00043362901510228817), ('遠隔', 0.0011839299944517887), ('公表', 0.006513707998371856), ('まくる', 0.008845538791383549), ('に', 0.016469044351836947), ('けど', 0.020555117057054463), ('対面', 0.021141054313428418), ('まで', 0.02466902776014891), ('て', 0.028094480222009964), ('らしい', 0.031469004876175946), (' ', 0.039344771896369), ('やり', 0.04686604378223775), ('大', 0.11716863399719178)]</text:span></text:p>
      <text:p text:style-name="P1"><text:span text:style-name="T3"/></text:p>
      <text:p text:style-name="P1"><text:span text:style-name="T3">287</text:span></text:p>
      <text:p text:style-name="P1"><text:span text:style-name="T3">ワイ大学生、今日もオンライン授業で引きこもりwwwww</text:span></text:p>
      <text:p text:style-name="P1"><text:span text:style-name="T3">right= -1 wrong= 1</text:span></text:p>
      <text:p text:style-name="P1"><text:span text:style-name="T3">[0.34510319 0.65489681]</text:span></text:p>
      <text:p text:style-name="P1"><text:span text:style-name="T3">[('引き', -0.06105960249772885), ('今日', -0.05707765656388198), ('授業', -0.00199183497753931), ('で', 0.008255879860032313), ('オンライン', 0.008598892581542807), ('大学生', 0.03718889949378887), ('こもり', 0.04400586715077587), ('wwwww', 0.055918745941254906), ('、', 0.11576847547032214), ('も', 0.17464968051941912)]</text:span></text:p>
      <text:p text:style-name="P1"><text:span text:style-name="T3"/></text:p>
      <text:p text:style-name="P1"><text:span text:style-name="T3">289</text:span></text:p>
      <text:p text:style-name="P1"><text:span text:style-name="T3">令和0年0月0日の通達です。。(左)。全面的に遠隔授業を用いる予定は極少数。(右)。学生が納得できる学修機会を確保</text:span></text:p>
      <text:p text:style-name="P1"><text:span text:style-name="T3">right= -1 wrong= 1</text:span></text:p>
      <text:p text:style-name="P1"><text:span text:style-name="T3">[0.40920658 0.59079342]</text:span></text:p>
      <text:p text:style-name="P1"><text:soft-page-break/><text:span text:style-name="T3">[('が', -0.1180283854680846), ('0', -0.1171401744465839), (')。', -0.10869617449381554), ('を', -0.09721866578369542), ('は', -0.06722779571957704), ('。', -0.04721321967068056), ('確保', -0.019026445054170248), ('納得', -0.011553045706316779), ('予定', -0.009067969801044677), ('の', -0.006376051226168762), ('授業', -0.0014928464365934375), ('通達', 0.0), ('学生', 0.0009404347464197592), ('遠隔', 0.002567653144355145), ('に', 0.017858654528851225), ('全面', 0.020346150347187366), ('(', 0.053507608722039114), ('機会', 0.16521578713612461), ('です', 0.1939101937789318), ('できる', 0.19956373764902324)]</text:span></text:p>
      <text:p text:style-name="P1"><text:span text:style-name="T3"/></text:p>
      <text:p text:style-name="P1"><text:span text:style-name="T3">295</text:span></text:p>
      <text:p text:style-name="P1"><text:span text:style-name="T3">オンライン授業で家にこもってると、課題の期限に追われてる時が一番生きてる感じする。ちなみに後0分で締め切り</text:span></text:p>
      <text:p text:style-name="P1"><text:span text:style-name="T3">right= 1 wrong= -1</text:span></text:p>
      <text:p text:style-name="P1"><text:span text:style-name="T3">[0.62937515 0.37062485]</text:span></text:p>
      <text:p text:style-name="P1"><text:span text:style-name="T3">[('てる', -0.7298976100325733), ('が', -0.12955159445001344), ('する', -0.10218110631025126), ('れ', -0.055765677758478724), ('0', -0.042858888883728845), ('追わ', -0.041028801178940394), ('期限', -0.030833137863607172), ('と', -0.025619070381966536), ('。', -0.01727422846404844), ('の', -0.006998550385733167), ('授業', -0.0016385942700368216), ('生き', 0.0039049181272113476), ('ちなみに', 0.005023633589835305), ('こもっ', 0.006914218078401198), ('オンライン', 0.007073927444624414), ('で', 0.013583492192183237), ('課題', 0.031002473272578403), ('に', 0.039204419509241556), ('、', 0.09523758880412794), ('一番', 0.13578856842915982)]</text:span></text:p>
      <text:p text:style-name="P1"><text:span text:style-name="T3"/></text:p>
      <text:p text:style-name="P1"><text:span text:style-name="T3">297</text:span></text:p>
      <text:p text:style-name="P1"><text:span text:style-name="T3">今日は徹夜でオンライン授業をショウカすふ🔥</text:span></text:p>
      <text:p text:style-name="P1"><text:span text:style-name="T3">right= 1 wrong= -1</text:span></text:p>
      <text:p text:style-name="P1"><text:span text:style-name="T3">[0.56577681 0.43422319]</text:span></text:p>
      <text:p text:style-name="P1"><text:span text:style-name="T3">[('す', -0.2345149893647821), ('は', -0.11904111565560185), ('を', -0.0860731659692813), ('ふ', -0.08536465078952603), ('今日', -0.07574884792568794), ('授業', -0.0026434022328479002), ('で', 0.010956535808550799), ('オンライン', 0.01141175454110676)]</text:span></text:p>
      <text:p text:style-name="P1"><text:span text:style-name="T3"/></text:p>
      <text:p text:style-name="P1"><text:span text:style-name="T3">299</text:span></text:p>
      <text:p text:style-name="P1"><text:span text:style-name="T3">慎太郎くんへ。私は毎日寝て起きて授業受けてバイト行っての繰り返しだよ?ここ最近オンライン授業のおかげで授業0分前に起きてパソコン開いて授業受けれるようになったよ?でもね起きてすぐパソコン見ると気持ち悪くなる時もあるんだよ🥰朝顔楽しみすぎて毎日朝顔描いてます🌻エヘヘ( ́∀`)</text:span></text:p>
      <text:p text:style-name="P1"><text:span text:style-name="T3">right= 1 wrong= -1</text:span></text:p>
      <text:p text:style-name="P1"><text:span text:style-name="T3">[0.60727645 0.39272355]</text:span></text:p>
      <text:p text:style-name="P1"><text:span text:style-name="T3">[('?', -0.4181808644336034), ('すぎ', -0.19886329439066824), ('ん', -0.1963363114172856), ('よ', -0.1789827514465858), ('起き', -0.17225121595708048), ('悪く', -0.10923996884621731), ('すぐ', -0.08788855549655593), ('だ', -0.07388370976422626), ('寝', -0.06019802612757791), ('開い', -0.035962529771571675), ('は', -0.03431830260679077), ('見る', -0.03173854581821491), ('ね', -0.02831659337274275), ('0', -0.01993248928780742), ('くん', -0.016909930700637208), ('気持ち', -0.015631561781369048), ('と', -0.011914724325622886), ('。', -0.008033768088316033), ('の', -0.006509666219870984), ('なっ', -0.00499087373617506), ('描い', -0.003944333899680021), ('太郎', -0.0035316545220573812), ('授業', -0.003048260333876388), ('慎', 0.0), ('受け', 0.0011922770721159027), ('へ', 0.0013136949493514141), ('で', 0.0031586541282746378), ('オンライン', 0.0032898889048482392), ('た', 0.004542107461454551), ('最近', 0.006171037988415501), ('繰り返し', 0.009829981214248225), ('なる', 0.012787533800690896), ('(', 0.013657225320522885), ('バイト', 0.015046018936900123), ('∀`)', 0.016529139244739515), ('パソコン', 0.01737106533548786), ('に', 0.018232896191560766), ('行っ', 0.02075153011582219), ('楽しみ', 0.02675302421715103), ('れる', 0.028148759466062177), ('́', 0.029868269484129167), ('おかげ', 0.030575568885857222), (' ', 0.04355863803275983), </text:span><text:soft-page-break/><text:span text:style-name="T3">('ある', 0.05511405841149987), ('も', 0.06682000510268454), ('でも', 0.09619254780813895), ('ます', 0.1675181046422151), ('て', 0.27993085539779144)]</text:span></text:p>
      <text:p text:style-name="P1"><text:span text:style-name="T3"/></text:p>
      <text:p text:style-name="P1"><text:span text:style-name="T3">301</text:span></text:p>
      <text:p text:style-name="P1"><text:span text:style-name="T3">私の大好きなゼミの先生は、いっつもオンライン授業の課題を提出したあとの画面に「お疲れ様でした」って入れてくれてるからもっと好きになってしまう</text:span></text:p>
      <text:p text:style-name="P1"><text:span text:style-name="T3">right= 1 wrong= -1</text:span></text:p>
      <text:p text:style-name="P1"><text:span text:style-name="T3">[0.5045516 0.4954484]</text:span></text:p>
      <text:p text:style-name="P1"><text:span text:style-name="T3">[('し', -0.2598886161378019), ('もっと', -0.23261941274067302), ('てる', -0.23125716576680758), ('って', -0.1760526245342324), ('画面', -0.13813878296473378), ('は', -0.07013901775688647), ('でし', -0.06619192675139339), ('入れ', -0.056678595376157874), ('を', -0.050714303903004146), ('の', -0.026608635037595856), ('先生', -0.01573814065865316), ('な', -0.014530212446489213), ('なっ', -0.010200241708186735), ('「', -0.0021529141487128707), ('ゼミ', -0.0020280979856192945), ('授業', -0.0015574924271098882), ('提出', 0.0), ('オンライン', 0.00672380504826234), ('しまう', 0.010607791622913278), ('た', 0.018566125460389646), ('課題', 0.02946801305647951), ('」', 0.030699789844109707), ('に', 0.037264005868585616), ('くれ', 0.06150156759559953), ('、', 0.09052382645967723), ('て', 0.12713705221773475), ('大好き', 0.2872770803247296), ('好き', 0.32014336095385065)]</text:span></text:p>
      <text:p text:style-name="P1"><text:span text:style-name="T3"/></text:p>
      <text:p text:style-name="P1"><text:span text:style-name="T3">303</text:span></text:p>
      <text:p text:style-name="P1"><text:span text:style-name="T3">弘前市教育委員会。オンライン授業始めてください。弘前市長は何やってんの?</text:span></text:p>
      <text:p text:style-name="P1"><text:span text:style-name="T3">right= 1 wrong= -1</text:span></text:p>
      <text:p text:style-name="P1"><text:span text:style-name="T3">[0.70076827 0.29923173]</text:span></text:p>
      <text:p text:style-name="P1"><text:span text:style-name="T3">[('?', -0.5383666060745536), ('ん', -0.5055272616076545), ('ください', -0.2064057415495351), ('は', -0.08836285766294764), ('教育', -0.044813407072183654), ('。', -0.04137073527316768), ('委員', -0.013192236279154258), ('の', -0.008380553027496433), ('授業', -0.001962167222313539), ('市長', 0.005615662173933266), ('オンライン', 0.0084708147823282), ('やっ', 0.049401475651283416), ('始め', 0.057387406854010996), ('て', 0.16017038173733805)]</text:span></text:p>
      <text:p text:style-name="P1"><text:span text:style-name="T3"/></text:p>
      <text:p text:style-name="P1"><text:span text:style-name="T3">305</text:span></text:p>
      <text:p text:style-name="P1"><text:span text:style-name="T3">オンライン授業に体が慣れすぎて登校がキツい..</text:span></text:p>
      <text:p text:style-name="P1"><text:span text:style-name="T3">right= 1 wrong= -1</text:span></text:p>
      <text:p text:style-name="P1"><text:span text:style-name="T3">[0.7126807 0.2873193]</text:span></text:p>
      <text:p text:style-name="P1"><text:span text:style-name="T3">[('..', -0.6793963377800608), ('すぎ', -0.5765085174877451), ('が', -0.3493369209163478), ('キツ', -0.05513586612380534), ('慣れ', -0.01711097814219521), ('授業', -0.0022092413426324084), ('オンライン', 0.00953745124782787), ('に', 0.02642875847227719), ('登校', 0.0390188610873601), ('て', 0.09016943744023027), ('い', 0.289727136499875)]</text:span></text:p>
      <text:p text:style-name="P1"><text:span text:style-name="T3"/></text:p>
      <text:p text:style-name="P1"><text:span text:style-name="T3">306</text:span></text:p>
      <text:p text:style-name="P1"><text:span text:style-name="T3">オンライン授業あるある。色んな先生がpdfで配布した資料、課題にパスワード掛けてあって、結構な量覚えることになりがち。</text:span></text:p>
      <text:p text:style-name="P1"><text:span text:style-name="T3">right= -1 wrong= 1</text:span></text:p>
      <text:p text:style-name="P1"><text:span text:style-name="T3">[0.31860329 0.68139671]</text:span></text:p>
      <text:p text:style-name="P1"><text:span text:style-name="T3">[('し', -0.23063093142688226), ('が', -0.10927669978834334), ('覚える', -0.05656485826207699), ('掛け', -0.044193101042392754), ('。', -0.02914160471671263), ('先生', -0.013966375645741528), ('な', -0.012894433315953352), ('配布', -0.009588850425203141), ('パスワード', -0.008423150429442151), ('授業', -0.0013821533797548316), ('量', 0.001287925950077736), ('で', 0.005728834155473259), ('オンライン', 0.005966853970207271), ('色んな', 0.006753805185817621), ('た', 0.008237996091463263), ('がち', 0.00870093079887479), ('課題', 0.026150569422832275), ('なり', 0.03165215890189935), ('に', 0.033068906633493135), ('pdf', 0.03386506810503556), ('資料', 0.08553361584299699), ('て', 0.11282424450748907), ('結構', 0.11647563741760084), ('あっ', 0.12305084743179168), ('、', 0.16066570920252074), ('ある', 0.1999201479188328)]</text:span></text:p>
      <text:p text:style-name="P1"><text:span text:style-name="T3"/></text:p>
      <text:p text:style-name="P1"><text:soft-page-break/><text:span text:style-name="T3">312</text:span></text:p>
      <text:p text:style-name="P1"><text:span text:style-name="T3">その先生にまた授業受けたくて検索してみたら今は殆ど開講していらっしゃらない..( ́・ω・`)コロナ影響業界の人だったから復帰できたのかなぁ..それは喜ばしいことなんだけど、オンライン授業お願いできないのはちょっと残念す..</text:span></text:p>
      <text:p text:style-name="P1"><text:span text:style-name="T3">right= 1 wrong= -1</text:span></text:p>
      <text:p text:style-name="P1"><text:span text:style-name="T3">[0.92657365 0.07342635]</text:span></text:p>
      <text:p text:style-name="P1"><text:span text:style-name="T3">[('ない', -0.6661995779473138), ('..', -0.6436646333932673), ('残念', -0.526743067021153), ('し', -0.3492536232791019), ('ん', -0.2696237694119884), ('・', -0.20686567021787455), ('か', -0.16570189570679925), ('は', -0.14138541223276063), ('たら', -0.11195869643206653), ('す', -0.09284466761335299), ('殆ど', -0.07963755239863879), ('でき', -0.06667748455353728), ('だ', -0.05073132978044268), ('業界', -0.04704255445115798), ('お願い', -0.046424541229792386), ('だっ', -0.04377935036306795), ('検索', -0.03299356260078779), ('その', -0.014086943354616325), ('の', -0.013409343878971684), ('先生', -0.010574919999182036), ('な', -0.009763277475110079), ('コロナ', -0.004489557706820599), ('授業', -0.002093050020742212), ('いらっしゃら', -0.0004048156438777123), ('復帰', 0.00045971742763241576), ('受け', 0.000818662212931532), ('喜ばしい', 0.002242139204853122), ('オンライン', 0.004517922543561475), ('み', 0.00821835494403329), ('ちょっと', 0.009333963146215362), ('た', 0.012475126236112773), ('に', 0.012519391250092753), ('..(', 0.01371659751363047), ('`)', 0.016421474476407204), ('なぁ', 0.019683360194046973), ('けど', 0.03125106073322544), ('́', 0.041017351023815575), ('ω', 0.055827341459330604), ('たく', 0.057555314860146166), (' ', 0.05981799338118316), ('、', 0.06082562378832157), ('影響', 0.06902090420223164), ('て', 0.12814069196241035), ('また', 0.14089878584858298)]</text:span></text:p>
      <text:p text:style-name="P1"><text:span text:style-name="T3"/></text:p>
      <text:p text:style-name="P1"><text:span text:style-name="T3">313</text:span></text:p>
      <text:p text:style-name="P1"><text:span text:style-name="T3">今日からまたオンライン授業。。</text:span></text:p>
      <text:p text:style-name="P1"><text:span text:style-name="T3">right= -1 wrong= 1</text:span></text:p>
      <text:p text:style-name="P1"><text:span text:style-name="T3">[0.3552669 0.6447331]</text:span></text:p>
      <text:p text:style-name="P1"><text:span text:style-name="T3">[('今日', -0.09082540148107424), ('。', -0.0668269699283207), ('授業', -0.0031695276647628065), ('オンライン', 0.013683075270218118), ('また', 0.42672902725966605)]</text:span></text:p>
      <text:p text:style-name="P1"><text:span text:style-name="T3"/></text:p>
      <text:p text:style-name="P1"><text:span text:style-name="T3">316</text:span></text:p>
      <text:p text:style-name="P1"><text:span text:style-name="T3">オンライン授業今期はちゃんと受けてるので誰か褒めて欲しい</text:span></text:p>
      <text:p text:style-name="P1"><text:span text:style-name="T3">right= 1 wrong= -1</text:span></text:p>
      <text:p text:style-name="P1"><text:span text:style-name="T3">[0.58654582 0.41345418]</text:span></text:p>
      <text:p text:style-name="P1"><text:span text:style-name="T3">[('か', -0.3410999178149691), ('てる', -0.31986962751300213), ('ちゃんと', -0.11257685810999644), ('は', -0.0970146867001138), ('欲しい', -0.09332468625122885), ('褒め', -0.07052429129451632), ('授業', -0.0021542879368171676), ('今期', 0.0), ('受け', 0.001685228840370521), ('オンライン', 0.00930021350528207), ('て', 0.08792653278687051), ('ので', 0.2715714258179841)]</text:span></text:p>
      <text:p text:style-name="P1"><text:span text:style-name="T3"/></text:p>
      <text:p text:style-name="P1"><text:span text:style-name="T3">317</text:span></text:p>
      <text:p text:style-name="P1"><text:span text:style-name="T3">オンライン授業になったら今の体の不調なくなると思うんだけどなぁ〜。学校行きたくないなぁ〜学校が来い</text:span></text:p>
      <text:p text:style-name="P1"><text:span text:style-name="T3">right= 1 wrong= -1</text:span></text:p>
      <text:p text:style-name="P1"><text:span text:style-name="T3">[0.71307277 0.28692723]</text:span></text:p>
      <text:p text:style-name="P1"><text:span text:style-name="T3">[('ない', -0.4645173727089398), ('ん', -0.3759982117462189), ('〜', -0.2267306128222414), ('たら', -0.1561296681657587), ('が', -0.1153847851724521), ('だ', -0.07074631928243494), ('なく', -0.05933507611011288), ('行き', -0.040110208344459615), ('と', -0.022817557320621868), ('不調', -0.022585775212722453), ('。', -0.015385245923107044), ('の', -0.012466480805652784), ('なっ', -0.009557883543327986), ('来い', -0.0030163239865226765), ('授業', -0.0014594096555558835), ('オンライン', 0.006300374781094919), ('に', 0.01745865630634876), ('なる', 0.024489050481778577), ('思う', 0.0370942279753315), ('けど', 0.043580515829487486), ('なぁ', 0.054898039963306736), ('たく', 0.08026256554123865), ('学校', 0.10542577412924288)]</text:span></text:p>
      <text:p text:style-name="P1"><text:span text:style-name="T3"/></text:p>
      <text:p text:style-name="P1"><text:soft-page-break/><text:span text:style-name="T3">318</text:span></text:p>
      <text:p text:style-name="P1"><text:span text:style-name="T3">明日からまたクソみてえな遠隔授業</text:span></text:p>
      <text:p text:style-name="P1"><text:span text:style-name="T3">right= -1 wrong= 1</text:span></text:p>
      <text:p text:style-name="P1"><text:span text:style-name="T3">[0.43080782 0.56919218]</text:span></text:p>
      <text:p text:style-name="P1"><text:span text:style-name="T3">[('クソ', -0.5250544733495266), ('授業', -0.0025472451189586694), ('遠隔', 0.004381188700200347), ('明日', 0.01848315093816263), ('み', 0.020003501406655563), ('て', 0.10396494713664803), ('また', 0.3429480814727359)]</text:span></text:p>
      <text:p text:style-name="P1"><text:span text:style-name="T3"/></text:p>
      <text:p text:style-name="P1"><text:span text:style-name="T3">323</text:span></text:p>
      <text:p text:style-name="P1"><text:span text:style-name="T3">snsギガフリーは嬉しいですよね😊🙌。外でオンライン授業みたらやばそうですね😂💦。youtube0、0時間みせるくらいでもなくなるので..。。学校卒業してからとかだど特に問題なさそうな感じします</text:span></text:p>
      <text:p text:style-name="P1"><text:span text:style-name="T3">right= -1 wrong= 1</text:span></text:p>
      <text:p text:style-name="P1"><text:span text:style-name="T3">[0.2456954 0.7543046]</text:span></text:p>
      <text:p text:style-name="P1"><text:span text:style-name="T3">[('し', -0.4491870273821701), ('たら', -0.1439939078304529), ('よ', -0.10537407094953193), ('ね', -0.10002644483869985), ('0', -0.07041016601114286), ('とか', -0.06774659052886983), ('だ', -0.06524729795290043), ('は', -0.06061353774921745), ('くらい', -0.029994517608379574), ('。', -0.028378740689421256), ('な', -0.02511377001834191), ('なくなる', -0.024559030161640204), ('ど', -0.003960032645331637), ('授業', -0.001345971601027682), ('ギガ', -0.0008207798189551436), ('オンライン', 0.005810654670469965), ('みせる', 0.010286817610516922), ('み', 0.010569907314409712), ('で', 0.01115773139683263), ('youtube', 0.011769068851721276), ('さ', 0.02727664208761399), ('やば', 0.03515284745616588), ('フリー', 0.04739176822187757), ('学校', 0.04861558146272186), ('て', 0.054935375204675375), ('卒業', 0.06378115201971779), ('、', 0.07822991464374374), ('も', 0.11801856717974842), ('問題', 0.13827291432898411), ('ので', 0.16967435993799768), ('特に', 0.20091049880742984), ('ます', 0.2958731693623756), ('嬉しい', 0.3047073852134463), ('です', 0.34966438285748086)]</text:span></text:p>
      <text:p text:style-name="P1"><text:span text:style-name="T3"/></text:p>
      <text:p text:style-name="P1"><text:span text:style-name="T3">326</text:span></text:p>
      <text:p text:style-name="P1"><text:span text:style-name="T3">実はオンライン授業の微積で積分できず泣き叫びながらにwolframalphに全部投げ込んでる</text:span></text:p>
      <text:p text:style-name="P1"><text:span text:style-name="T3">right= -1 wrong= 1</text:span></text:p>
      <text:p text:style-name="P1"><text:span text:style-name="T3">[0.4535539 0.5464461]</text:span></text:p>
      <text:p text:style-name="P1"><text:span text:style-name="T3">[('ず', -0.25868823727472373), ('でき', -0.058772466917849236), ('実は', -0.05265369646721076), ('の', -0.007879723565797678), ('授業', -0.0018449063267031922), ('泣き叫び', 0.0), ('でる', 0.0009887124510806731), ('で', 0.007646880970577033), ('オンライン', 0.0079645911961682), ('積', 0.01393292548831215), ('微', 0.027235347470799837), ('に', 0.044140567869616974), ('ながら', 0.14787470910898745)]</text:span></text:p>
      <text:p text:style-name="P1"><text:span text:style-name="T3"/></text:p>
      <text:p text:style-name="P1"><text:span text:style-name="T3">329</text:span></text:p>
      <text:p text:style-name="P1"><text:span text:style-name="T3">素早く綺麗にノート取るの苦手だから法律科目遠隔授業で助かってる。onenote使えばレジュメ貼れるし文字は打てば早いし参考にしたサイトのリンク貼れるし</text:span></text:p>
      <text:p text:style-name="P1"><text:span text:style-name="T3">right= 1 wrong= -1</text:span></text:p>
      <text:p text:style-name="P1"><text:span text:style-name="T3">[0.74685706 0.25314294]</text:span></text:p>
      <text:p text:style-name="P1"><text:span text:style-name="T3">[('し', -0.9792068316094219), ('使え', -0.2191544514524451), ('てる', -0.21783235443585153), ('ば', -0.16769799935150562), ('サイト', -0.10745394647091835), ('文字', -0.09345238603254633), ('だ', -0.07111803770456752), ('は', -0.06606734682205256), ('リンク', -0.05439885063374943), ('参考', -0.015488228678198726), ('。', -0.015466083758865363), ('の', -0.01253198273736634), ('授業', -0.0014670777499516156), ('遠隔', 0.0025233317408538173), ('で', 0.006080833897138463), ('た', 0.008744167577203277), ('苦手', 0.03447276072224789), ('に', 0.03510077669225882), ('取る', 0.037828233402730754), ('素早く', 0.04055608127028328), ('ノート', 0.05485147213715073), ('早い', 0.058130276525404354), ('助かっ', 0.07625637764233775), ('綺麗', 0.26849491228173117)]</text:span></text:p>
      <text:p text:style-name="P1"><text:span text:style-name="T3"/></text:p>
      <text:p text:style-name="P1"><text:span text:style-name="T3">331</text:span></text:p>
      <text:p text:style-name="P1"><text:span text:style-name="T3">これだとオンライン授業に集中できなさそうですw </text:span></text:p>
      <text:p text:style-name="P1"><text:soft-page-break/><text:span text:style-name="T3">right= -1 wrong= 1</text:span></text:p>
      <text:p text:style-name="P1"><text:span text:style-name="T3">[0.39313081 0.60686919]</text:span></text:p>
      <text:p text:style-name="P1"><text:span text:style-name="T3">[('だ', -0.13510334456473067), ('でき', -0.08878489100653185), ('と', -0.04357439849989278), ('w', -0.02692368796785341), ('な', -0.026000726701025195), ('集中', -0.022897895820428796), ('授業', -0.002787016025081259), ('オンライン', 0.012031745447265192), ('に', 0.03334057350994193), ('さ', 0.056479972200410955), ('です', 0.3620136701546593)]</text:span></text:p>
      <text:p text:style-name="P1"><text:span text:style-name="T3"/></text:p>
      <text:p text:style-name="P1"><text:span text:style-name="T3">332</text:span></text:p>
      <text:p text:style-name="P1"><text:span text:style-name="T3">おはよー。オンライン授業だと生活リズム狂う</text:span></text:p>
      <text:p text:style-name="P1"><text:span text:style-name="T3">right= -1 wrong= 1</text:span></text:p>
      <text:p text:style-name="P1"><text:span text:style-name="T3">[0.37090924 0.62909076]</text:span></text:p>
      <text:p text:style-name="P1"><text:span text:style-name="T3">[('だ', -0.1205884910229045), ('は', -0.11202448656209943), ('と', -0.038892974702156365), ('。', -0.026224453917907304), ('授業', -0.0024875924278852986), ('よー', 0.003836462934216557), ('オンライン', 0.010739112584753673), ('お', 0.15372759572744868), ('生活', 0.1631021626814698), ('リズム', 0.18075393888166738)]</text:span></text:p>
      <text:p text:style-name="P1"><text:span text:style-name="T3"/></text:p>
      <text:p text:style-name="P1"><text:span text:style-name="T3">333</text:span></text:p>
      <text:p text:style-name="P1"><text:span text:style-name="T3">どうせ来年0月で卒業でオンライン授業だから自己紹介何言ってもいいやってなって滅茶苦茶なこと言いまくった</text:span></text:p>
      <text:p text:style-name="P1"><text:span text:style-name="T3">right= -1 wrong= 1</text:span></text:p>
      <text:p text:style-name="P1"><text:span text:style-name="T3">[0.33120738 0.66879262]</text:span></text:p>
      <text:p text:style-name="P1"><text:span text:style-name="T3">[('自己', -0.16974394185382427), ('どうせ', -0.08382605388361564), ('だ', -0.08057500629344268), ('言っ', -0.07461812263350942), ('0', -0.04347536026369645), ('滅茶苦茶', -0.0365563105553127), ('言いまくっ', -0.018460112757076017), ('な', -0.01550671246754686), ('なっ', -0.01088574691188003), ('授業', -0.0016621633941360724), ('オンライン', 0.007175677021600356), ('た', 0.009906929104131079), ('で', 0.013778873696337759), ('紹介', 0.021247583165152014), ('来年', 0.02698735120753054), ('やっ', 0.041848280569609236), ('卒業', 0.07876443755726951), ('も', 0.14574315092888224), ('て', 0.20352190857211983), ('いい', 0.37268779086148446)]</text:span></text:p>
      <text:p text:style-name="P1"><text:span text:style-name="T3"/></text:p>
      <text:p text:style-name="P1"><text:span text:style-name="T3">335</text:span></text:p>
      <text:p text:style-name="P1"><text:span text:style-name="T3">オンライン授業受けてバイト行って対面授業受けてバイト行って対面の移動時間中にまたオンライン授業が始まってオンデマンド受ける時間がなくなってかつ大量の課題が出てバイト行って土日は一日中練習で帰って残った課題と授業よ格闘しての繰り返し</text:span></text:p>
      <text:p text:style-name="P1"><text:span text:style-name="T3">right= -1 wrong= 1</text:span></text:p>
      <text:p text:style-name="P1"><text:span text:style-name="T3">[0.38145906 0.61854094]</text:span></text:p>
      <text:p text:style-name="P1"><text:span text:style-name="T3">[('が', -0.15985725528923808), ('し', -0.11246077695157064), ('よ', -0.05276398990682285), ('なくなっ', -0.05015516563663792), ('出', -0.032871959436781124), ('は', -0.030351034796295317), ('大量', -0.01972933101614268), ('と', -0.010537357186298885), ('受ける', -0.00898834533146532), ('の', -0.008635702713009926), ('授業', -0.002695875041422997), ('受け', 0.0010544473401622827), ('で', 0.0027935070814882118), ('土日', 0.003376051792092934), ('た', 0.0040170303056842015), ('格闘', 0.005579688929393877), ('オンライン', 0.005819141684894204), ('残っ', 0.006813721448358277), ('に', 0.008062567561803), ('繰り返し', 0.008693614754173209), ('対面', 0.010349791711548297), ('移動', 0.01130051691027191), ('帰っ', 0.011588778011594265), ('始まっ', 0.012203767251093317), ('練習', 0.01529884469669452), ('課題', 0.02550319973841039), ('バイト', 0.03992000270513479), ('行っ', 0.055057829039924115), ('かつ', 0.06277947564991271), ('また', 0.0907397139035651), ('て', 0.2750780677549493)]</text:span></text:p>
      <text:p text:style-name="P1"><text:span text:style-name="T3"/></text:p>
      <text:p text:style-name="P1"><text:span text:style-name="T3">337</text:span></text:p>
      <text:p text:style-name="P1"><text:span text:style-name="T3">明日オンライン授業やし昼からやろ </text:span></text:p>
      <text:p text:style-name="P1"><text:span text:style-name="T3">right= 1 wrong= -1</text:span></text:p>
      <text:p text:style-name="P1"><text:span text:style-name="T3">[0.53222539 0.46777461]</text:span></text:p>
      <text:p text:style-name="P1"><text:span text:style-name="T3">[('し', -0.4001515432792337), ('やろ', -0.06496171839216683), ('や', -0.0031774448749603904), ('昼', -0.002522004384855154), ('授業', -</text:span><text:soft-page-break/><text:span text:style-name="T3">0.002398077328724862), ('オンライン', 0.01035266956573527), ('明日', 0.017400769520888284)]</text:span></text:p>
      <text:p text:style-name="P1"><text:span text:style-name="T3"/></text:p>
      <text:p text:style-name="P1"><text:span text:style-name="T3">338</text:span></text:p>
      <text:p text:style-name="P1"><text:span text:style-name="T3">なんでこんな時うちはオンライン授業じゃないんだ</text:span></text:p>
      <text:p text:style-name="P1"><text:span text:style-name="T3">right= 1 wrong= -1</text:span></text:p>
      <text:p text:style-name="P1"><text:span text:style-name="T3">[0.94782773 0.05217227]</text:span></text:p>
      <text:p text:style-name="P1"><text:span text:style-name="T3">[('ない', -0.9400819967688693), ('ん', -0.760938493254995), ('こんな', -0.6337312905028004), ('じゃ', -0.3895181087022109), ('なんで', -0.22534348326768416), ('だ', -0.14317514263724207), ('は', -0.133007069798609), ('授業', -0.0029535273031831193), ('オンライン', 0.012750586420618389)]</text:span></text:p>
      <text:p text:style-name="P1"><text:span text:style-name="T3"/></text:p>
      <text:p text:style-name="P1"><text:span text:style-name="T3">339</text:span></text:p>
      <text:p text:style-name="P1"><text:span text:style-name="T3">オンライン授業にしてほしいのと。宿題を廃止してほしい。(自分でやりたい)</text:span></text:p>
      <text:p text:style-name="P1"><text:span text:style-name="T3">right= 1 wrong= -1</text:span></text:p>
      <text:p text:style-name="P1"><text:span text:style-name="T3">[0.61482101 0.38517899]</text:span></text:p>
      <text:p text:style-name="P1"><text:span text:style-name="T3">[('し', -0.6945471659164575), ('ほしい', -0.5227565724894372), ('を', -0.067766485063318), ('。', -0.04388010498207448), ('と', -0.03253886274120701), ('廃止', -0.010355875933197764), ('の', -0.008888881094963155), ('授業', -0.0020811837918516896), ('で', 0.00862621830920978), ('オンライン', 0.00898461773710239), ('に', 0.024896828929395143), ('(', 0.0372975964852631), ('たい', 0.06951303625512739), (')', 0.13791323599515065), ('やり', 0.14169806695720874), ('て', 0.1698856237203926)]</text:span></text:p>
      <text:p text:style-name="P1"><text:span text:style-name="T3"/></text:p>
      <text:p text:style-name="P1"><text:span text:style-name="T3">340</text:span></text:p>
      <text:p text:style-name="P1"><text:span text:style-name="T3">オンライン授業に慣れてしまったがゆえに明日学校行くのが余計にめんどくさくなってる</text:span></text:p>
      <text:p text:style-name="P1"><text:span text:style-name="T3">right= 1 wrong= -1</text:span></text:p>
      <text:p text:style-name="P1"><text:span text:style-name="T3">[0.59847581 0.40152419]</text:span></text:p>
      <text:p text:style-name="P1"><text:span text:style-name="T3">[('が', -0.27423899270676305), ('てる', -0.2575117995834978), ('しまっ', -0.2531378123998839), ('余計', -0.20825643366340024), ('慣れ', -0.013432583643418324), ('なっ', -0.011358275492792648), ('の', -0.0074073785673534525), ('授業', -0.0017343145948055339), ('めんどくさく', 0.0), ('オンライン', 0.007487158861804055), ('た', 0.0103369691545449), ('ゆえに', 0.010569372831575018), ('明日', 0.012584418433650227), ('に', 0.041494589709647), ('学校', 0.06264226704440089), ('て', 0.07078546301856711), ('行く', 0.09568213585782841)]</text:span></text:p>
      <text:p text:style-name="P1"><text:span text:style-name="T3"/></text:p>
      <text:p text:style-name="P1"><text:span text:style-name="T3">341</text:span></text:p>
      <text:p text:style-name="P1"><text:span text:style-name="T3">寝なくていいんですか?って言われましたけど多分0時ぐらいにならないと寝れないんですよね。0時間毎日寝ないと身体に触るんですけどオンライン授業のおかげでその辺フリーなんで</text:span></text:p>
      <text:p text:style-name="P1"><text:span text:style-name="T3">right= 1 wrong= -1</text:span></text:p>
      <text:p text:style-name="P1"><text:span text:style-name="T3">[0.92315536 0.07684464]</text:span></text:p>
      <text:p text:style-name="P1"><text:span text:style-name="T3">[('ない', -1.164724255670157), ('ん', -0.9427725700666708), ('?', -0.33467187455784125), ('寝', -0.2890603750042777), ('か', -0.19313233204069352), ('なら', -0.17990537484469593), ('って', -0.1378775886630949), ('ぐらい', -0.1265353163362916), ('よ', -0.09549375726263014), ('れ', -0.08302381163500881), ('0', -0.0638082143102343), ('なく', -0.04959197539764645), ('ね', -0.04532377347291382), ('と', -0.03814161253214628), ('んで', -0.026673860644455948), ('言わ', -0.0240871183556057), ('その', -0.016418908243610184), ('。', -0.012858915625043318), ('な', -0.01137949894348138), ('の', -0.005209712786597356), ('授業', -0.0012197676733253521), ('辺', 0.002334324360352072), ('で', 0.005055767913346881), ('オンライン', 0.005265823381774658), ('た', 0.007270134756773445), ('多分', 0.012860922681534017), ('身体', 0.014218326333939595), ('に', 0.029183724393094593), ('フリー', 0.042948117786910926), ('おかげ', 0.048939508356327245), ('て', 0.04978440462302442), ('けど', 0.07284877716586698), ('いい', 0.27349448383933256), ('です', 0.47531758143763686)]</text:span></text:p>
      <text:p text:style-name="P1"><text:span text:style-name="T3"/></text:p>
      <text:p text:style-name="P1"><text:span text:style-name="T3">342</text:span></text:p>
      <text:p text:style-name="P1"><text:span text:style-name="T3">0連勤の0日目の朝一にオンライン授業はやだな、、</text:span></text:p>
      <text:p text:style-name="P1"><text:soft-page-break/><text:span text:style-name="T3">right= -1 wrong= 1</text:span></text:p>
      <text:p text:style-name="P1"><text:span text:style-name="T3">[0.36699684 0.63300316]</text:span></text:p>
      <text:p text:style-name="P1"><text:span text:style-name="T3">[('0', -0.13156414739895564), ('だ', -0.12191712662487492), ('な', -0.023463030465754885), ('の', -0.021483485421787903), ('授業', -0.0025150005481366137), ('はや', 0.004164954905988893), ('オンライン', 0.010857435379844975), ('に', 0.030086501081474124), ('朝', 0.19222789013177516), ('、', 0.29235130675784526)]</text:span></text:p>
      <text:p text:style-name="P1"><text:span text:style-name="T3"/></text:p>
      <text:p text:style-name="P1"><text:span text:style-name="T3">345</text:span></text:p>
      <text:p text:style-name="P1"><text:span text:style-name="T3">うちからでも遠隔授業できないか本気で検討したい。。親もkd氏が泊まるのに非常に肯定的だから頼めば連泊できそうだし..</text:span></text:p>
      <text:p text:style-name="P1"><text:span text:style-name="T3">right= 1 wrong= -1</text:span></text:p>
      <text:p text:style-name="P1"><text:span text:style-name="T3">[0.82937349 0.17062651]</text:span></text:p>
      <text:p text:style-name="P1"><text:span text:style-name="T3">[('し', -0.5500468916182395), ('ない', -0.5246058775379776), ('..', -0.506860497993501), ('か', -0.26096740761924214), ('だ', -0.15979568080868659), ('が', -0.13031059770040823), ('でき', -0.10501177561238173), ('ば', -0.09420048992334426), ('検討', -0.08136730397830673), ('。', -0.0347508657924252), ('親', -0.01034527661146824), ('の', -0.007039552756359126), ('氏', -0.006818744407177636), ('授業', -0.0016481942937363846), ('遠隔', 0.0028348470124479235), ('で', 0.006831536863504975), ('泊', 0.006982947892167117), ('本気', 0.008301188247225024), ('に', 0.03943410623724889), ('非常', 0.04845798974296369), ('たい', 0.05505087544144972), ('肯定', 0.05574171743961578), ('も', 0.1445183010043352), ('でも', 0.2080452337162725)]</text:span></text:p>
      <text:p text:style-name="P1"><text:span text:style-name="T3"/></text:p>
      <text:p text:style-name="P1"><text:span text:style-name="T3">351</text:span></text:p>
      <text:p text:style-name="P1"><text:span text:style-name="T3">オンライン授業なかったら0くらいになってた </text:span></text:p>
      <text:p text:style-name="P1"><text:span text:style-name="T3">right= 1 wrong= -1</text:span></text:p>
      <text:p text:style-name="P1"><text:span text:style-name="T3">[0.62337507 0.37662493]</text:span></text:p>
      <text:p text:style-name="P1"><text:span text:style-name="T3">[('なかっ', -0.5071681663729283), ('たら', -0.33524722361145487), ('0', -0.08196462275699537), ('くらい', -0.06983336241984758), ('なっ', -0.020523030370502363), ('授業', -0.0031336967591413956), ('オンライン', 0.01352839071451334), ('た', 0.018677653313858036), ('に', 0.03748785303556849), ('て', 0.1279007722820203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IPAゴシック" svg:font-family="IPAゴシック" style:font-family-generic="system" style:font-pitch="variable"/>
    <style:font-face style:name="IPA明朝" svg:font-family="IPA明朝"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IPA明朝" style:font-size-asian="10.5pt" style:language-asian="ja" style:country-asian="JP"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IPA明朝" style:font-size-asian="10.5pt" style:language-asian="ja" style:country-asian="JP"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IPAゴシック" style:font-family-asian="IPAゴシック"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07T18:45:19.467374403</meta:creation-date>
    <meta:generator>LibreOffice/6.0.7.3$Linux_X86_64 LibreOffice_project/00m0$Build-3</meta:generator>
    <dc:date>2021-01-07T20:53:58.308688884</dc:date>
    <meta:editing-duration>PT2M1S</meta:editing-duration>
    <meta:editing-cycles>2</meta:editing-cycles>
    <meta:document-statistic meta:table-count="0" meta:image-count="0" meta:object-count="0" meta:page-count="38" meta:paragraph-count="690" meta:word-count="24409" meta:character-count="110141" meta:non-whitespace-character-count="103224"/>
  </office:meta>
</office:document-meta>
</file>